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83in"/>
    </style:style>
    <style:style style:name="co2" style:family="table-column">
      <style:table-column-properties fo:break-before="auto" style:column-width="0.4862in"/>
    </style:style>
    <style:style style:name="co3" style:family="table-column">
      <style:table-column-properties fo:break-before="auto" style:column-width="0.4772in"/>
    </style:style>
    <style:style style:name="co4" style:family="table-column">
      <style:table-column-properties fo:break-before="auto" style:column-width="0.5134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7764in"/>
    </style:style>
    <style:style style:name="co7" style:family="table-column">
      <style:table-column-properties fo:break-before="auto" style:column-width="0.5591in"/>
    </style:style>
    <style:style style:name="co8" style:family="table-column">
      <style:table-column-properties fo:break-before="auto" style:column-width="1.1756in"/>
    </style:style>
    <style:style style:name="co9" style:family="table-column">
      <style:table-column-properties fo:break-before="auto" style:column-width="0.966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ffcc00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ff33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9999ff"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9999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99ff"/>
    </style:style>
    <style:style style:name="ce12" style:family="table-cell" style:parent-style-name="Default">
      <style:table-cell-properties fo:background-color="#9999ff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ackground-color="#00cccc"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ackground-color="#00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cccc"/>
    </style:style>
    <style:style style:name="ce16" style:family="table-cell" style:parent-style-name="Default">
      <style:table-cell-properties fo:background-color="#00cccc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ombined" table:style-name="ta1">
        <table:shapes>
          <draw:frame draw:z-index="0" draw:style-name="gr1" draw:text-style-name="P1" svg:width="6.3571in" svg:height="3.4043in" svg:x="0.5217in" svg:y="8.7913in">
            <draw:object draw:notify-on-update-of-ranges="Combined.A2:Combined.A2 Combined.A3:Combined.A46 Combined.F2:Combined.F2 Combined.F3:Combined.F46 Combined.L2:Combined.L2 Combined.L3:Combined.L46 Combined.R2:Combined.R2 Combined.R3:Combined.R4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2961in" svg:height="4.3197in" svg:x="9.8146in" svg:y="5.2354in">
            <draw:object draw:notify-on-update-of-ranges="Combined.A2:Combined.A2 Combined.A3:Combined.A46 Combined.E2:Combined.E2 Combined.E3:Combined.E46 Combined.K2:Combined.K2 Combined.K3:Combined.K46 Combined.Q2:Combined.Q2 Combined.Q3:Combined.Q4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7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4" table:default-cell-style-name="ce11"/>
        <table:table-column table:style-name="co8" table:default-cell-style-name="ce11"/>
        <table:table-column table:style-name="co6" table:default-cell-style-name="ce11"/>
        <table:table-column table:style-name="co2" table:default-cell-style-name="ce15"/>
        <table:table-column table:style-name="co3" table:number-columns-repeated="2" table:default-cell-style-name="ce15"/>
        <table:table-column table:style-name="co4" table:default-cell-style-name="ce15"/>
        <table:table-column table:style-name="co9" table:default-cell-style-name="ce15"/>
        <table:table-column table:style-name="co6" table:default-cell-style-name="ce15"/>
        <table:table-row table:style-name="ro1">
          <table:table-cell table:style-name="ce1"/>
          <table:table-cell table:style-name="ce5" office:value-type="string" calcext:value-type="string" table:number-columns-spanned="6" table:number-rows-spanned="1">
            <text:p>Coke</text:p>
          </table:table-cell>
          <table:covered-table-cell table:number-columns-repeated="5" table:style-name="ce8"/>
          <table:table-cell table:style-name="ce9" office:value-type="string" calcext:value-type="string" table:number-columns-spanned="6" table:number-rows-spanned="1">
            <text:p>Boeing</text:p>
          </table:table-cell>
          <table:covered-table-cell table:number-columns-repeated="5" table:style-name="ce12"/>
          <table:table-cell table:style-name="ce13" office:value-type="string" calcext:value-type="string" table:number-columns-spanned="6" table:number-rows-spanned="1">
            <text:p>Intel</text:p>
          </table:table-cell>
          <table:covered-table-cell table:number-columns-repeated="5" table:style-name="ce16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6" office:value-type="string" calcext:value-type="string">
            <text:p>Open</text:p>
          </table:table-cell>
          <table:table-cell table:style-name="ce6" office:value-type="string" calcext:value-type="string">
            <text:p>High</text:p>
          </table:table-cell>
          <table:table-cell table:style-name="ce6" office:value-type="string" calcext:value-type="string">
            <text:p>Low</text:p>
          </table:table-cell>
          <table:table-cell table:style-name="ce6" office:value-type="string" calcext:value-type="string">
            <text:p>Coke</text:p>
          </table:table-cell>
          <table:table-cell table:style-name="ce6" office:value-type="string" calcext:value-type="string">
            <text:p>Coke Volume</text:p>
          </table:table-cell>
          <table:table-cell table:style-name="ce6" office:value-type="string" calcext:value-type="string">
            <text:p>Adj Close</text:p>
          </table:table-cell>
          <table:table-cell table:style-name="ce10" office:value-type="string" calcext:value-type="string">
            <text:p>Open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Boeing</text:p>
          </table:table-cell>
          <table:table-cell table:style-name="ce10" office:value-type="string" calcext:value-type="string">
            <text:p>Boeing Volume</text:p>
          </table:table-cell>
          <table:table-cell table:style-name="ce10" office:value-type="string" calcext:value-type="string">
            <text:p>Adj Close</text:p>
          </table:table-cell>
          <table:table-cell table:style-name="ce14" office:value-type="string" calcext:value-type="string">
            <text:p>Open</text:p>
          </table:table-cell>
          <table:table-cell table:style-name="ce14" office:value-type="string" calcext:value-type="string">
            <text:p>High</text:p>
          </table:table-cell>
          <table:table-cell table:style-name="ce14" office:value-type="string" calcext:value-type="string">
            <text:p>Low</text:p>
          </table:table-cell>
          <table:table-cell table:style-name="ce14" office:value-type="string" calcext:value-type="string">
            <text:p>Intel</text:p>
          </table:table-cell>
          <table:table-cell table:style-name="ce14" office:value-type="string" calcext:value-type="string">
            <text:p>Intel Volume</text:p>
          </table:table-cell>
          <table:table-cell table:style-name="ce14" office:value-type="string" calcext:value-type="string">
            <text:p>Adj Close</text:p>
          </table:table-cell>
        </table:table-row>
        <table:table-row table:style-name="ro1">
          <table:table-cell office:value-type="string" calcext:value-type="string">
            <text:p>2014-01-13</text:p>
          </table:table-cell>
          <table:table-cell table:number-columns-repeated="6"/>
          <table:table-cell office:value-type="float" office:value="141.55" calcext:value-type="float">
            <text:p>141.55</text:p>
          </table:table-cell>
          <table:table-cell office:value-type="float" office:value="142.14" calcext:value-type="float">
            <text:p>142.14</text:p>
          </table:table-cell>
          <table:table-cell office:value-type="float" office:value="140.38" calcext:value-type="float">
            <text:p>140.38</text:p>
          </table:table-cell>
          <table:table-cell office:value-type="float" office:value="140.7" calcext:value-type="float">
            <text:p>140.7</text:p>
          </table:table-cell>
          <table:table-cell office:value-type="float" office:value="4462400" calcext:value-type="float">
            <text:p>4462400</text:p>
          </table:table-cell>
          <table:table-cell office:value-type="float" office:value="139.91" calcext:value-type="float">
            <text:p>139.91</text:p>
          </table:table-cell>
          <table:table-cell office:value-type="float" office:value="25.63" calcext:value-type="float">
            <text:p>25.63</text:p>
          </table:table-cell>
          <table:table-cell office:value-type="float" office:value="25.99" calcext:value-type="float">
            <text:p>25.9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5" calcext:value-type="float">
            <text:p>25.5</text:p>
          </table:table-cell>
          <table:table-cell office:value-type="float" office:value="40274500" calcext:value-type="float">
            <text:p>40274500</text:p>
          </table:table-cell>
          <table:table-cell office:value-type="float" office:value="25.26" calcext:value-type="float">
            <text:p>25.26</text:p>
          </table:table-cell>
        </table:table-row>
        <table:table-row table:style-name="ro1">
          <table:table-cell office:value-type="string" calcext:value-type="string">
            <text:p>2014-01-14</text:p>
          </table:table-cell>
          <table:table-cell office:value-type="float" office:value="39.64" calcext:value-type="float">
            <text:p>39.64</text:p>
          </table:table-cell>
          <table:table-cell office:value-type="float" office:value="39.92" calcext:value-type="float">
            <text:p>39.92</text:p>
          </table:table-cell>
          <table:table-cell office:value-type="float" office:value="39.58" calcext:value-type="float">
            <text:p>39.58</text:p>
          </table:table-cell>
          <table:table-cell office:value-type="float" office:value="39.69" calcext:value-type="float">
            <text:p>39.69</text:p>
          </table:table-cell>
          <table:table-cell office:value-type="float" office:value="12801100" calcext:value-type="float">
            <text:p>12801100</text:p>
          </table:table-cell>
          <table:table-cell office:value-type="float" office:value="39.38" calcext:value-type="float">
            <text:p>39.38</text:p>
          </table:table-cell>
          <table:table-cell office:value-type="float" office:value="140.85" calcext:value-type="float">
            <text:p>140.85</text:p>
          </table:table-cell>
          <table:table-cell office:value-type="float" office:value="141.7" calcext:value-type="float">
            <text:p>141.7</text:p>
          </table:table-cell>
          <table:table-cell office:value-type="float" office:value="137.8" calcext:value-type="float">
            <text:p>137.8</text:p>
          </table:table-cell>
          <table:table-cell office:value-type="float" office:value="140.01" calcext:value-type="float">
            <text:p>140.01</text:p>
          </table:table-cell>
          <table:table-cell office:value-type="float" office:value="8441600" calcext:value-type="float">
            <text:p>8441600</text:p>
          </table:table-cell>
          <table:table-cell office:value-type="float" office:value="139.22" calcext:value-type="float">
            <text:p>139.22</text:p>
          </table:table-cell>
          <table:table-cell office:value-type="float" office:value="26.01" calcext:value-type="float">
            <text:p>26.01</text:p>
          </table:table-cell>
          <table:table-cell office:value-type="float" office:value="26.55" calcext:value-type="float">
            <text:p>26.55</text:p>
          </table:table-cell>
          <table:table-cell office:value-type="float" office:value="25.9" calcext:value-type="float">
            <text:p>25.9</text:p>
          </table:table-cell>
          <table:table-cell office:value-type="float" office:value="26.51" calcext:value-type="float">
            <text:p>26.51</text:p>
          </table:table-cell>
          <table:table-cell office:value-type="float" office:value="74142900" calcext:value-type="float">
            <text:p>74142900</text:p>
          </table:table-cell>
          <table:table-cell office:value-type="float" office:value="26.26" calcext:value-type="float">
            <text:p>26.26</text:p>
          </table:table-cell>
        </table:table-row>
        <table:table-row table:style-name="ro1">
          <table:table-cell office:value-type="string" calcext:value-type="string">
            <text:p>2014-01-15</text:p>
          </table:table-cell>
          <table:table-cell office:value-type="float" office:value="39.83" calcext:value-type="float">
            <text:p>39.83</text:p>
          </table:table-cell>
          <table:table-cell office:value-type="float" office:value="39.94" calcext:value-type="float">
            <text:p>39.94</text:p>
          </table:table-cell>
          <table:table-cell office:value-type="float" office:value="39.58" calcext:value-type="float">
            <text:p>39.58</text:p>
          </table:table-cell>
          <table:table-cell office:value-type="float" office:value="39.76" calcext:value-type="float">
            <text:p>39.76</text:p>
          </table:table-cell>
          <table:table-cell office:value-type="float" office:value="12844900" calcext:value-type="float">
            <text:p>12844900</text:p>
          </table:table-cell>
          <table:table-cell office:value-type="float" office:value="39.45" calcext:value-type="float">
            <text:p>39.45</text:p>
          </table:table-cell>
          <table:table-cell office:value-type="float" office:value="140.3" calcext:value-type="float">
            <text:p>140.3</text:p>
          </table:table-cell>
          <table:table-cell office:value-type="float" office:value="141.08" calcext:value-type="float">
            <text:p>141.08</text:p>
          </table:table-cell>
          <table:table-cell office:value-type="float" office:value="140.14" calcext:value-type="float">
            <text:p>140.14</text:p>
          </table:table-cell>
          <table:table-cell office:value-type="float" office:value="140.62" calcext:value-type="float">
            <text:p>140.62</text:p>
          </table:table-cell>
          <table:table-cell office:value-type="float" office:value="3030800" calcext:value-type="float">
            <text:p>3030800</text:p>
          </table:table-cell>
          <table:table-cell office:value-type="float" office:value="139.83" calcext:value-type="float">
            <text:p>139.83</text:p>
          </table:table-cell>
          <table:table-cell office:value-type="float" office:value="26.72" calcext:value-type="float">
            <text:p>26.72</text:p>
          </table:table-cell>
          <table:table-cell office:value-type="float" office:value="27.12" calcext:value-type="float">
            <text:p>27.12</text:p>
          </table:table-cell>
          <table:table-cell office:value-type="float" office:value="26.61" calcext:value-type="float">
            <text:p>26.61</text:p>
          </table:table-cell>
          <table:table-cell office:value-type="float" office:value="26.67" calcext:value-type="float">
            <text:p>26.67</text:p>
          </table:table-cell>
          <table:table-cell office:value-type="float" office:value="58277700" calcext:value-type="float">
            <text:p>58277700</text:p>
          </table:table-cell>
          <table:table-cell office:value-type="float" office:value="26.42" calcext:value-type="float">
            <text:p>26.42</text:p>
          </table:table-cell>
        </table:table-row>
        <table:table-row table:style-name="ro1">
          <table:table-cell office:value-type="string" calcext:value-type="string">
            <text:p>2014-01-16</text:p>
          </table:table-cell>
          <table:table-cell office:value-type="float" office:value="39.78" calcext:value-type="float">
            <text:p>39.78</text:p>
          </table:table-cell>
          <table:table-cell office:value-type="float" office:value="39.82" calcext:value-type="float">
            <text:p>39.82</text:p>
          </table:table-cell>
          <table:table-cell office:value-type="float" office:value="39.58" calcext:value-type="float">
            <text:p>39.58</text:p>
          </table:table-cell>
          <table:table-cell office:value-type="float" office:value="39.71" calcext:value-type="float">
            <text:p>39.71</text:p>
          </table:table-cell>
          <table:table-cell office:value-type="float" office:value="11063100" calcext:value-type="float">
            <text:p>11063100</text:p>
          </table:table-cell>
          <table:table-cell office:value-type="float" office:value="39.4" calcext:value-type="float">
            <text:p>39.4</text:p>
          </table:table-cell>
          <table:table-cell office:value-type="float" office:value="140.33" calcext:value-type="float">
            <text:p>140.33</text:p>
          </table:table-cell>
          <table:table-cell office:value-type="float" office:value="141.45" calcext:value-type="float">
            <text:p>141.45</text:p>
          </table:table-cell>
          <table:table-cell office:value-type="float" office:value="140.07" calcext:value-type="float">
            <text:p>140.07</text:p>
          </table:table-cell>
          <table:table-cell office:value-type="float" office:value="140.21" calcext:value-type="float">
            <text:p>140.21</text:p>
          </table:table-cell>
          <table:table-cell office:value-type="float" office:value="3062900" calcext:value-type="float">
            <text:p>3062900</text:p>
          </table:table-cell>
          <table:table-cell office:value-type="float" office:value="139.42" calcext:value-type="float">
            <text:p>139.42</text:p>
          </table:table-cell>
          <table:table-cell office:value-type="float" office:value="26.64" calcext:value-type="float">
            <text:p>26.64</text:p>
          </table:table-cell>
          <table:table-cell office:value-type="float" office:value="26.74" calcext:value-type="float">
            <text:p>26.74</text:p>
          </table:table-cell>
          <table:table-cell office:value-type="float" office:value="26.33" calcext:value-type="float">
            <text:p>26.33</text:p>
          </table:table-cell>
          <table:table-cell office:value-type="float" office:value="26.54" calcext:value-type="float">
            <text:p>26.54</text:p>
          </table:table-cell>
          <table:table-cell office:value-type="float" office:value="48960800" calcext:value-type="float">
            <text:p>48960800</text:p>
          </table:table-cell>
          <table:table-cell office:value-type="float" office:value="26.29" calcext:value-type="float">
            <text:p>26.29</text:p>
          </table:table-cell>
        </table:table-row>
        <table:table-row table:style-name="ro1">
          <table:table-cell office:value-type="string" calcext:value-type="string">
            <text:p>2014-01-17</text:p>
          </table:table-cell>
          <table:table-cell office:value-type="float" office:value="39.72" calcext:value-type="float">
            <text:p>39.72</text:p>
          </table:table-cell>
          <table:table-cell office:value-type="float" office:value="39.75" calcext:value-type="float">
            <text:p>39.75</text:p>
          </table:table-cell>
          <table:table-cell table:number-columns-repeated="2" office:value-type="float" office:value="39.28" calcext:value-type="float">
            <text:p>39.28</text:p>
          </table:table-cell>
          <table:table-cell office:value-type="float" office:value="13992700" calcext:value-type="float">
            <text:p>13992700</text:p>
          </table:table-cell>
          <table:table-cell office:value-type="float" office:value="38.97" calcext:value-type="float">
            <text:p>38.97</text:p>
          </table:table-cell>
          <table:table-cell office:value-type="float" office:value="140.08" calcext:value-type="float">
            <text:p>140.08</text:p>
          </table:table-cell>
          <table:table-cell office:value-type="float" office:value="141" calcext:value-type="float">
            <text:p>141</text:p>
          </table:table-cell>
          <table:table-cell office:value-type="float" office:value="139.75" calcext:value-type="float">
            <text:p>139.75</text:p>
          </table:table-cell>
          <table:table-cell office:value-type="float" office:value="140.46" calcext:value-type="float">
            <text:p>140.46</text:p>
          </table:table-cell>
          <table:table-cell office:value-type="float" office:value="3382700" calcext:value-type="float">
            <text:p>3382700</text:p>
          </table:table-cell>
          <table:table-cell office:value-type="float" office:value="139.67" calcext:value-type="float">
            <text:p>139.67</text:p>
          </table:table-cell>
          <table:table-cell office:value-type="float" office:value="25.36" calcext:value-type="float">
            <text:p>25.36</text:p>
          </table:table-cell>
          <table:table-cell office:value-type="float" office:value="25.86" calcext:value-type="float">
            <text:p>25.86</text:p>
          </table:table-cell>
          <table:table-cell office:value-type="float" office:value="25.25" calcext:value-type="float">
            <text:p>25.25</text:p>
          </table:table-cell>
          <table:table-cell office:value-type="float" office:value="25.85" calcext:value-type="float">
            <text:p>25.85</text:p>
          </table:table-cell>
          <table:table-cell office:value-type="float" office:value="111758900" calcext:value-type="float">
            <text:p>111758900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2014-01-21</text:p>
          </table:table-cell>
          <table:table-cell office:value-type="float" office:value="39.64" calcext:value-type="float">
            <text:p>39.64</text:p>
          </table:table-cell>
          <table:table-cell office:value-type="float" office:value="39.92" calcext:value-type="float">
            <text:p>39.92</text:p>
          </table:table-cell>
          <table:table-cell office:value-type="float" office:value="39.53" calcext:value-type="float">
            <text:p>39.53</text:p>
          </table:table-cell>
          <table:table-cell office:value-type="float" office:value="39.92" calcext:value-type="float">
            <text:p>39.92</text:p>
          </table:table-cell>
          <table:table-cell office:value-type="float" office:value="17579000" calcext:value-type="float">
            <text:p>17579000</text:p>
          </table:table-cell>
          <table:table-cell office:value-type="float" office:value="39.61" calcext:value-type="float">
            <text:p>39.61</text:p>
          </table:table-cell>
          <table:table-cell office:value-type="float" office:value="141.46" calcext:value-type="float">
            <text:p>141.46</text:p>
          </table:table-cell>
          <table:table-cell office:value-type="float" office:value="142.46" calcext:value-type="float">
            <text:p>142.46</text:p>
          </table:table-cell>
          <table:table-cell office:value-type="float" office:value="140.81" calcext:value-type="float">
            <text:p>140.81</text:p>
          </table:table-cell>
          <table:table-cell office:value-type="float" office:value="141.67" calcext:value-type="float">
            <text:p>141.67</text:p>
          </table:table-cell>
          <table:table-cell office:value-type="float" office:value="3240600" calcext:value-type="float">
            <text:p>3240600</text:p>
          </table:table-cell>
          <table:table-cell office:value-type="float" office:value="140.88" calcext:value-type="float">
            <text:p>140.88</text:p>
          </table:table-cell>
          <table:table-cell office:value-type="float" office:value="25.79" calcext:value-type="float">
            <text:p>25.79</text:p>
          </table:table-cell>
          <table:table-cell office:value-type="float" office:value="25.8" calcext:value-type="float">
            <text:p>25.8</text:p>
          </table:table-cell>
          <table:table-cell office:value-type="float" office:value="25.27" calcext:value-type="float">
            <text:p>25.27</text:p>
          </table:table-cell>
          <table:table-cell office:value-type="float" office:value="25.59" calcext:value-type="float">
            <text:p>25.59</text:p>
          </table:table-cell>
          <table:table-cell office:value-type="float" office:value="42286400" calcext:value-type="float">
            <text:p>42286400</text:p>
          </table:table-cell>
          <table:table-cell office:value-type="float" office:value="25.35" calcext:value-type="float">
            <text:p>25.35</text:p>
          </table:table-cell>
        </table:table-row>
        <table:table-row table:style-name="ro1">
          <table:table-cell office:value-type="string" calcext:value-type="string">
            <text:p>2014-01-22</text:p>
          </table:table-cell>
          <table:table-cell office:value-type="float" office:value="39.99" calcext:value-type="float">
            <text:p>39.99</text:p>
          </table:table-cell>
          <table:table-cell office:value-type="float" office:value="40.09" calcext:value-type="float">
            <text:p>40.09</text:p>
          </table:table-cell>
          <table:table-cell office:value-type="float" office:value="39.75" calcext:value-type="float">
            <text:p>39.75</text:p>
          </table:table-cell>
          <table:table-cell office:value-type="float" office:value="39.9" calcext:value-type="float">
            <text:p>39.9</text:p>
          </table:table-cell>
          <table:table-cell office:value-type="float" office:value="9841700" calcext:value-type="float">
            <text:p>9841700</text:p>
          </table:table-cell>
          <table:table-cell office:value-type="float" office:value="39.59" calcext:value-type="float">
            <text:p>39.59</text:p>
          </table:table-cell>
          <table:table-cell office:value-type="float" office:value="142.31" calcext:value-type="float">
            <text:p>142.31</text:p>
          </table:table-cell>
          <table:table-cell office:value-type="float" office:value="144.57" calcext:value-type="float">
            <text:p>144.57</text:p>
          </table:table-cell>
          <table:table-cell office:value-type="float" office:value="141.87" calcext:value-type="float">
            <text:p>141.87</text:p>
          </table:table-cell>
          <table:table-cell office:value-type="float" office:value="144.37" calcext:value-type="float">
            <text:p>144.37</text:p>
          </table:table-cell>
          <table:table-cell office:value-type="float" office:value="4388700" calcext:value-type="float">
            <text:p>4388700</text:p>
          </table:table-cell>
          <table:table-cell office:value-type="float" office:value="143.56" calcext:value-type="float">
            <text:p>143.56</text:p>
          </table:table-cell>
          <table:table-cell office:value-type="float" office:value="25.39" calcext:value-type="float">
            <text:p>25.39</text:p>
          </table:table-cell>
          <table:table-cell office:value-type="float" office:value="25.54" calcext:value-type="float">
            <text:p>25.54</text:p>
          </table:table-cell>
          <table:table-cell office:value-type="float" office:value="25.15" calcext:value-type="float">
            <text:p>25.15</text:p>
          </table:table-cell>
          <table:table-cell office:value-type="float" office:value="25.31" calcext:value-type="float">
            <text:p>25.31</text:p>
          </table:table-cell>
          <table:table-cell office:value-type="float" office:value="48749900" calcext:value-type="float">
            <text:p>48749900</text:p>
          </table:table-cell>
          <table:table-cell office:value-type="float" office:value="25.07" calcext:value-type="float">
            <text:p>25.07</text:p>
          </table:table-cell>
        </table:table-row>
        <table:table-row table:style-name="ro1">
          <table:table-cell office:value-type="string" calcext:value-type="string">
            <text:p>2014-01-23</text:p>
          </table:table-cell>
          <table:table-cell office:value-type="float" office:value="39.61" calcext:value-type="float">
            <text:p>39.61</text:p>
          </table:table-cell>
          <table:table-cell office:value-type="float" office:value="39.64" calcext:value-type="float">
            <text:p>39.64</text:p>
          </table:table-cell>
          <table:table-cell office:value-type="float" office:value="39.12" calcext:value-type="float">
            <text:p>39.12</text:p>
          </table:table-cell>
          <table:table-cell office:value-type="float" office:value="39.24" calcext:value-type="float">
            <text:p>39.24</text:p>
          </table:table-cell>
          <table:table-cell office:value-type="float" office:value="14828100" calcext:value-type="float">
            <text:p>14828100</text:p>
          </table:table-cell>
          <table:table-cell office:value-type="float" office:value="38.93" calcext:value-type="float">
            <text:p>38.93</text:p>
          </table:table-cell>
          <table:table-cell office:value-type="float" office:value="143.1" calcext:value-type="float">
            <text:p>143.1</text:p>
          </table:table-cell>
          <table:table-cell office:value-type="float" office:value="143.89" calcext:value-type="float">
            <text:p>143.89</text:p>
          </table:table-cell>
          <table:table-cell office:value-type="float" office:value="141.1" calcext:value-type="float">
            <text:p>141.1</text:p>
          </table:table-cell>
          <table:table-cell office:value-type="float" office:value="141.31" calcext:value-type="float">
            <text:p>141.31</text:p>
          </table:table-cell>
          <table:table-cell office:value-type="float" office:value="4491400" calcext:value-type="float">
            <text:p>4491400</text:p>
          </table:table-cell>
          <table:table-cell office:value-type="float" office:value="140.52" calcext:value-type="float">
            <text:p>140.52</text:p>
          </table:table-cell>
          <table:table-cell office:value-type="float" office:value="25.17" calcext:value-type="float">
            <text:p>25.17</text:p>
          </table:table-cell>
          <table:table-cell office:value-type="float" office:value="25.25" calcext:value-type="float">
            <text:p>25.25</text:p>
          </table:table-cell>
          <table:table-cell office:value-type="float" office:value="24.9" calcext:value-type="float">
            <text:p>24.9</text:p>
          </table:table-cell>
          <table:table-cell office:value-type="float" office:value="25.13" calcext:value-type="float">
            <text:p>25.13</text:p>
          </table:table-cell>
          <table:table-cell office:value-type="float" office:value="40241000" calcext:value-type="float">
            <text:p>40241000</text:p>
          </table:table-cell>
          <table:table-cell office:value-type="float" office:value="24.89" calcext:value-type="float">
            <text:p>24.89</text:p>
          </table:table-cell>
        </table:table-row>
        <table:table-row table:style-name="ro1">
          <table:table-cell office:value-type="string" calcext:value-type="string">
            <text:p>2014-01-24</text:p>
          </table:table-cell>
          <table:table-cell office:value-type="float" office:value="39.08" calcext:value-type="float">
            <text:p>39.08</text:p>
          </table:table-cell>
          <table:table-cell office:value-type="float" office:value="39.25" calcext:value-type="float">
            <text:p>39.25</text:p>
          </table:table-cell>
          <table:table-cell office:value-type="float" office:value="38.82" calcext:value-type="float">
            <text:p>38.82</text:p>
          </table:table-cell>
          <table:table-cell office:value-type="float" office:value="38.84" calcext:value-type="float">
            <text:p>38.84</text:p>
          </table:table-cell>
          <table:table-cell office:value-type="float" office:value="16507500" calcext:value-type="float">
            <text:p>16507500</text:p>
          </table:table-cell>
          <table:table-cell office:value-type="float" office:value="38.53" calcext:value-type="float">
            <text:p>38.53</text:p>
          </table:table-cell>
          <table:table-cell office:value-type="float" office:value="140.4" calcext:value-type="float">
            <text:p>140.4</text:p>
          </table:table-cell>
          <table:table-cell office:value-type="float" office:value="140.47" calcext:value-type="float">
            <text:p>140.47</text:p>
          </table:table-cell>
          <table:table-cell office:value-type="float" office:value="136.32" calcext:value-type="float">
            <text:p>136.32</text:p>
          </table:table-cell>
          <table:table-cell office:value-type="float" office:value="136.65" calcext:value-type="float">
            <text:p>136.65</text:p>
          </table:table-cell>
          <table:table-cell office:value-type="float" office:value="5856800" calcext:value-type="float">
            <text:p>5856800</text:p>
          </table:table-cell>
          <table:table-cell office:value-type="float" office:value="135.88" calcext:value-type="float">
            <text:p>135.88</text:p>
          </table:table-cell>
          <table:table-cell office:value-type="float" office:value="24.88" calcext:value-type="float">
            <text:p>24.88</text:p>
          </table:table-cell>
          <table:table-cell office:value-type="float" office:value="25.19" calcext:value-type="float">
            <text:p>25.19</text:p>
          </table:table-cell>
          <table:table-cell office:value-type="float" office:value="24.79" calcext:value-type="float">
            <text:p>24.79</text:p>
          </table:table-cell>
          <table:table-cell office:value-type="float" office:value="24.81" calcext:value-type="float">
            <text:p>24.81</text:p>
          </table:table-cell>
          <table:table-cell office:value-type="float" office:value="34838700" calcext:value-type="float">
            <text:p>34838700</text:p>
          </table:table-cell>
          <table:table-cell office:value-type="float" office:value="24.58" calcext:value-type="float">
            <text:p>24.58</text:p>
          </table:table-cell>
        </table:table-row>
        <table:table-row table:style-name="ro1">
          <table:table-cell office:value-type="string" calcext:value-type="string">
            <text:p>2014-01-27</text:p>
          </table:table-cell>
          <table:table-cell office:value-type="float" office:value="38.82" calcext:value-type="float">
            <text:p>38.82</text:p>
          </table:table-cell>
          <table:table-cell office:value-type="float" office:value="38.98" calcext:value-type="float">
            <text:p>38.98</text:p>
          </table:table-cell>
          <table:table-cell office:value-type="float" office:value="38.71" calcext:value-type="float">
            <text:p>38.71</text:p>
          </table:table-cell>
          <table:table-cell office:value-type="float" office:value="38.73" calcext:value-type="float">
            <text:p>38.73</text:p>
          </table:table-cell>
          <table:table-cell office:value-type="float" office:value="14601900" calcext:value-type="float">
            <text:p>14601900</text:p>
          </table:table-cell>
          <table:table-cell office:value-type="float" office:value="38.43" calcext:value-type="float">
            <text:p>38.43</text:p>
          </table:table-cell>
          <table:table-cell office:value-type="float" office:value="136.7" calcext:value-type="float">
            <text:p>136.7</text:p>
          </table:table-cell>
          <table:table-cell office:value-type="float" office:value="138.46" calcext:value-type="float">
            <text:p>138.46</text:p>
          </table:table-cell>
          <table:table-cell office:value-type="float" office:value="135.65" calcext:value-type="float">
            <text:p>135.65</text:p>
          </table:table-cell>
          <table:table-cell office:value-type="float" office:value="137.36" calcext:value-type="float">
            <text:p>137.36</text:p>
          </table:table-cell>
          <table:table-cell office:value-type="float" office:value="5057800" calcext:value-type="float">
            <text:p>5057800</text:p>
          </table:table-cell>
          <table:table-cell office:value-type="float" office:value="136.59" calcext:value-type="float">
            <text:p>136.59</text:p>
          </table:table-cell>
          <table:table-cell office:value-type="float" office:value="24.77" calcext:value-type="float">
            <text:p>24.77</text:p>
          </table:table-cell>
          <table:table-cell office:value-type="float" office:value="24.99" calcext:value-type="float">
            <text:p>24.99</text:p>
          </table:table-cell>
          <table:table-cell office:value-type="float" office:value="24.66" calcext:value-type="float">
            <text:p>24.66</text:p>
          </table:table-cell>
          <table:table-cell office:value-type="float" office:value="24.72" calcext:value-type="float">
            <text:p>24.72</text:p>
          </table:table-cell>
          <table:table-cell office:value-type="float" office:value="32564900" calcext:value-type="float">
            <text:p>32564900</text:p>
          </table:table-cell>
          <table:table-cell office:value-type="float" office:value="24.49" calcext:value-type="float">
            <text:p>24.49</text:p>
          </table:table-cell>
        </table:table-row>
        <table:table-row table:style-name="ro1">
          <table:table-cell office:value-type="string" calcext:value-type="string">
            <text:p>2014-01-28</text:p>
          </table:table-cell>
          <table:table-cell office:value-type="float" office:value="38.77" calcext:value-type="float">
            <text:p>38.77</text:p>
          </table:table-cell>
          <table:table-cell office:value-type="float" office:value="39.08" calcext:value-type="float">
            <text:p>39.08</text:p>
          </table:table-cell>
          <table:table-cell office:value-type="float" office:value="38.62" calcext:value-type="float">
            <text:p>38.62</text:p>
          </table:table-cell>
          <table:table-cell office:value-type="float" office:value="38.87" calcext:value-type="float">
            <text:p>38.87</text:p>
          </table:table-cell>
          <table:table-cell office:value-type="float" office:value="8915500" calcext:value-type="float">
            <text:p>8915500</text:p>
          </table:table-cell>
          <table:table-cell office:value-type="float" office:value="38.56" calcext:value-type="float">
            <text:p>38.56</text:p>
          </table:table-cell>
          <table:table-cell office:value-type="float" office:value="137.61" calcext:value-type="float">
            <text:p>137.61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6.44" calcext:value-type="float">
            <text:p>136.44</text:p>
          </table:table-cell>
          <table:table-cell office:value-type="float" office:value="137.09" calcext:value-type="float">
            <text:p>137.09</text:p>
          </table:table-cell>
          <table:table-cell office:value-type="float" office:value="4606200" calcext:value-type="float">
            <text:p>4606200</text:p>
          </table:table-cell>
          <table:table-cell office:value-type="float" office:value="136.32" calcext:value-type="float">
            <text:p>136.32</text:p>
          </table:table-cell>
          <table:table-cell office:value-type="float" office:value="24.71" calcext:value-type="float">
            <text:p>24.71</text:p>
          </table:table-cell>
          <table:table-cell office:value-type="float" office:value="25.05" calcext:value-type="float">
            <text:p>25.05</text:p>
          </table:table-cell>
          <table:table-cell office:value-type="float" office:value="24.57" calcext:value-type="float">
            <text:p>24.57</text:p>
          </table:table-cell>
          <table:table-cell office:value-type="float" office:value="24.9" calcext:value-type="float">
            <text:p>24.9</text:p>
          </table:table-cell>
          <table:table-cell office:value-type="float" office:value="32453800" calcext:value-type="float">
            <text:p>32453800</text:p>
          </table:table-cell>
          <table:table-cell office:value-type="float" office:value="24.66" calcext:value-type="float">
            <text:p>24.66</text:p>
          </table:table-cell>
        </table:table-row>
        <table:table-row table:style-name="ro1">
          <table:table-cell office:value-type="string" calcext:value-type="string">
            <text:p>2014-01-29</text:p>
          </table:table-cell>
          <table:table-cell table:number-columns-repeated="2" office:value-type="float" office:value="38.57" calcext:value-type="float">
            <text:p>38.57</text:p>
          </table:table-cell>
          <table:table-cell office:value-type="float" office:value="37.82" calcext:value-type="float">
            <text:p>37.82</text:p>
          </table:table-cell>
          <table:table-cell office:value-type="float" office:value="37.9" calcext:value-type="float">
            <text:p>37.9</text:p>
          </table:table-cell>
          <table:table-cell office:value-type="float" office:value="23776100" calcext:value-type="float">
            <text:p>23776100</text:p>
          </table:table-cell>
          <table:table-cell office:value-type="float" office:value="37.6" calcext:value-type="float">
            <text:p>37.6</text:p>
          </table:table-cell>
          <table:table-cell office:value-type="float" office:value="131.7" calcext:value-type="float">
            <text:p>131.7</text:p>
          </table:table-cell>
          <table:table-cell office:value-type="float" office:value="131.76" calcext:value-type="float">
            <text:p>131.76</text:p>
          </table:table-cell>
          <table:table-cell office:value-type="float" office:value="128.07" calcext:value-type="float">
            <text:p>128.07</text:p>
          </table:table-cell>
          <table:table-cell office:value-type="float" office:value="129.78" calcext:value-type="float">
            <text:p>129.78</text:p>
          </table:table-cell>
          <table:table-cell office:value-type="float" office:value="15993400" calcext:value-type="float">
            <text:p>15993400</text:p>
          </table:table-cell>
          <table:table-cell office:value-type="float" office:value="129.05" calcext:value-type="float">
            <text:p>129.05</text:p>
          </table:table-cell>
          <table:table-cell office:value-type="float" office:value="24.75" calcext:value-type="float">
            <text:p>24.75</text:p>
          </table:table-cell>
          <table:table-cell office:value-type="float" office:value="24.96" calcext:value-type="float">
            <text:p>24.96</text:p>
          </table:table-cell>
          <table:table-cell office:value-type="float" office:value="24.63" calcext:value-type="float">
            <text:p>24.63</text:p>
          </table:table-cell>
          <table:table-cell office:value-type="float" office:value="24.68" calcext:value-type="float">
            <text:p>24.68</text:p>
          </table:table-cell>
          <table:table-cell office:value-type="float" office:value="27145700" calcext:value-type="float">
            <text:p>27145700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1">
          <table:table-cell office:value-type="string" calcext:value-type="string">
            <text:p>2014-01-30</text:p>
          </table:table-cell>
          <table:table-cell office:value-type="float" office:value="38" calcext:value-type="float">
            <text:p>38</text:p>
          </table:table-cell>
          <table:table-cell office:value-type="float" office:value="38.41" calcext:value-type="float">
            <text:p>38.41</text:p>
          </table:table-cell>
          <table:table-cell office:value-type="float" office:value="38" calcext:value-type="float">
            <text:p>38</text:p>
          </table:table-cell>
          <table:table-cell office:value-type="float" office:value="38.17" calcext:value-type="float">
            <text:p>38.17</text:p>
          </table:table-cell>
          <table:table-cell office:value-type="float" office:value="13662000" calcext:value-type="float">
            <text:p>13662000</text:p>
          </table:table-cell>
          <table:table-cell office:value-type="float" office:value="37.87" calcext:value-type="float">
            <text:p>37.87</text:p>
          </table:table-cell>
          <table:table-cell table:number-columns-repeated="2" office:value-type="float" office:value="131.7" calcext:value-type="float">
            <text:p>131.7</text:p>
          </table:table-cell>
          <table:table-cell office:value-type="float" office:value="125.2" calcext:value-type="float">
            <text:p>125.2</text:p>
          </table:table-cell>
          <table:table-cell office:value-type="float" office:value="126.53" calcext:value-type="float">
            <text:p>126.53</text:p>
          </table:table-cell>
          <table:table-cell office:value-type="float" office:value="10406200" calcext:value-type="float">
            <text:p>10406200</text:p>
          </table:table-cell>
          <table:table-cell office:value-type="float" office:value="125.82" calcext:value-type="float">
            <text:p>125.82</text:p>
          </table:table-cell>
          <table:table-cell office:value-type="float" office:value="24.75" calcext:value-type="float">
            <text:p>24.75</text:p>
          </table:table-cell>
          <table:table-cell office:value-type="float" office:value="24.89" calcext:value-type="float">
            <text:p>24.89</text:p>
          </table:table-cell>
          <table:table-cell office:value-type="float" office:value="24.54" calcext:value-type="float">
            <text:p>24.54</text:p>
          </table:table-cell>
          <table:table-cell office:value-type="float" office:value="24.74" calcext:value-type="float">
            <text:p>24.74</text:p>
          </table:table-cell>
          <table:table-cell office:value-type="float" office:value="24610100" calcext:value-type="float">
            <text:p>24610100</text:p>
          </table:table-cell>
          <table:table-cell office:value-type="float" office:value="24.51" calcext:value-type="float">
            <text:p>24.51</text:p>
          </table:table-cell>
        </table:table-row>
        <table:table-row table:style-name="ro1">
          <table:table-cell office:value-type="string" calcext:value-type="string">
            <text:p>2014-01-31</text:p>
          </table:table-cell>
          <table:table-cell office:value-type="float" office:value="37.95" calcext:value-type="float">
            <text:p>37.95</text:p>
          </table:table-cell>
          <table:table-cell office:value-type="float" office:value="38.16" calcext:value-type="float">
            <text:p>38.16</text:p>
          </table:table-cell>
          <table:table-cell office:value-type="float" office:value="37.72" calcext:value-type="float">
            <text:p>37.72</text:p>
          </table:table-cell>
          <table:table-cell office:value-type="float" office:value="37.82" calcext:value-type="float">
            <text:p>37.82</text:p>
          </table:table-cell>
          <table:table-cell office:value-type="float" office:value="16185000" calcext:value-type="float">
            <text:p>16185000</text:p>
          </table:table-cell>
          <table:table-cell office:value-type="float" office:value="37.52" calcext:value-type="float">
            <text:p>37.52</text:p>
          </table:table-cell>
          <table:table-cell office:value-type="float" office:value="124.46" calcext:value-type="float">
            <text:p>124.46</text:p>
          </table:table-cell>
          <table:table-cell office:value-type="float" office:value="126.87" calcext:value-type="float">
            <text:p>126.87</text:p>
          </table:table-cell>
          <table:table-cell office:value-type="float" office:value="123.08" calcext:value-type="float">
            <text:p>123.08</text:p>
          </table:table-cell>
          <table:table-cell office:value-type="float" office:value="125.26" calcext:value-type="float">
            <text:p>125.26</text:p>
          </table:table-cell>
          <table:table-cell office:value-type="float" office:value="9732700" calcext:value-type="float">
            <text:p>9732700</text:p>
          </table:table-cell>
          <table:table-cell office:value-type="float" office:value="124.56" calcext:value-type="float">
            <text:p>124.56</text:p>
          </table:table-cell>
          <table:table-cell office:value-type="float" office:value="24.45" calcext:value-type="float">
            <text:p>24.45</text:p>
          </table:table-cell>
          <table:table-cell office:value-type="float" office:value="24.65" calcext:value-type="float">
            <text:p>24.65</text:p>
          </table:table-cell>
          <table:table-cell office:value-type="float" office:value="24.4" calcext:value-type="float">
            <text:p>24.4</text:p>
          </table:table-cell>
          <table:table-cell office:value-type="float" office:value="24.54" calcext:value-type="float">
            <text:p>24.54</text:p>
          </table:table-cell>
          <table:table-cell office:value-type="float" office:value="28623300" calcext:value-type="float">
            <text:p>28623300</text:p>
          </table:table-cell>
          <table:table-cell office:value-type="float" office:value="24.31" calcext:value-type="float">
            <text:p>24.31</text:p>
          </table:table-cell>
        </table:table-row>
        <table:table-row table:style-name="ro1">
          <table:table-cell office:value-type="string" calcext:value-type="string">
            <text:p>2014-02-03</text:p>
          </table:table-cell>
          <table:table-cell table:number-columns-repeated="2" office:value-type="float" office:value="38.02" calcext:value-type="float">
            <text:p>38.02</text:p>
          </table:table-cell>
          <table:table-cell office:value-type="float" office:value="37.1" calcext:value-type="float">
            <text:p>37.1</text:p>
          </table:table-cell>
          <table:table-cell office:value-type="float" office:value="37.2" calcext:value-type="float">
            <text:p>37.2</text:p>
          </table:table-cell>
          <table:table-cell office:value-type="float" office:value="23164900" calcext:value-type="float">
            <text:p>23164900</text:p>
          </table:table-cell>
          <table:table-cell office:value-type="float" office:value="36.91" calcext:value-type="float">
            <text:p>36.91</text:p>
          </table:table-cell>
          <table:table-cell office:value-type="float" office:value="124.24" calcext:value-type="float">
            <text:p>124.24</text:p>
          </table:table-cell>
          <table:table-cell office:value-type="float" office:value="126.52" calcext:value-type="float">
            <text:p>126.52</text:p>
          </table:table-cell>
          <table:table-cell office:value-type="float" office:value="122.75" calcext:value-type="float">
            <text:p>122.75</text:p>
          </table:table-cell>
          <table:table-cell office:value-type="float" office:value="123.08" calcext:value-type="float">
            <text:p>123.08</text:p>
          </table:table-cell>
          <table:table-cell office:value-type="float" office:value="9309600" calcext:value-type="float">
            <text:p>9309600</text:p>
          </table:table-cell>
          <table:table-cell office:value-type="float" office:value="122.39" calcext:value-type="float">
            <text:p>122.39</text:p>
          </table:table-cell>
          <table:table-cell office:value-type="float" office:value="24.5" calcext:value-type="float">
            <text:p>24.5</text:p>
          </table:table-cell>
          <table:table-cell office:value-type="float" office:value="24.51" calcext:value-type="float">
            <text:p>24.51</text:p>
          </table:table-cell>
          <table:table-cell office:value-type="float" office:value="23.89" calcext:value-type="float">
            <text:p>23.89</text:p>
          </table:table-cell>
          <table:table-cell office:value-type="float" office:value="23.95" calcext:value-type="float">
            <text:p>23.95</text:p>
          </table:table-cell>
          <table:table-cell office:value-type="float" office:value="52868200" calcext:value-type="float">
            <text:p>52868200</text:p>
          </table:table-cell>
          <table:table-cell office:value-type="float" office:value="23.72" calcext:value-type="float">
            <text:p>23.72</text:p>
          </table:table-cell>
        </table:table-row>
        <table:table-row table:style-name="ro1">
          <table:table-cell office:value-type="string" calcext:value-type="string">
            <text:p>2014-02-04</text:p>
          </table:table-cell>
          <table:table-cell office:value-type="float" office:value="37.44" calcext:value-type="float">
            <text:p>37.44</text:p>
          </table:table-cell>
          <table:table-cell office:value-type="float" office:value="37.55" calcext:value-type="float">
            <text:p>37.55</text:p>
          </table:table-cell>
          <table:table-cell office:value-type="float" office:value="37.21" calcext:value-type="float">
            <text:p>37.21</text:p>
          </table:table-cell>
          <table:table-cell office:value-type="float" office:value="37.48" calcext:value-type="float">
            <text:p>37.48</text:p>
          </table:table-cell>
          <table:table-cell office:value-type="float" office:value="17759700" calcext:value-type="float">
            <text:p>17759700</text:p>
          </table:table-cell>
          <table:table-cell office:value-type="float" office:value="37.19" calcext:value-type="float">
            <text:p>37.19</text:p>
          </table:table-cell>
          <table:table-cell office:value-type="float" office:value="123.07" calcext:value-type="float">
            <text:p>123.07</text:p>
          </table:table-cell>
          <table:table-cell office:value-type="float" office:value="123.8" calcext:value-type="float">
            <text:p>123.8</text:p>
          </table:table-cell>
          <table:table-cell office:value-type="float" office:value="120.53" calcext:value-type="float">
            <text:p>120.53</text:p>
          </table:table-cell>
          <table:table-cell office:value-type="float" office:value="122.04" calcext:value-type="float">
            <text:p>122.04</text:p>
          </table:table-cell>
          <table:table-cell office:value-type="float" office:value="9304100" calcext:value-type="float">
            <text:p>9304100</text:p>
          </table:table-cell>
          <table:table-cell office:value-type="float" office:value="121.36" calcext:value-type="float">
            <text:p>121.36</text:p>
          </table:table-cell>
          <table:table-cell office:value-type="float" office:value="23.99" calcext:value-type="float">
            <text:p>23.99</text:p>
          </table:table-cell>
          <table:table-cell office:value-type="float" office:value="24.04" calcext:value-type="float">
            <text:p>24.04</text:p>
          </table:table-cell>
          <table:table-cell office:value-type="float" office:value="23.58" calcext:value-type="float">
            <text:p>23.58</text:p>
          </table:table-cell>
          <table:table-cell office:value-type="float" office:value="23.82" calcext:value-type="float">
            <text:p>23.82</text:p>
          </table:table-cell>
          <table:table-cell office:value-type="float" office:value="50816300" calcext:value-type="float">
            <text:p>50816300</text:p>
          </table:table-cell>
          <table:table-cell office:value-type="float" office:value="23.59" calcext:value-type="float">
            <text:p>23.59</text:p>
          </table:table-cell>
        </table:table-row>
        <table:table-row table:style-name="ro1">
          <table:table-cell office:value-type="string" calcext:value-type="string">
            <text:p>2014-02-05</text:p>
          </table:table-cell>
          <table:table-cell office:value-type="float" office:value="37.49" calcext:value-type="float">
            <text:p>37.49</text:p>
          </table:table-cell>
          <table:table-cell office:value-type="float" office:value="37.72" calcext:value-type="float">
            <text:p>37.72</text:p>
          </table:table-cell>
          <table:table-cell office:value-type="float" office:value="37.38" calcext:value-type="float">
            <text:p>37.38</text:p>
          </table:table-cell>
          <table:table-cell office:value-type="float" office:value="37.61" calcext:value-type="float">
            <text:p>37.61</text:p>
          </table:table-cell>
          <table:table-cell office:value-type="float" office:value="13665200" calcext:value-type="float">
            <text:p>13665200</text:p>
          </table:table-cell>
          <table:table-cell office:value-type="float" office:value="37.31" calcext:value-type="float">
            <text:p>37.31</text:p>
          </table:table-cell>
          <table:table-cell office:value-type="float" office:value="121" calcext:value-type="float">
            <text:p>121</text:p>
          </table:table-cell>
          <table:table-cell office:value-type="float" office:value="121.94" calcext:value-type="float">
            <text:p>121.94</text:p>
          </table:table-cell>
          <table:table-cell office:value-type="float" office:value="118.77" calcext:value-type="float">
            <text:p>118.77</text:p>
          </table:table-cell>
          <table:table-cell office:value-type="float" office:value="121.4" calcext:value-type="float">
            <text:p>121.4</text:p>
          </table:table-cell>
          <table:table-cell office:value-type="float" office:value="9689100" calcext:value-type="float">
            <text:p>9689100</text:p>
          </table:table-cell>
          <table:table-cell office:value-type="float" office:value="120.72" calcext:value-type="float">
            <text:p>120.72</text:p>
          </table:table-cell>
          <table:table-cell office:value-type="float" office:value="23.7" calcext:value-type="float">
            <text:p>23.7</text:p>
          </table:table-cell>
          <table:table-cell office:value-type="float" office:value="23.76" calcext:value-type="float">
            <text:p>23.76</text:p>
          </table:table-cell>
          <table:table-cell office:value-type="float" office:value="23.5" calcext:value-type="float">
            <text:p>23.5</text:p>
          </table:table-cell>
          <table:table-cell office:value-type="float" office:value="23.52" calcext:value-type="float">
            <text:p>23.52</text:p>
          </table:table-cell>
          <table:table-cell office:value-type="float" office:value="32476200" calcext:value-type="float">
            <text:p>32476200</text:p>
          </table:table-cell>
          <table:table-cell office:value-type="float" office:value="23.52" calcext:value-type="float">
            <text:p>23.52</text:p>
          </table:table-cell>
        </table:table-row>
        <table:table-row table:style-name="ro1">
          <table:table-cell office:value-type="string" calcext:value-type="string">
            <text:p>2014-02-06</text:p>
          </table:table-cell>
          <table:table-cell office:value-type="float" office:value="38.76" calcext:value-type="float">
            <text:p>38.76</text:p>
          </table:table-cell>
          <table:table-cell office:value-type="float" office:value="38.94" calcext:value-type="float">
            <text:p>38.94</text:p>
          </table:table-cell>
          <table:table-cell office:value-type="float" office:value="37.92" calcext:value-type="float">
            <text:p>37.92</text:p>
          </table:table-cell>
          <table:table-cell office:value-type="float" office:value="38.03" calcext:value-type="float">
            <text:p>38.03</text:p>
          </table:table-cell>
          <table:table-cell office:value-type="float" office:value="22661500" calcext:value-type="float">
            <text:p>22661500</text:p>
          </table:table-cell>
          <table:table-cell office:value-type="float" office:value="37.73" calcext:value-type="float">
            <text:p>37.73</text:p>
          </table:table-cell>
          <table:table-cell office:value-type="float" office:value="121.79" calcext:value-type="float">
            <text:p>121.79</text:p>
          </table:table-cell>
          <table:table-cell office:value-type="float" office:value="122.72" calcext:value-type="float">
            <text:p>122.72</text:p>
          </table:table-cell>
          <table:table-cell office:value-type="float" office:value="121.51" calcext:value-type="float">
            <text:p>121.51</text:p>
          </table:table-cell>
          <table:table-cell office:value-type="float" office:value="122.67" calcext:value-type="float">
            <text:p>122.67</text:p>
          </table:table-cell>
          <table:table-cell office:value-type="float" office:value="6738800" calcext:value-type="float">
            <text:p>6738800</text:p>
          </table:table-cell>
          <table:table-cell office:value-type="float" office:value="121.98" calcext:value-type="float">
            <text:p>121.98</text:p>
          </table:table-cell>
          <table:table-cell office:value-type="float" office:value="23.6" calcext:value-type="float">
            <text:p>23.6</text:p>
          </table:table-cell>
          <table:table-cell office:value-type="float" office:value="24.08" calcext:value-type="float">
            <text:p>24.08</text:p>
          </table:table-cell>
          <table:table-cell office:value-type="float" office:value="23.55" calcext:value-type="float">
            <text:p>23.55</text:p>
          </table:table-cell>
          <table:table-cell office:value-type="float" office:value="23.99" calcext:value-type="float">
            <text:p>23.99</text:p>
          </table:table-cell>
          <table:table-cell office:value-type="float" office:value="28008400" calcext:value-type="float">
            <text:p>28008400</text:p>
          </table:table-cell>
          <table:table-cell office:value-type="float" office:value="23.99" calcext:value-type="float">
            <text:p>23.99</text:p>
          </table:table-cell>
        </table:table-row>
        <table:table-row table:style-name="ro1">
          <table:table-cell office:value-type="string" calcext:value-type="string">
            <text:p>2014-02-07</text:p>
          </table:table-cell>
          <table:table-cell office:value-type="float" office:value="38.17" calcext:value-type="float">
            <text:p>38.17</text:p>
          </table:table-cell>
          <table:table-cell office:value-type="float" office:value="38.35" calcext:value-type="float">
            <text:p>38.35</text:p>
          </table:table-cell>
          <table:table-cell office:value-type="float" office:value="37.87" calcext:value-type="float">
            <text:p>37.87</text:p>
          </table:table-cell>
          <table:table-cell office:value-type="float" office:value="37.95" calcext:value-type="float">
            <text:p>37.95</text:p>
          </table:table-cell>
          <table:table-cell office:value-type="float" office:value="20389000" calcext:value-type="float">
            <text:p>20389000</text:p>
          </table:table-cell>
          <table:table-cell office:value-type="float" office:value="37.65" calcext:value-type="float">
            <text:p>37.65</text:p>
          </table:table-cell>
          <table:table-cell office:value-type="float" office:value="123.75" calcext:value-type="float">
            <text:p>123.75</text:p>
          </table:table-cell>
          <table:table-cell office:value-type="float" office:value="127.21" calcext:value-type="float">
            <text:p>127.21</text:p>
          </table:table-cell>
          <table:table-cell office:value-type="float" office:value="123.65" calcext:value-type="float">
            <text:p>123.65</text:p>
          </table:table-cell>
          <table:table-cell office:value-type="float" office:value="127.02" calcext:value-type="float">
            <text:p>127.02</text:p>
          </table:table-cell>
          <table:table-cell office:value-type="float" office:value="8906300" calcext:value-type="float">
            <text:p>8906300</text:p>
          </table:table-cell>
          <table:table-cell office:value-type="float" office:value="126.31" calcext:value-type="float">
            <text:p>126.31</text:p>
          </table:table-cell>
          <table:table-cell office:value-type="float" office:value="24.2" calcext:value-type="float">
            <text:p>24.2</text:p>
          </table:table-cell>
          <table:table-cell office:value-type="float" office:value="24.26" calcext:value-type="float">
            <text:p>24.26</text:p>
          </table:table-cell>
          <table:table-cell office:value-type="float" office:value="23.77" calcext:value-type="float">
            <text:p>23.77</text:p>
          </table:table-cell>
          <table:table-cell office:value-type="float" office:value="24.21" calcext:value-type="float">
            <text:p>24.21</text:p>
          </table:table-cell>
          <table:table-cell office:value-type="float" office:value="30808400" calcext:value-type="float">
            <text:p>30808400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1">
          <table:table-cell office:value-type="string" calcext:value-type="string">
            <text:p>2014-02-10</text:p>
          </table:table-cell>
          <table:table-cell office:value-type="float" office:value="38.07" calcext:value-type="float">
            <text:p>38.07</text:p>
          </table:table-cell>
          <table:table-cell office:value-type="float" office:value="38.62" calcext:value-type="float">
            <text:p>38.62</text:p>
          </table:table-cell>
          <table:table-cell office:value-type="float" office:value="37.84" calcext:value-type="float">
            <text:p>37.84</text:p>
          </table:table-cell>
          <table:table-cell office:value-type="float" office:value="38.57" calcext:value-type="float">
            <text:p>38.57</text:p>
          </table:table-cell>
          <table:table-cell office:value-type="float" office:value="20877200" calcext:value-type="float">
            <text:p>20877200</text:p>
          </table:table-cell>
          <table:table-cell office:value-type="float" office:value="38.27" calcext:value-type="float">
            <text:p>38.27</text:p>
          </table:table-cell>
          <table:table-cell office:value-type="float" office:value="128.96" calcext:value-type="float">
            <text:p>128.96</text:p>
          </table:table-cell>
          <table:table-cell office:value-type="float" office:value="128.97" calcext:value-type="float">
            <text:p>128.97</text:p>
          </table:table-cell>
          <table:table-cell office:value-type="float" office:value="126.35" calcext:value-type="float">
            <text:p>126.35</text:p>
          </table:table-cell>
          <table:table-cell office:value-type="float" office:value="127.16" calcext:value-type="float">
            <text:p>127.16</text:p>
          </table:table-cell>
          <table:table-cell office:value-type="float" office:value="8173500" calcext:value-type="float">
            <text:p>8173500</text:p>
          </table:table-cell>
          <table:table-cell office:value-type="float" office:value="126.45" calcext:value-type="float">
            <text:p>126.45</text:p>
          </table:table-cell>
          <table:table-cell office:value-type="float" office:value="24.11" calcext:value-type="float">
            <text:p>24.11</text:p>
          </table:table-cell>
          <table:table-cell office:value-type="float" office:value="24.37" calcext:value-type="float">
            <text:p>24.37</text:p>
          </table:table-cell>
          <table:table-cell office:value-type="float" office:value="24.06" calcext:value-type="float">
            <text:p>24.06</text:p>
          </table:table-cell>
          <table:table-cell office:value-type="float" office:value="24.29" calcext:value-type="float">
            <text:p>24.29</text:p>
          </table:table-cell>
          <table:table-cell office:value-type="float" office:value="24571300" calcext:value-type="float">
            <text:p>24571300</text:p>
          </table:table-cell>
          <table:table-cell office:value-type="float" office:value="24.29" calcext:value-type="float">
            <text:p>24.29</text:p>
          </table:table-cell>
        </table:table-row>
        <table:table-row table:style-name="ro1">
          <table:table-cell office:value-type="string" calcext:value-type="string">
            <text:p>2014-02-11</text:p>
          </table:table-cell>
          <table:table-cell office:value-type="float" office:value="38.67" calcext:value-type="float">
            <text:p>38.67</text:p>
          </table:table-cell>
          <table:table-cell office:value-type="float" office:value="38.78" calcext:value-type="float">
            <text:p>38.78</text:p>
          </table:table-cell>
          <table:table-cell office:value-type="float" office:value="38.51" calcext:value-type="float">
            <text:p>38.51</text:p>
          </table:table-cell>
          <table:table-cell office:value-type="float" office:value="38.64" calcext:value-type="float">
            <text:p>38.64</text:p>
          </table:table-cell>
          <table:table-cell office:value-type="float" office:value="15361300" calcext:value-type="float">
            <text:p>15361300</text:p>
          </table:table-cell>
          <table:table-cell office:value-type="float" office:value="38.34" calcext:value-type="float">
            <text:p>38.34</text:p>
          </table:table-cell>
          <table:table-cell office:value-type="float" office:value="127.65" calcext:value-type="float">
            <text:p>127.65</text:p>
          </table:table-cell>
          <table:table-cell office:value-type="float" office:value="130.69" calcext:value-type="float">
            <text:p>130.69</text:p>
          </table:table-cell>
          <table:table-cell office:value-type="float" office:value="127.46" calcext:value-type="float">
            <text:p>127.46</text:p>
          </table:table-cell>
          <table:table-cell office:value-type="float" office:value="130.16" calcext:value-type="float">
            <text:p>130.16</text:p>
          </table:table-cell>
          <table:table-cell office:value-type="float" office:value="7874000" calcext:value-type="float">
            <text:p>7874000</text:p>
          </table:table-cell>
          <table:table-cell office:value-type="float" office:value="129.43" calcext:value-type="float">
            <text:p>129.43</text:p>
          </table:table-cell>
          <table:table-cell office:value-type="float" office:value="24.35" calcext:value-type="float">
            <text:p>24.35</text:p>
          </table:table-cell>
          <table:table-cell office:value-type="float" office:value="24.52" calcext:value-type="float">
            <text:p>24.52</text:p>
          </table:table-cell>
          <table:table-cell office:value-type="float" office:value="24.33" calcext:value-type="float">
            <text:p>24.33</text:p>
          </table:table-cell>
          <table:table-cell office:value-type="float" office:value="24.47" calcext:value-type="float">
            <text:p>24.47</text:p>
          </table:table-cell>
          <table:table-cell office:value-type="float" office:value="17911700" calcext:value-type="float">
            <text:p>17911700</text:p>
          </table:table-cell>
          <table:table-cell office:value-type="float" office:value="24.47" calcext:value-type="float">
            <text:p>24.47</text:p>
          </table:table-cell>
        </table:table-row>
        <table:table-row table:style-name="ro1">
          <table:table-cell office:value-type="string" calcext:value-type="string">
            <text:p>2014-02-12</text:p>
          </table:table-cell>
          <table:table-cell office:value-type="float" office:value="38.85" calcext:value-type="float">
            <text:p>38.85</text:p>
          </table:table-cell>
          <table:table-cell office:value-type="float" office:value="38.92" calcext:value-type="float">
            <text:p>38.92</text:p>
          </table:table-cell>
          <table:table-cell office:value-type="float" office:value="38.4" calcext:value-type="float">
            <text:p>38.4</text:p>
          </table:table-cell>
          <table:table-cell office:value-type="float" office:value="38.51" calcext:value-type="float">
            <text:p>38.51</text:p>
          </table:table-cell>
          <table:table-cell office:value-type="float" office:value="10633400" calcext:value-type="float">
            <text:p>10633400</text:p>
          </table:table-cell>
          <table:table-cell office:value-type="float" office:value="38.21" calcext:value-type="float">
            <text:p>38.21</text:p>
          </table:table-cell>
          <table:table-cell office:value-type="float" office:value="130.29" calcext:value-type="float">
            <text:p>130.29</text:p>
          </table:table-cell>
          <table:table-cell office:value-type="float" office:value="130.55" calcext:value-type="float">
            <text:p>130.55</text:p>
          </table:table-cell>
          <table:table-cell office:value-type="float" office:value="128" calcext:value-type="float">
            <text:p>128</text:p>
          </table:table-cell>
          <table:table-cell office:value-type="float" office:value="128.13" calcext:value-type="float">
            <text:p>128.13</text:p>
          </table:table-cell>
          <table:table-cell office:value-type="float" office:value="5798800" calcext:value-type="float">
            <text:p>5798800</text:p>
          </table:table-cell>
          <table:table-cell office:value-type="float" office:value="128.13" calcext:value-type="float">
            <text:p>128.13</text:p>
          </table:table-cell>
          <table:table-cell office:value-type="float" office:value="24.51" calcext:value-type="float">
            <text:p>24.51</text:p>
          </table:table-cell>
          <table:table-cell office:value-type="float" office:value="24.69" calcext:value-type="float">
            <text:p>24.69</text:p>
          </table:table-cell>
          <table:table-cell office:value-type="float" office:value="24.37" calcext:value-type="float">
            <text:p>24.37</text:p>
          </table:table-cell>
          <table:table-cell office:value-type="float" office:value="24.55" calcext:value-type="float">
            <text:p>24.55</text:p>
          </table:table-cell>
          <table:table-cell office:value-type="float" office:value="25874100" calcext:value-type="float">
            <text:p>25874100</text:p>
          </table:table-cell>
          <table:table-cell office:value-type="float" office:value="24.55" calcext:value-type="float">
            <text:p>24.55</text:p>
          </table:table-cell>
        </table:table-row>
        <table:table-row table:style-name="ro1">
          <table:table-cell office:value-type="string" calcext:value-type="string">
            <text:p>2014-02-13</text:p>
          </table:table-cell>
          <table:table-cell office:value-type="float" office:value="38.13" calcext:value-type="float">
            <text:p>38.13</text:p>
          </table:table-cell>
          <table:table-cell office:value-type="float" office:value="38.76" calcext:value-type="float">
            <text:p>38.76</text:p>
          </table:table-cell>
          <table:table-cell office:value-type="float" office:value="38.13" calcext:value-type="float">
            <text:p>38.13</text:p>
          </table:table-cell>
          <table:table-cell office:value-type="float" office:value="38.65" calcext:value-type="float">
            <text:p>38.65</text:p>
          </table:table-cell>
          <table:table-cell office:value-type="float" office:value="10435600" calcext:value-type="float">
            <text:p>10435600</text:p>
          </table:table-cell>
          <table:table-cell office:value-type="float" office:value="38.35" calcext:value-type="float">
            <text:p>38.35</text:p>
          </table:table-cell>
          <table:table-cell office:value-type="float" office:value="127.06" calcext:value-type="float">
            <text:p>127.06</text:p>
          </table:table-cell>
          <table:table-cell office:value-type="float" office:value="129.94" calcext:value-type="float">
            <text:p>129.94</text:p>
          </table:table-cell>
          <table:table-cell office:value-type="float" office:value="127.06" calcext:value-type="float">
            <text:p>127.06</text:p>
          </table:table-cell>
          <table:table-cell office:value-type="float" office:value="129.5" calcext:value-type="float">
            <text:p>129.5</text:p>
          </table:table-cell>
          <table:table-cell office:value-type="float" office:value="4203400" calcext:value-type="float">
            <text:p>4203400</text:p>
          </table:table-cell>
          <table:table-cell office:value-type="float" office:value="129.5" calcext:value-type="float">
            <text:p>129.5</text:p>
          </table:table-cell>
          <table:table-cell office:value-type="float" office:value="24.43" calcext:value-type="float">
            <text:p>24.43</text:p>
          </table:table-cell>
          <table:table-cell office:value-type="float" office:value="24.74" calcext:value-type="float">
            <text:p>24.74</text:p>
          </table:table-cell>
          <table:table-cell office:value-type="float" office:value="24.31" calcext:value-type="float">
            <text:p>24.31</text:p>
          </table:table-cell>
          <table:table-cell office:value-type="float" office:value="24.7" calcext:value-type="float">
            <text:p>24.7</text:p>
          </table:table-cell>
          <table:table-cell office:value-type="float" office:value="22922000" calcext:value-type="float">
            <text:p>22922000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string" calcext:value-type="string">
            <text:p>2014-02-14</text:p>
          </table:table-cell>
          <table:table-cell office:value-type="float" office:value="38.6" calcext:value-type="float">
            <text:p>38.6</text:p>
          </table:table-cell>
          <table:table-cell office:value-type="float" office:value="39.02" calcext:value-type="float">
            <text:p>39.02</text:p>
          </table:table-cell>
          <table:table-cell office:value-type="float" office:value="38.27" calcext:value-type="float">
            <text:p>38.27</text:p>
          </table:table-cell>
          <table:table-cell office:value-type="float" office:value="38.93" calcext:value-type="float">
            <text:p>38.93</text:p>
          </table:table-cell>
          <table:table-cell office:value-type="float" office:value="16030100" calcext:value-type="float">
            <text:p>16030100</text:p>
          </table:table-cell>
          <table:table-cell office:value-type="float" office:value="38.62" calcext:value-type="float">
            <text:p>38.62</text:p>
          </table:table-cell>
          <table:table-cell office:value-type="float" office:value="129.09" calcext:value-type="float">
            <text:p>129.09</text:p>
          </table:table-cell>
          <table:table-cell office:value-type="float" office:value="130.41" calcext:value-type="float">
            <text:p>130.41</text:p>
          </table:table-cell>
          <table:table-cell office:value-type="float" office:value="128.02" calcext:value-type="float">
            <text:p>128.02</text:p>
          </table:table-cell>
          <table:table-cell office:value-type="float" office:value="130.16" calcext:value-type="float">
            <text:p>130.16</text:p>
          </table:table-cell>
          <table:table-cell office:value-type="float" office:value="4807700" calcext:value-type="float">
            <text:p>4807700</text:p>
          </table:table-cell>
          <table:table-cell office:value-type="float" office:value="130.16" calcext:value-type="float">
            <text:p>130.16</text:p>
          </table:table-cell>
          <table:table-cell office:value-type="float" office:value="24.58" calcext:value-type="float">
            <text:p>24.58</text:p>
          </table:table-cell>
          <table:table-cell office:value-type="float" office:value="24.76" calcext:value-type="float">
            <text:p>24.76</text:p>
          </table:table-cell>
          <table:table-cell office:value-type="float" office:value="24.41" calcext:value-type="float">
            <text:p>24.41</text:p>
          </table:table-cell>
          <table:table-cell office:value-type="float" office:value="24.76" calcext:value-type="float">
            <text:p>24.76</text:p>
          </table:table-cell>
          <table:table-cell office:value-type="float" office:value="20539700" calcext:value-type="float">
            <text:p>20539700</text:p>
          </table:table-cell>
          <table:table-cell office:value-type="float" office:value="24.76" calcext:value-type="float">
            <text:p>24.76</text:p>
          </table:table-cell>
        </table:table-row>
        <table:table-row table:style-name="ro1">
          <table:table-cell office:value-type="string" calcext:value-type="string">
            <text:p>2014-02-18</text:p>
          </table:table-cell>
          <table:table-cell office:value-type="float" office:value="37.98" calcext:value-type="float">
            <text:p>37.98</text:p>
          </table:table-cell>
          <table:table-cell office:value-type="float" office:value="38.11" calcext:value-type="float">
            <text:p>38.11</text:p>
          </table:table-cell>
          <table:table-cell office:value-type="float" office:value="37.26" calcext:value-type="float">
            <text:p>37.26</text:p>
          </table:table-cell>
          <table:table-cell office:value-type="float" office:value="37.47" calcext:value-type="float">
            <text:p>37.47</text:p>
          </table:table-cell>
          <table:table-cell office:value-type="float" office:value="46098500" calcext:value-type="float">
            <text:p>46098500</text:p>
          </table:table-cell>
          <table:table-cell office:value-type="float" office:value="37.18" calcext:value-type="float">
            <text:p>37.18</text:p>
          </table:table-cell>
          <table:table-cell office:value-type="float" office:value="130.13" calcext:value-type="float">
            <text:p>130.13</text:p>
          </table:table-cell>
          <table:table-cell office:value-type="float" office:value="130.94" calcext:value-type="float">
            <text:p>130.94</text:p>
          </table:table-cell>
          <table:table-cell office:value-type="float" office:value="129.6" calcext:value-type="float">
            <text:p>129.6</text:p>
          </table:table-cell>
          <table:table-cell office:value-type="float" office:value="130.63" calcext:value-type="float">
            <text:p>130.63</text:p>
          </table:table-cell>
          <table:table-cell office:value-type="float" office:value="4645300" calcext:value-type="float">
            <text:p>4645300</text:p>
          </table:table-cell>
          <table:table-cell office:value-type="float" office:value="130.63" calcext:value-type="float">
            <text:p>130.63</text:p>
          </table:table-cell>
          <table:table-cell office:value-type="float" office:value="24.67" calcext:value-type="float">
            <text:p>24.67</text:p>
          </table:table-cell>
          <table:table-cell office:value-type="float" office:value="24.78" calcext:value-type="float">
            <text:p>24.78</text:p>
          </table:table-cell>
          <table:table-cell office:value-type="float" office:value="24.55" calcext:value-type="float">
            <text:p>24.55</text:p>
          </table:table-cell>
          <table:table-cell office:value-type="float" office:value="24.76" calcext:value-type="float">
            <text:p>24.76</text:p>
          </table:table-cell>
          <table:table-cell office:value-type="float" office:value="17738100" calcext:value-type="float">
            <text:p>17738100</text:p>
          </table:table-cell>
          <table:table-cell office:value-type="float" office:value="24.76" calcext:value-type="float">
            <text:p>24.76</text:p>
          </table:table-cell>
        </table:table-row>
        <table:table-row table:style-name="ro1">
          <table:table-cell office:value-type="string" calcext:value-type="string">
            <text:p>2014-02-19</text:p>
          </table:table-cell>
          <table:table-cell office:value-type="float" office:value="37.5" calcext:value-type="float">
            <text:p>37.5</text:p>
          </table:table-cell>
          <table:table-cell office:value-type="float" office:value="37.6" calcext:value-type="float">
            <text:p>37.6</text:p>
          </table:table-cell>
          <table:table-cell office:value-type="float" office:value="37.05" calcext:value-type="float">
            <text:p>37.05</text:p>
          </table:table-cell>
          <table:table-cell office:value-type="float" office:value="37.1" calcext:value-type="float">
            <text:p>37.1</text:p>
          </table:table-cell>
          <table:table-cell office:value-type="float" office:value="26645100" calcext:value-type="float">
            <text:p>26645100</text:p>
          </table:table-cell>
          <table:table-cell office:value-type="float" office:value="36.81" calcext:value-type="float">
            <text:p>36.81</text:p>
          </table:table-cell>
          <table:table-cell office:value-type="float" office:value="130.11" calcext:value-type="float">
            <text:p>130.11</text:p>
          </table:table-cell>
          <table:table-cell office:value-type="float" office:value="130.5" calcext:value-type="float">
            <text:p>130.5</text:p>
          </table:table-cell>
          <table:table-cell office:value-type="float" office:value="128.37" calcext:value-type="float">
            <text:p>128.37</text:p>
          </table:table-cell>
          <table:table-cell office:value-type="float" office:value="128.39" calcext:value-type="float">
            <text:p>128.39</text:p>
          </table:table-cell>
          <table:table-cell office:value-type="float" office:value="5146600" calcext:value-type="float">
            <text:p>5146600</text:p>
          </table:table-cell>
          <table:table-cell office:value-type="float" office:value="128.39" calcext:value-type="float">
            <text:p>128.39</text:p>
          </table:table-cell>
          <table:table-cell office:value-type="float" office:value="24.65" calcext:value-type="float">
            <text:p>24.65</text:p>
          </table:table-cell>
          <table:table-cell office:value-type="float" office:value="24.72" calcext:value-type="float">
            <text:p>24.72</text:p>
          </table:table-cell>
          <table:table-cell office:value-type="float" office:value="24.42" calcext:value-type="float">
            <text:p>24.42</text:p>
          </table:table-cell>
          <table:table-cell office:value-type="float" office:value="24.5" calcext:value-type="float">
            <text:p>24.5</text:p>
          </table:table-cell>
          <table:table-cell office:value-type="float" office:value="25686000" calcext:value-type="float">
            <text:p>25686000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string" calcext:value-type="string">
            <text:p>2014-02-20</text:p>
          </table:table-cell>
          <table:table-cell office:value-type="float" office:value="37.06" calcext:value-type="float">
            <text:p>37.06</text:p>
          </table:table-cell>
          <table:table-cell office:value-type="float" office:value="37.52" calcext:value-type="float">
            <text:p>37.52</text:p>
          </table:table-cell>
          <table:table-cell office:value-type="float" office:value="36.89" calcext:value-type="float">
            <text:p>36.89</text:p>
          </table:table-cell>
          <table:table-cell office:value-type="float" office:value="37.3" calcext:value-type="float">
            <text:p>37.3</text:p>
          </table:table-cell>
          <table:table-cell office:value-type="float" office:value="22639900" calcext:value-type="float">
            <text:p>22639900</text:p>
          </table:table-cell>
          <table:table-cell office:value-type="float" office:value="37.01" calcext:value-type="float">
            <text:p>37.01</text:p>
          </table:table-cell>
          <table:table-cell office:value-type="float" office:value="128.48" calcext:value-type="float">
            <text:p>128.48</text:p>
          </table:table-cell>
          <table:table-cell office:value-type="float" office:value="129.99" calcext:value-type="float">
            <text:p>129.99</text:p>
          </table:table-cell>
          <table:table-cell office:value-type="float" office:value="127.51" calcext:value-type="float">
            <text:p>127.51</text:p>
          </table:table-cell>
          <table:table-cell office:value-type="float" office:value="129.56" calcext:value-type="float">
            <text:p>129.56</text:p>
          </table:table-cell>
          <table:table-cell office:value-type="float" office:value="4466400" calcext:value-type="float">
            <text:p>4466400</text:p>
          </table:table-cell>
          <table:table-cell office:value-type="float" office:value="129.56" calcext:value-type="float">
            <text:p>129.56</text:p>
          </table:table-cell>
          <table:table-cell office:value-type="float" office:value="24.54" calcext:value-type="float">
            <text:p>24.54</text:p>
          </table:table-cell>
          <table:table-cell office:value-type="float" office:value="24.85" calcext:value-type="float">
            <text:p>24.85</text:p>
          </table:table-cell>
          <table:table-cell office:value-type="float" office:value="24.5" calcext:value-type="float">
            <text:p>24.5</text:p>
          </table:table-cell>
          <table:table-cell office:value-type="float" office:value="24.74" calcext:value-type="float">
            <text:p>24.74</text:p>
          </table:table-cell>
          <table:table-cell office:value-type="float" office:value="20193800" calcext:value-type="float">
            <text:p>20193800</text:p>
          </table:table-cell>
          <table:table-cell office:value-type="float" office:value="24.74" calcext:value-type="float">
            <text:p>24.74</text:p>
          </table:table-cell>
        </table:table-row>
        <table:table-row table:style-name="ro1">
          <table:table-cell office:value-type="string" calcext:value-type="string">
            <text:p>2014-02-21</text:p>
          </table:table-cell>
          <table:table-cell office:value-type="float" office:value="37.59" calcext:value-type="float">
            <text:p>37.59</text:p>
          </table:table-cell>
          <table:table-cell office:value-type="float" office:value="37.62" calcext:value-type="float">
            <text:p>37.62</text:p>
          </table:table-cell>
          <table:table-cell office:value-type="float" office:value="37.14" calcext:value-type="float">
            <text:p>37.14</text:p>
          </table:table-cell>
          <table:table-cell office:value-type="float" office:value="37.18" calcext:value-type="float">
            <text:p>37.18</text:p>
          </table:table-cell>
          <table:table-cell office:value-type="float" office:value="19419800" calcext:value-type="float">
            <text:p>19419800</text:p>
          </table:table-cell>
          <table:table-cell office:value-type="float" office:value="36.89" calcext:value-type="float">
            <text:p>36.89</text:p>
          </table:table-cell>
          <table:table-cell table:number-columns-repeated="2" office:value-type="float" office:value="129.8" calcext:value-type="float">
            <text:p>129.8</text:p>
          </table:table-cell>
          <table:table-cell office:value-type="float" office:value="128.11" calcext:value-type="float">
            <text:p>128.11</text:p>
          </table:table-cell>
          <table:table-cell office:value-type="float" office:value="128.28" calcext:value-type="float">
            <text:p>128.28</text:p>
          </table:table-cell>
          <table:table-cell office:value-type="float" office:value="5164000" calcext:value-type="float">
            <text:p>5164000</text:p>
          </table:table-cell>
          <table:table-cell office:value-type="float" office:value="128.28" calcext:value-type="float">
            <text:p>128.28</text:p>
          </table:table-cell>
          <table:table-cell office:value-type="float" office:value="24.95" calcext:value-type="float">
            <text:p>24.95</text:p>
          </table:table-cell>
          <table:table-cell office:value-type="float" office:value="24.96" calcext:value-type="float">
            <text:p>24.96</text:p>
          </table:table-cell>
          <table:table-cell office:value-type="float" office:value="24.35" calcext:value-type="float">
            <text:p>24.35</text:p>
          </table:table-cell>
          <table:table-cell office:value-type="float" office:value="24.42" calcext:value-type="float">
            <text:p>24.42</text:p>
          </table:table-cell>
          <table:table-cell office:value-type="float" office:value="30579800" calcext:value-type="float">
            <text:p>30579800</text:p>
          </table:table-cell>
          <table:table-cell office:value-type="float" office:value="24.42" calcext:value-type="float">
            <text:p>24.42</text:p>
          </table:table-cell>
        </table:table-row>
        <table:table-row table:style-name="ro1">
          <table:table-cell office:value-type="string" calcext:value-type="string">
            <text:p>2014-02-24</text:p>
          </table:table-cell>
          <table:table-cell office:value-type="float" office:value="37.3" calcext:value-type="float">
            <text:p>37.3</text:p>
          </table:table-cell>
          <table:table-cell office:value-type="float" office:value="37.6" calcext:value-type="float">
            <text:p>37.6</text:p>
          </table:table-cell>
          <table:table-cell office:value-type="float" office:value="37.22" calcext:value-type="float">
            <text:p>37.22</text:p>
          </table:table-cell>
          <table:table-cell office:value-type="float" office:value="37.5" calcext:value-type="float">
            <text:p>37.5</text:p>
          </table:table-cell>
          <table:table-cell office:value-type="float" office:value="24223500" calcext:value-type="float">
            <text:p>24223500</text:p>
          </table:table-cell>
          <table:table-cell office:value-type="float" office:value="37.21" calcext:value-type="float">
            <text:p>37.21</text:p>
          </table:table-cell>
          <table:table-cell office:value-type="float" office:value="128.38" calcext:value-type="float">
            <text:p>128.38</text:p>
          </table:table-cell>
          <table:table-cell office:value-type="float" office:value="130.8" calcext:value-type="float">
            <text:p>130.8</text:p>
          </table:table-cell>
          <table:table-cell office:value-type="float" office:value="128.36" calcext:value-type="float">
            <text:p>128.36</text:p>
          </table:table-cell>
          <table:table-cell office:value-type="float" office:value="129.59" calcext:value-type="float">
            <text:p>129.59</text:p>
          </table:table-cell>
          <table:table-cell office:value-type="float" office:value="4635700" calcext:value-type="float">
            <text:p>4635700</text:p>
          </table:table-cell>
          <table:table-cell office:value-type="float" office:value="129.59" calcext:value-type="float">
            <text:p>129.59</text:p>
          </table:table-cell>
          <table:table-cell office:value-type="float" office:value="24.51" calcext:value-type="float">
            <text:p>24.51</text:p>
          </table:table-cell>
          <table:table-cell office:value-type="float" office:value="24.88" calcext:value-type="float">
            <text:p>24.88</text:p>
          </table:table-cell>
          <table:table-cell office:value-type="float" office:value="24.41" calcext:value-type="float">
            <text:p>24.41</text:p>
          </table:table-cell>
          <table:table-cell office:value-type="float" office:value="24.63" calcext:value-type="float">
            <text:p>24.63</text:p>
          </table:table-cell>
          <table:table-cell office:value-type="float" office:value="24145500" calcext:value-type="float">
            <text:p>24145500</text:p>
          </table:table-cell>
          <table:table-cell office:value-type="float" office:value="24.63" calcext:value-type="float">
            <text:p>24.63</text:p>
          </table:table-cell>
        </table:table-row>
        <table:table-row table:style-name="ro1">
          <table:table-cell office:value-type="string" calcext:value-type="string">
            <text:p>2014-02-25</text:p>
          </table:table-cell>
          <table:table-cell office:value-type="float" office:value="37.63" calcext:value-type="float">
            <text:p>37.63</text:p>
          </table:table-cell>
          <table:table-cell office:value-type="float" office:value="37.94" calcext:value-type="float">
            <text:p>37.94</text:p>
          </table:table-cell>
          <table:table-cell office:value-type="float" office:value="37.5" calcext:value-type="float">
            <text:p>37.5</text:p>
          </table:table-cell>
          <table:table-cell office:value-type="float" office:value="37.77" calcext:value-type="float">
            <text:p>37.77</text:p>
          </table:table-cell>
          <table:table-cell office:value-type="float" office:value="22845500" calcext:value-type="float">
            <text:p>22845500</text:p>
          </table:table-cell>
          <table:table-cell office:value-type="float" office:value="37.47" calcext:value-type="float">
            <text:p>37.47</text:p>
          </table:table-cell>
          <table:table-cell office:value-type="float" office:value="129.3" calcext:value-type="float">
            <text:p>129.3</text:p>
          </table:table-cell>
          <table:table-cell office:value-type="float" office:value="129.75" calcext:value-type="float">
            <text:p>129.75</text:p>
          </table:table-cell>
          <table:table-cell office:value-type="float" office:value="126.21" calcext:value-type="float">
            <text:p>126.21</text:p>
          </table:table-cell>
          <table:table-cell office:value-type="float" office:value="126.78" calcext:value-type="float">
            <text:p>126.78</text:p>
          </table:table-cell>
          <table:table-cell office:value-type="float" office:value="7308800" calcext:value-type="float">
            <text:p>7308800</text:p>
          </table:table-cell>
          <table:table-cell office:value-type="float" office:value="126.78" calcext:value-type="float">
            <text:p>126.78</text:p>
          </table:table-cell>
          <table:table-cell office:value-type="float" office:value="24.67" calcext:value-type="float">
            <text:p>24.67</text:p>
          </table:table-cell>
          <table:table-cell office:value-type="float" office:value="24.71" calcext:value-type="float">
            <text:p>24.71</text:p>
          </table:table-cell>
          <table:table-cell office:value-type="float" office:value="24.46" calcext:value-type="float">
            <text:p>24.46</text:p>
          </table:table-cell>
          <table:table-cell office:value-type="float" office:value="24.62" calcext:value-type="float">
            <text:p>24.62</text:p>
          </table:table-cell>
          <table:table-cell office:value-type="float" office:value="21539100" calcext:value-type="float">
            <text:p>21539100</text:p>
          </table:table-cell>
          <table:table-cell office:value-type="float" office:value="24.62" calcext:value-type="float">
            <text:p>24.62</text:p>
          </table:table-cell>
        </table:table-row>
        <table:table-row table:style-name="ro1">
          <table:table-cell office:value-type="string" calcext:value-type="string">
            <text:p>2014-02-26</text:p>
          </table:table-cell>
          <table:table-cell office:value-type="float" office:value="37.9" calcext:value-type="float">
            <text:p>37.9</text:p>
          </table:table-cell>
          <table:table-cell office:value-type="float" office:value="37.94" calcext:value-type="float">
            <text:p>37.94</text:p>
          </table:table-cell>
          <table:table-cell office:value-type="float" office:value="37.72" calcext:value-type="float">
            <text:p>37.72</text:p>
          </table:table-cell>
          <table:table-cell office:value-type="float" office:value="37.87" calcext:value-type="float">
            <text:p>37.87</text:p>
          </table:table-cell>
          <table:table-cell office:value-type="float" office:value="18195100" calcext:value-type="float">
            <text:p>18195100</text:p>
          </table:table-cell>
          <table:table-cell office:value-type="float" office:value="37.57" calcext:value-type="float">
            <text:p>37.57</text:p>
          </table:table-cell>
          <table:table-cell office:value-type="float" office:value="127.24" calcext:value-type="float">
            <text:p>127.24</text:p>
          </table:table-cell>
          <table:table-cell office:value-type="float" office:value="127.94" calcext:value-type="float">
            <text:p>127.94</text:p>
          </table:table-cell>
          <table:table-cell office:value-type="float" office:value="126.36" calcext:value-type="float">
            <text:p>126.36</text:p>
          </table:table-cell>
          <table:table-cell office:value-type="float" office:value="126.61" calcext:value-type="float">
            <text:p>126.61</text:p>
          </table:table-cell>
          <table:table-cell office:value-type="float" office:value="4803600" calcext:value-type="float">
            <text:p>4803600</text:p>
          </table:table-cell>
          <table:table-cell office:value-type="float" office:value="126.61" calcext:value-type="float">
            <text:p>126.61</text:p>
          </table:table-cell>
          <table:table-cell office:value-type="float" office:value="24.74" calcext:value-type="float">
            <text:p>24.74</text:p>
          </table:table-cell>
          <table:table-cell office:value-type="float" office:value="24.98" calcext:value-type="float">
            <text:p>24.98</text:p>
          </table:table-cell>
          <table:table-cell office:value-type="float" office:value="24.61" calcext:value-type="float">
            <text:p>24.61</text:p>
          </table:table-cell>
          <table:table-cell office:value-type="float" office:value="24.8" calcext:value-type="float">
            <text:p>24.8</text:p>
          </table:table-cell>
          <table:table-cell office:value-type="float" office:value="19820200" calcext:value-type="float">
            <text:p>19820200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string" calcext:value-type="string">
            <text:p>2014-02-27</text:p>
          </table:table-cell>
          <table:table-cell office:value-type="float" office:value="37.84" calcext:value-type="float">
            <text:p>37.84</text:p>
          </table:table-cell>
          <table:table-cell office:value-type="float" office:value="38.11" calcext:value-type="float">
            <text:p>38.11</text:p>
          </table:table-cell>
          <table:table-cell office:value-type="float" office:value="37.8" calcext:value-type="float">
            <text:p>37.8</text:p>
          </table:table-cell>
          <table:table-cell office:value-type="float" office:value="38.07" calcext:value-type="float">
            <text:p>38.07</text:p>
          </table:table-cell>
          <table:table-cell office:value-type="float" office:value="18423400" calcext:value-type="float">
            <text:p>18423400</text:p>
          </table:table-cell>
          <table:table-cell office:value-type="float" office:value="37.77" calcext:value-type="float">
            <text:p>37.77</text:p>
          </table:table-cell>
          <table:table-cell office:value-type="float" office:value="126.47" calcext:value-type="float">
            <text:p>126.47</text:p>
          </table:table-cell>
          <table:table-cell office:value-type="float" office:value="128.56" calcext:value-type="float">
            <text:p>128.56</text:p>
          </table:table-cell>
          <table:table-cell office:value-type="float" office:value="126.26" calcext:value-type="float">
            <text:p>126.26</text:p>
          </table:table-cell>
          <table:table-cell office:value-type="float" office:value="128.56" calcext:value-type="float">
            <text:p>128.56</text:p>
          </table:table-cell>
          <table:table-cell office:value-type="float" office:value="4649700" calcext:value-type="float">
            <text:p>4649700</text:p>
          </table:table-cell>
          <table:table-cell office:value-type="float" office:value="128.56" calcext:value-type="float">
            <text:p>128.56</text:p>
          </table:table-cell>
          <table:table-cell table:number-columns-repeated="2" office:value-type="float" office:value="24.8" calcext:value-type="float">
            <text:p>24.8</text:p>
          </table:table-cell>
          <table:table-cell office:value-type="float" office:value="24.51" calcext:value-type="float">
            <text:p>24.51</text:p>
          </table:table-cell>
          <table:table-cell office:value-type="float" office:value="24.76" calcext:value-type="float">
            <text:p>24.76</text:p>
          </table:table-cell>
          <table:table-cell office:value-type="float" office:value="20863900" calcext:value-type="float">
            <text:p>20863900</text:p>
          </table:table-cell>
          <table:table-cell office:value-type="float" office:value="24.76" calcext:value-type="float">
            <text:p>24.76</text:p>
          </table:table-cell>
        </table:table-row>
        <table:table-row table:style-name="ro1">
          <table:table-cell office:value-type="string" calcext:value-type="string">
            <text:p>2014-02-28</text:p>
          </table:table-cell>
          <table:table-cell office:value-type="float" office:value="38.08" calcext:value-type="float">
            <text:p>38.08</text:p>
          </table:table-cell>
          <table:table-cell office:value-type="float" office:value="38.39" calcext:value-type="float">
            <text:p>38.39</text:p>
          </table:table-cell>
          <table:table-cell office:value-type="float" office:value="38.04" calcext:value-type="float">
            <text:p>38.04</text:p>
          </table:table-cell>
          <table:table-cell office:value-type="float" office:value="38.2" calcext:value-type="float">
            <text:p>38.2</text:p>
          </table:table-cell>
          <table:table-cell office:value-type="float" office:value="15763200" calcext:value-type="float">
            <text:p>15763200</text:p>
          </table:table-cell>
          <table:table-cell office:value-type="float" office:value="37.9" calcext:value-type="float">
            <text:p>37.9</text:p>
          </table:table-cell>
          <table:table-cell office:value-type="float" office:value="128.75" calcext:value-type="float">
            <text:p>128.75</text:p>
          </table:table-cell>
          <table:table-cell office:value-type="float" office:value="129.95" calcext:value-type="float">
            <text:p>129.95</text:p>
          </table:table-cell>
          <table:table-cell office:value-type="float" office:value="128.06" calcext:value-type="float">
            <text:p>128.06</text:p>
          </table:table-cell>
          <table:table-cell office:value-type="float" office:value="128.92" calcext:value-type="float">
            <text:p>128.92</text:p>
          </table:table-cell>
          <table:table-cell office:value-type="float" office:value="4361400" calcext:value-type="float">
            <text:p>4361400</text:p>
          </table:table-cell>
          <table:table-cell office:value-type="float" office:value="128.92" calcext:value-type="float">
            <text:p>128.92</text:p>
          </table:table-cell>
          <table:table-cell office:value-type="float" office:value="24.79" calcext:value-type="float">
            <text:p>24.79</text:p>
          </table:table-cell>
          <table:table-cell office:value-type="float" office:value="24.85" calcext:value-type="float">
            <text:p>24.85</text:p>
          </table:table-cell>
          <table:table-cell office:value-type="float" office:value="24.57" calcext:value-type="float">
            <text:p>24.57</text:p>
          </table:table-cell>
          <table:table-cell office:value-type="float" office:value="24.76" calcext:value-type="float">
            <text:p>24.76</text:p>
          </table:table-cell>
          <table:table-cell office:value-type="float" office:value="23482700" calcext:value-type="float">
            <text:p>23482700</text:p>
          </table:table-cell>
          <table:table-cell office:value-type="float" office:value="24.76" calcext:value-type="float">
            <text:p>24.76</text:p>
          </table:table-cell>
        </table:table-row>
        <table:table-row table:style-name="ro1">
          <table:table-cell office:value-type="string" calcext:value-type="string">
            <text:p>2014-03-03</text:p>
          </table:table-cell>
          <table:table-cell office:value-type="float" office:value="37.88" calcext:value-type="float">
            <text:p>37.88</text:p>
          </table:table-cell>
          <table:table-cell office:value-type="float" office:value="38.16" calcext:value-type="float">
            <text:p>38.16</text:p>
          </table:table-cell>
          <table:table-cell office:value-type="float" office:value="37.85" calcext:value-type="float">
            <text:p>37.85</text:p>
          </table:table-cell>
          <table:table-cell office:value-type="float" office:value="38.12" calcext:value-type="float">
            <text:p>38.12</text:p>
          </table:table-cell>
          <table:table-cell office:value-type="float" office:value="18683400" calcext:value-type="float">
            <text:p>18683400</text:p>
          </table:table-cell>
          <table:table-cell office:value-type="float" office:value="37.82" calcext:value-type="float">
            <text:p>37.82</text:p>
          </table:table-cell>
          <table:table-cell office:value-type="float" office:value="127.18" calcext:value-type="float">
            <text:p>127.18</text:p>
          </table:table-cell>
          <table:table-cell office:value-type="float" office:value="128.44" calcext:value-type="float">
            <text:p>128.44</text:p>
          </table:table-cell>
          <table:table-cell office:value-type="float" office:value="126.52" calcext:value-type="float">
            <text:p>126.52</text:p>
          </table:table-cell>
          <table:table-cell office:value-type="float" office:value="128.22" calcext:value-type="float">
            <text:p>128.22</text:p>
          </table:table-cell>
          <table:table-cell office:value-type="float" office:value="4847100" calcext:value-type="float">
            <text:p>4847100</text:p>
          </table:table-cell>
          <table:table-cell office:value-type="float" office:value="128.22" calcext:value-type="float">
            <text:p>128.22</text:p>
          </table:table-cell>
          <table:table-cell office:value-type="float" office:value="24.55" calcext:value-type="float">
            <text:p>24.55</text:p>
          </table:table-cell>
          <table:table-cell office:value-type="float" office:value="24.59" calcext:value-type="float">
            <text:p>24.59</text:p>
          </table:table-cell>
          <table:table-cell office:value-type="float" office:value="24.3" calcext:value-type="float">
            <text:p>24.3</text:p>
          </table:table-cell>
          <table:table-cell office:value-type="float" office:value="24.5" calcext:value-type="float">
            <text:p>24.5</text:p>
          </table:table-cell>
          <table:table-cell office:value-type="float" office:value="25728500" calcext:value-type="float">
            <text:p>25728500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string" calcext:value-type="string">
            <text:p>2014-03-04</text:p>
          </table:table-cell>
          <table:table-cell office:value-type="float" office:value="38.34" calcext:value-type="float">
            <text:p>38.34</text:p>
          </table:table-cell>
          <table:table-cell office:value-type="float" office:value="38.39" calcext:value-type="float">
            <text:p>38.39</text:p>
          </table:table-cell>
          <table:table-cell office:value-type="float" office:value="38.23" calcext:value-type="float">
            <text:p>38.23</text:p>
          </table:table-cell>
          <table:table-cell office:value-type="float" office:value="38.31" calcext:value-type="float">
            <text:p>38.31</text:p>
          </table:table-cell>
          <table:table-cell office:value-type="float" office:value="20425200" calcext:value-type="float">
            <text:p>20425200</text:p>
          </table:table-cell>
          <table:table-cell office:value-type="float" office:value="38.01" calcext:value-type="float">
            <text:p>38.01</text:p>
          </table:table-cell>
          <table:table-cell office:value-type="float" office:value="129.38" calcext:value-type="float">
            <text:p>129.38</text:p>
          </table:table-cell>
          <table:table-cell office:value-type="float" office:value="131" calcext:value-type="float">
            <text:p>131</text:p>
          </table:table-cell>
          <table:table-cell office:value-type="float" office:value="129.33" calcext:value-type="float">
            <text:p>129.33</text:p>
          </table:table-cell>
          <table:table-cell office:value-type="float" office:value="130.23" calcext:value-type="float">
            <text:p>130.23</text:p>
          </table:table-cell>
          <table:table-cell office:value-type="float" office:value="5422800" calcext:value-type="float">
            <text:p>5422800</text:p>
          </table:table-cell>
          <table:table-cell office:value-type="float" office:value="130.23" calcext:value-type="float">
            <text:p>130.23</text:p>
          </table:table-cell>
          <table:table-cell office:value-type="float" office:value="24.72" calcext:value-type="float">
            <text:p>24.72</text:p>
          </table:table-cell>
          <table:table-cell office:value-type="float" office:value="24.78" calcext:value-type="float">
            <text:p>24.78</text:p>
          </table:table-cell>
          <table:table-cell office:value-type="float" office:value="24.5" calcext:value-type="float">
            <text:p>24.5</text:p>
          </table:table-cell>
          <table:table-cell office:value-type="float" office:value="24.61" calcext:value-type="float">
            <text:p>24.61</text:p>
          </table:table-cell>
          <table:table-cell office:value-type="float" office:value="23661200" calcext:value-type="float">
            <text:p>23661200</text:p>
          </table:table-cell>
          <table:table-cell office:value-type="float" office:value="24.61" calcext:value-type="float">
            <text:p>24.61</text:p>
          </table:table-cell>
        </table:table-row>
        <table:table-row table:style-name="ro1">
          <table:table-cell office:value-type="string" calcext:value-type="string">
            <text:p>2014-03-05</text:p>
          </table:table-cell>
          <table:table-cell office:value-type="float" office:value="38.42" calcext:value-type="float">
            <text:p>38.42</text:p>
          </table:table-cell>
          <table:table-cell office:value-type="float" office:value="38.45" calcext:value-type="float">
            <text:p>38.45</text:p>
          </table:table-cell>
          <table:table-cell office:value-type="float" office:value="38.25" calcext:value-type="float">
            <text:p>38.25</text:p>
          </table:table-cell>
          <table:table-cell office:value-type="float" office:value="38.35" calcext:value-type="float">
            <text:p>38.35</text:p>
          </table:table-cell>
          <table:table-cell office:value-type="float" office:value="14367400" calcext:value-type="float">
            <text:p>14367400</text:p>
          </table:table-cell>
          <table:table-cell office:value-type="float" office:value="38.05" calcext:value-type="float">
            <text:p>38.05</text:p>
          </table:table-cell>
          <table:table-cell office:value-type="float" office:value="130.4" calcext:value-type="float">
            <text:p>130.4</text:p>
          </table:table-cell>
          <table:table-cell office:value-type="float" office:value="130.8" calcext:value-type="float">
            <text:p>130.8</text:p>
          </table:table-cell>
          <table:table-cell office:value-type="float" office:value="128.69" calcext:value-type="float">
            <text:p>128.69</text:p>
          </table:table-cell>
          <table:table-cell office:value-type="float" office:value="128.79" calcext:value-type="float">
            <text:p>128.79</text:p>
          </table:table-cell>
          <table:table-cell office:value-type="float" office:value="4095200" calcext:value-type="float">
            <text:p>4095200</text:p>
          </table:table-cell>
          <table:table-cell office:value-type="float" office:value="128.79" calcext:value-type="float">
            <text:p>128.79</text:p>
          </table:table-cell>
          <table:table-cell office:value-type="float" office:value="24.7" calcext:value-type="float">
            <text:p>24.7</text:p>
          </table:table-cell>
          <table:table-cell office:value-type="float" office:value="24.71" calcext:value-type="float">
            <text:p>24.71</text:p>
          </table:table-cell>
          <table:table-cell office:value-type="float" office:value="24.4" calcext:value-type="float">
            <text:p>24.4</text:p>
          </table:table-cell>
          <table:table-cell office:value-type="float" office:value="24.5" calcext:value-type="float">
            <text:p>24.5</text:p>
          </table:table-cell>
          <table:table-cell office:value-type="float" office:value="21036200" calcext:value-type="float">
            <text:p>21036200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string" calcext:value-type="string">
            <text:p>2014-03-06</text:p>
          </table:table-cell>
          <table:table-cell office:value-type="float" office:value="38.4" calcext:value-type="float">
            <text:p>38.4</text:p>
          </table:table-cell>
          <table:table-cell office:value-type="float" office:value="38.55" calcext:value-type="float">
            <text:p>38.55</text:p>
          </table:table-cell>
          <table:table-cell office:value-type="float" office:value="38.27" calcext:value-type="float">
            <text:p>38.27</text:p>
          </table:table-cell>
          <table:table-cell office:value-type="float" office:value="38.47" calcext:value-type="float">
            <text:p>38.47</text:p>
          </table:table-cell>
          <table:table-cell office:value-type="float" office:value="14700000" calcext:value-type="float">
            <text:p>14700000</text:p>
          </table:table-cell>
          <table:table-cell office:value-type="float" office:value="38.17" calcext:value-type="float">
            <text:p>38.17</text:p>
          </table:table-cell>
          <table:table-cell office:value-type="float" office:value="129.01" calcext:value-type="float">
            <text:p>129.01</text:p>
          </table:table-cell>
          <table:table-cell office:value-type="float" office:value="129.37" calcext:value-type="float">
            <text:p>129.37</text:p>
          </table:table-cell>
          <table:table-cell office:value-type="float" office:value="128.03" calcext:value-type="float">
            <text:p>128.03</text:p>
          </table:table-cell>
          <table:table-cell office:value-type="float" office:value="128.86" calcext:value-type="float">
            <text:p>128.86</text:p>
          </table:table-cell>
          <table:table-cell office:value-type="float" office:value="3595900" calcext:value-type="float">
            <text:p>3595900</text:p>
          </table:table-cell>
          <table:table-cell office:value-type="float" office:value="128.86" calcext:value-type="float">
            <text:p>128.86</text:p>
          </table:table-cell>
          <table:table-cell office:value-type="float" office:value="24.57" calcext:value-type="float">
            <text:p>24.57</text:p>
          </table:table-cell>
          <table:table-cell office:value-type="float" office:value="24.65" calcext:value-type="float">
            <text:p>24.65</text:p>
          </table:table-cell>
          <table:table-cell office:value-type="float" office:value="24.38" calcext:value-type="float">
            <text:p>24.38</text:p>
          </table:table-cell>
          <table:table-cell office:value-type="float" office:value="24.63" calcext:value-type="float">
            <text:p>24.63</text:p>
          </table:table-cell>
          <table:table-cell office:value-type="float" office:value="22371700" calcext:value-type="float">
            <text:p>22371700</text:p>
          </table:table-cell>
          <table:table-cell office:value-type="float" office:value="24.63" calcext:value-type="float">
            <text:p>24.63</text:p>
          </table:table-cell>
        </table:table-row>
        <table:table-row table:style-name="ro1">
          <table:table-cell office:value-type="string" calcext:value-type="string">
            <text:p>2014-03-07</text:p>
          </table:table-cell>
          <table:table-cell office:value-type="float" office:value="38.56" calcext:value-type="float">
            <text:p>38.56</text:p>
          </table:table-cell>
          <table:table-cell office:value-type="float" office:value="38.61" calcext:value-type="float">
            <text:p>38.61</text:p>
          </table:table-cell>
          <table:table-cell office:value-type="float" office:value="38.36" calcext:value-type="float">
            <text:p>38.36</text:p>
          </table:table-cell>
          <table:table-cell office:value-type="float" office:value="38.55" calcext:value-type="float">
            <text:p>38.55</text:p>
          </table:table-cell>
          <table:table-cell office:value-type="float" office:value="17047600" calcext:value-type="float">
            <text:p>17047600</text:p>
          </table:table-cell>
          <table:table-cell office:value-type="float" office:value="38.25" calcext:value-type="float">
            <text:p>38.25</text:p>
          </table:table-cell>
          <table:table-cell office:value-type="float" office:value="129.75" calcext:value-type="float">
            <text:p>129.75</text:p>
          </table:table-cell>
          <table:table-cell office:value-type="float" office:value="130.16" calcext:value-type="float">
            <text:p>130.16</text:p>
          </table:table-cell>
          <table:table-cell office:value-type="float" office:value="128.07" calcext:value-type="float">
            <text:p>128.07</text:p>
          </table:table-cell>
          <table:table-cell office:value-type="float" office:value="128.54" calcext:value-type="float">
            <text:p>128.54</text:p>
          </table:table-cell>
          <table:table-cell office:value-type="float" office:value="4297800" calcext:value-type="float">
            <text:p>4297800</text:p>
          </table:table-cell>
          <table:table-cell office:value-type="float" office:value="128.54" calcext:value-type="float">
            <text:p>128.54</text:p>
          </table:table-cell>
          <table:table-cell office:value-type="float" office:value="24.7" calcext:value-type="float">
            <text:p>24.7</text:p>
          </table:table-cell>
          <table:table-cell office:value-type="float" office:value="24.85" calcext:value-type="float">
            <text:p>24.85</text:p>
          </table:table-cell>
          <table:table-cell office:value-type="float" office:value="24.57" calcext:value-type="float">
            <text:p>24.57</text:p>
          </table:table-cell>
          <table:table-cell office:value-type="float" office:value="24.64" calcext:value-type="float">
            <text:p>24.64</text:p>
          </table:table-cell>
          <table:table-cell office:value-type="float" office:value="25373400" calcext:value-type="float">
            <text:p>25373400</text:p>
          </table:table-cell>
          <table:table-cell office:value-type="float" office:value="24.64" calcext:value-type="float">
            <text:p>24.64</text:p>
          </table:table-cell>
        </table:table-row>
        <table:table-row table:style-name="ro1">
          <table:table-cell office:value-type="string" calcext:value-type="string">
            <text:p>2014-03-10</text:p>
          </table:table-cell>
          <table:table-cell office:value-type="float" office:value="38.55" calcext:value-type="float">
            <text:p>38.55</text:p>
          </table:table-cell>
          <table:table-cell office:value-type="float" office:value="38.65" calcext:value-type="float">
            <text:p>38.65</text:p>
          </table:table-cell>
          <table:table-cell office:value-type="float" office:value="38.44" calcext:value-type="float">
            <text:p>38.44</text:p>
          </table:table-cell>
          <table:table-cell office:value-type="float" office:value="38.65" calcext:value-type="float">
            <text:p>38.65</text:p>
          </table:table-cell>
          <table:table-cell office:value-type="float" office:value="14540800" calcext:value-type="float">
            <text:p>14540800</text:p>
          </table:table-cell>
          <table:table-cell office:value-type="float" office:value="38.35" calcext:value-type="float">
            <text:p>38.35</text:p>
          </table:table-cell>
          <table:table-cell office:value-type="float" office:value="126.51" calcext:value-type="float">
            <text:p>126.51</text:p>
          </table:table-cell>
          <table:table-cell office:value-type="float" office:value="127.28" calcext:value-type="float">
            <text:p>127.28</text:p>
          </table:table-cell>
          <table:table-cell office:value-type="float" office:value="124.76" calcext:value-type="float">
            <text:p>124.76</text:p>
          </table:table-cell>
          <table:table-cell office:value-type="float" office:value="126.89" calcext:value-type="float">
            <text:p>126.89</text:p>
          </table:table-cell>
          <table:table-cell office:value-type="float" office:value="7039200" calcext:value-type="float">
            <text:p>7039200</text:p>
          </table:table-cell>
          <table:table-cell office:value-type="float" office:value="126.89" calcext:value-type="float">
            <text:p>126.89</text:p>
          </table:table-cell>
          <table:table-cell office:value-type="float" office:value="24.61" calcext:value-type="float">
            <text:p>24.61</text:p>
          </table:table-cell>
          <table:table-cell office:value-type="float" office:value="24.89" calcext:value-type="float">
            <text:p>24.89</text:p>
          </table:table-cell>
          <table:table-cell office:value-type="float" office:value="24.58" calcext:value-type="float">
            <text:p>24.58</text:p>
          </table:table-cell>
          <table:table-cell office:value-type="float" office:value="24.84" calcext:value-type="float">
            <text:p>24.84</text:p>
          </table:table-cell>
          <table:table-cell office:value-type="float" office:value="24908100" calcext:value-type="float">
            <text:p>24908100</text:p>
          </table:table-cell>
          <table:table-cell office:value-type="float" office:value="24.84" calcext:value-type="float">
            <text:p>24.84</text:p>
          </table:table-cell>
        </table:table-row>
        <table:table-row table:style-name="ro1">
          <table:table-cell office:value-type="string" calcext:value-type="string">
            <text:p>2014-03-11</text:p>
          </table:table-cell>
          <table:table-cell table:number-columns-repeated="2" office:value-type="float" office:value="38.84" calcext:value-type="float">
            <text:p>38.84</text:p>
          </table:table-cell>
          <table:table-cell office:value-type="float" office:value="38.54" calcext:value-type="float">
            <text:p>38.54</text:p>
          </table:table-cell>
          <table:table-cell office:value-type="float" office:value="38.8" calcext:value-type="float">
            <text:p>38.8</text:p>
          </table:table-cell>
          <table:table-cell office:value-type="float" office:value="13845700" calcext:value-type="float">
            <text:p>13845700</text:p>
          </table:table-cell>
          <table:table-cell office:value-type="float" office:value="38.49" calcext:value-type="float">
            <text:p>38.49</text:p>
          </table:table-cell>
          <table:table-cell office:value-type="float" office:value="127.03" calcext:value-type="float">
            <text:p>127.03</text:p>
          </table:table-cell>
          <table:table-cell office:value-type="float" office:value="127.27" calcext:value-type="float">
            <text:p>127.27</text:p>
          </table:table-cell>
          <table:table-cell office:value-type="float" office:value="125.62" calcext:value-type="float">
            <text:p>125.62</text:p>
          </table:table-cell>
          <table:table-cell office:value-type="float" office:value="125.67" calcext:value-type="float">
            <text:p>125.67</text:p>
          </table:table-cell>
          <table:table-cell office:value-type="float" office:value="4190000" calcext:value-type="float">
            <text:p>4190000</text:p>
          </table:table-cell>
          <table:table-cell office:value-type="float" office:value="125.67" calcext:value-type="float">
            <text:p>125.67</text:p>
          </table:table-cell>
          <table:table-cell office:value-type="float" office:value="24.78" calcext:value-type="float">
            <text:p>24.78</text:p>
          </table:table-cell>
          <table:table-cell office:value-type="float" office:value="24.85" calcext:value-type="float">
            <text:p>24.85</text:p>
          </table:table-cell>
          <table:table-cell office:value-type="float" office:value="24.61" calcext:value-type="float">
            <text:p>24.61</text:p>
          </table:table-cell>
          <table:table-cell office:value-type="float" office:value="24.73" calcext:value-type="float">
            <text:p>24.73</text:p>
          </table:table-cell>
          <table:table-cell office:value-type="float" office:value="26656800" calcext:value-type="float">
            <text:p>26656800</text:p>
          </table:table-cell>
          <table:table-cell office:value-type="float" office:value="24.73" calcext:value-type="float">
            <text:p>24.73</text:p>
          </table:table-cell>
        </table:table-row>
        <table:table-row table:style-name="ro1">
          <table:table-cell office:value-type="string" calcext:value-type="string">
            <text:p>2014-03-12</text:p>
          </table:table-cell>
          <table:table-cell office:value-type="float" office:value="38.27" calcext:value-type="float">
            <text:p>38.27</text:p>
          </table:table-cell>
          <table:table-cell office:value-type="float" office:value="38.5" calcext:value-type="float">
            <text:p>38.5</text:p>
          </table:table-cell>
          <table:table-cell office:value-type="float" office:value="38.21" calcext:value-type="float">
            <text:p>38.21</text:p>
          </table:table-cell>
          <table:table-cell office:value-type="float" office:value="38.47" calcext:value-type="float">
            <text:p>38.47</text:p>
          </table:table-cell>
          <table:table-cell office:value-type="float" office:value="15692300" calcext:value-type="float">
            <text:p>15692300</text:p>
          </table:table-cell>
          <table:table-cell office:value-type="float" office:value="38.47" calcext:value-type="float">
            <text:p>38.47</text:p>
          </table:table-cell>
          <table:table-cell office:value-type="float" office:value="125" calcext:value-type="float">
            <text:p>125</text:p>
          </table:table-cell>
          <table:table-cell office:value-type="float" office:value="125.2" calcext:value-type="float">
            <text:p>125.2</text:p>
          </table:table-cell>
          <table:table-cell office:value-type="float" office:value="123.81" calcext:value-type="float">
            <text:p>123.81</text:p>
          </table:table-cell>
          <table:table-cell office:value-type="float" office:value="124.43" calcext:value-type="float">
            <text:p>124.43</text:p>
          </table:table-cell>
          <table:table-cell office:value-type="float" office:value="5040100" calcext:value-type="float">
            <text:p>5040100</text:p>
          </table:table-cell>
          <table:table-cell office:value-type="float" office:value="124.43" calcext:value-type="float">
            <text:p>124.43</text:p>
          </table:table-cell>
          <table:table-cell office:value-type="float" office:value="24.65" calcext:value-type="float">
            <text:p>24.65</text:p>
          </table:table-cell>
          <table:table-cell office:value-type="float" office:value="24.88" calcext:value-type="float">
            <text:p>24.88</text:p>
          </table:table-cell>
          <table:table-cell office:value-type="float" office:value="24.61" calcext:value-type="float">
            <text:p>24.61</text:p>
          </table:table-cell>
          <table:table-cell office:value-type="float" office:value="24.76" calcext:value-type="float">
            <text:p>24.76</text:p>
          </table:table-cell>
          <table:table-cell office:value-type="float" office:value="21244800" calcext:value-type="float">
            <text:p>21244800</text:p>
          </table:table-cell>
          <table:table-cell office:value-type="float" office:value="24.76" calcext:value-type="float">
            <text:p>24.76</text:p>
          </table:table-cell>
        </table:table-row>
        <table:table-row table:style-name="ro1">
          <table:table-cell office:value-type="string" calcext:value-type="string">
            <text:p>2014-03-13</text:p>
          </table:table-cell>
          <table:table-cell office:value-type="float" office:value="38.45" calcext:value-type="float">
            <text:p>38.45</text:p>
          </table:table-cell>
          <table:table-cell office:value-type="float" office:value="38.49" calcext:value-type="float">
            <text:p>38.49</text:p>
          </table:table-cell>
          <table:table-cell office:value-type="float" office:value="37.92" calcext:value-type="float">
            <text:p>37.92</text:p>
          </table:table-cell>
          <table:table-cell office:value-type="float" office:value="37.97" calcext:value-type="float">
            <text:p>37.97</text:p>
          </table:table-cell>
          <table:table-cell office:value-type="float" office:value="18285000" calcext:value-type="float">
            <text:p>18285000</text:p>
          </table:table-cell>
          <table:table-cell office:value-type="float" office:value="37.97" calcext:value-type="float">
            <text:p>37.97</text:p>
          </table:table-cell>
          <table:table-cell office:value-type="float" office:value="124.65" calcext:value-type="float">
            <text:p>124.65</text:p>
          </table:table-cell>
          <table:table-cell office:value-type="float" office:value="125.61" calcext:value-type="float">
            <text:p>125.61</text:p>
          </table:table-cell>
          <table:table-cell office:value-type="float" office:value="121.63" calcext:value-type="float">
            <text:p>121.63</text:p>
          </table:table-cell>
          <table:table-cell office:value-type="float" office:value="121.89" calcext:value-type="float">
            <text:p>121.89</text:p>
          </table:table-cell>
          <table:table-cell office:value-type="float" office:value="6067800" calcext:value-type="float">
            <text:p>6067800</text:p>
          </table:table-cell>
          <table:table-cell office:value-type="float" office:value="121.89" calcext:value-type="float">
            <text:p>121.89</text:p>
          </table:table-cell>
          <table:table-cell office:value-type="float" office:value="24.8" calcext:value-type="float">
            <text:p>24.8</text:p>
          </table:table-cell>
          <table:table-cell office:value-type="float" office:value="25" calcext:value-type="float">
            <text:p>25</text:p>
          </table:table-cell>
          <table:table-cell office:value-type="float" office:value="24.43" calcext:value-type="float">
            <text:p>24.43</text:p>
          </table:table-cell>
          <table:table-cell office:value-type="float" office:value="24.57" calcext:value-type="float">
            <text:p>24.57</text:p>
          </table:table-cell>
          <table:table-cell office:value-type="float" office:value="26240100" calcext:value-type="float">
            <text:p>26240100</text:p>
          </table:table-cell>
          <table:table-cell office:value-type="float" office:value="24.57" calcext:value-type="float">
            <text:p>24.57</text:p>
          </table:table-cell>
        </table:table-row>
        <table:table-row table:style-name="ro1">
          <table:table-cell office:value-type="string" calcext:value-type="string">
            <text:p>2014-03-14</text:p>
          </table:table-cell>
          <table:table-cell office:value-type="float" office:value="37.95" calcext:value-type="float">
            <text:p>37.95</text:p>
          </table:table-cell>
          <table:table-cell office:value-type="float" office:value="38.32" calcext:value-type="float">
            <text:p>38.32</text:p>
          </table:table-cell>
          <table:table-cell office:value-type="float" office:value="37.88" calcext:value-type="float">
            <text:p>37.88</text:p>
          </table:table-cell>
          <table:table-cell office:value-type="float" office:value="38.17" calcext:value-type="float">
            <text:p>38.17</text:p>
          </table:table-cell>
          <table:table-cell office:value-type="float" office:value="14493900" calcext:value-type="float">
            <text:p>14493900</text:p>
          </table:table-cell>
          <table:table-cell office:value-type="float" office:value="38.17" calcext:value-type="float">
            <text:p>38.17</text:p>
          </table:table-cell>
          <table:table-cell office:value-type="float" office:value="122.12" calcext:value-type="float">
            <text:p>122.12</text:p>
          </table:table-cell>
          <table:table-cell office:value-type="float" office:value="124.28" calcext:value-type="float">
            <text:p>124.28</text:p>
          </table:table-cell>
          <table:table-cell office:value-type="float" office:value="121.95" calcext:value-type="float">
            <text:p>121.95</text:p>
          </table:table-cell>
          <table:table-cell office:value-type="float" office:value="123.11" calcext:value-type="float">
            <text:p>123.11</text:p>
          </table:table-cell>
          <table:table-cell office:value-type="float" office:value="5698400" calcext:value-type="float">
            <text:p>5698400</text:p>
          </table:table-cell>
          <table:table-cell office:value-type="float" office:value="123.11" calcext:value-type="float">
            <text:p>123.11</text:p>
          </table:table-cell>
          <table:table-cell office:value-type="float" office:value="24.48" calcext:value-type="float">
            <text:p>24.48</text:p>
          </table:table-cell>
          <table:table-cell office:value-type="float" office:value="24.65" calcext:value-type="float">
            <text:p>24.65</text:p>
          </table:table-cell>
          <table:table-cell office:value-type="float" office:value="24.4" calcext:value-type="float">
            <text:p>24.4</text:p>
          </table:table-cell>
          <table:table-cell office:value-type="float" office:value="24.5" calcext:value-type="float">
            <text:p>24.5</text:p>
          </table:table-cell>
          <table:table-cell office:value-type="float" office:value="21564600" calcext:value-type="float">
            <text:p>21564600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string" calcext:value-type="string">
            <text:p>2014-03-17</text:p>
          </table:table-cell>
          <table:table-cell office:value-type="float" office:value="38.17" calcext:value-type="float">
            <text:p>38.17</text:p>
          </table:table-cell>
          <table:table-cell office:value-type="float" office:value="38.37" calcext:value-type="float">
            <text:p>38.37</text:p>
          </table:table-cell>
          <table:table-cell office:value-type="float" office:value="38.05" calcext:value-type="float">
            <text:p>38.05</text:p>
          </table:table-cell>
          <table:table-cell office:value-type="float" office:value="38.27" calcext:value-type="float">
            <text:p>38.27</text:p>
          </table:table-cell>
          <table:table-cell office:value-type="float" office:value="19186000" calcext:value-type="float">
            <text:p>19186000</text:p>
          </table:table-cell>
          <table:table-cell office:value-type="float" office:value="38.27" calcext:value-type="float">
            <text:p>38.27</text:p>
          </table:table-cell>
          <table:table-cell office:value-type="float" office:value="123.97" calcext:value-type="float">
            <text:p>123.97</text:p>
          </table:table-cell>
          <table:table-cell office:value-type="float" office:value="125.82" calcext:value-type="float">
            <text:p>125.82</text:p>
          </table:table-cell>
          <table:table-cell office:value-type="float" office:value="123.92" calcext:value-type="float">
            <text:p>123.92</text:p>
          </table:table-cell>
          <table:table-cell office:value-type="float" office:value="125.42" calcext:value-type="float">
            <text:p>125.42</text:p>
          </table:table-cell>
          <table:table-cell office:value-type="float" office:value="4380500" calcext:value-type="float">
            <text:p>4380500</text:p>
          </table:table-cell>
          <table:table-cell office:value-type="float" office:value="125.42" calcext:value-type="float">
            <text:p>125.42</text:p>
          </table:table-cell>
          <table:table-cell office:value-type="float" office:value="24.64" calcext:value-type="float">
            <text:p>24.64</text:p>
          </table:table-cell>
          <table:table-cell office:value-type="float" office:value="24.82" calcext:value-type="float">
            <text:p>24.82</text:p>
          </table:table-cell>
          <table:table-cell office:value-type="float" office:value="24.49" calcext:value-type="float">
            <text:p>24.49</text:p>
          </table:table-cell>
          <table:table-cell office:value-type="float" office:value="24.7" calcext:value-type="float">
            <text:p>24.7</text:p>
          </table:table-cell>
          <table:table-cell office:value-type="float" office:value="18499100" calcext:value-type="float">
            <text:p>18499100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 table:number-rows-repeated="3">
          <table:table-cell table:style-name="ce4"/>
          <table:table-cell table:style-name="Default" table:number-columns-repeated="18"/>
        </table:table-row>
        <table:table-row table:style-name="ro1">
          <table:table-cell table:style-name="ce4"/>
          <table:table-cell table:style-name="Default" table:number-columns-repeated="18"/>
        </table:table-row>
      </table:table>
      <table:table table:name="Coke" table:style-name="ta1">
        <table:table-column table:style-name="co10" table:default-cell-style-name="ce3"/>
        <table:table-column table:style-name="co10" table:number-columns-repeated="6" table:default-cell-style-name="ce7"/>
        <table:table-row table:style-name="ro1">
          <table:table-cell table:style-name="ce1"/>
          <table:table-cell table:style-name="ce5" office:value-type="string" calcext:value-type="string" table:number-columns-spanned="6" table:number-rows-spanned="1">
            <text:p>Coke</text:p>
          </table:table-cell>
          <table:covered-table-cell table:number-columns-repeated="5" table:style-name="ce8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6" office:value-type="string" calcext:value-type="string">
            <text:p>Open</text:p>
          </table:table-cell>
          <table:table-cell table:style-name="ce6" office:value-type="string" calcext:value-type="string">
            <text:p>High</text:p>
          </table:table-cell>
          <table:table-cell table:style-name="ce6" office:value-type="string" calcext:value-type="string">
            <text:p>Low</text:p>
          </table:table-cell>
          <table:table-cell table:style-name="ce6" office:value-type="string" calcext:value-type="string">
            <text:p>Close</text:p>
          </table:table-cell>
          <table:table-cell table:style-name="ce6" office:value-type="string" calcext:value-type="string">
            <text:p>Volume</text:p>
          </table:table-cell>
          <table:table-cell table:style-name="ce6" office:value-type="string" calcext:value-type="string">
            <text:p>Adj Close</text:p>
          </table:table-cell>
        </table:table-row>
        <table:table-row table:style-name="ro1">
          <table:table-cell office:value-type="string" calcext:value-type="string">
            <text:p>2014-01-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4-01-14</text:p>
          </table:table-cell>
          <table:table-cell office:value-type="float" office:value="39.64" calcext:value-type="float">
            <text:p>39.64</text:p>
          </table:table-cell>
          <table:table-cell office:value-type="float" office:value="39.92" calcext:value-type="float">
            <text:p>39.92</text:p>
          </table:table-cell>
          <table:table-cell office:value-type="float" office:value="39.58" calcext:value-type="float">
            <text:p>39.58</text:p>
          </table:table-cell>
          <table:table-cell office:value-type="float" office:value="39.69" calcext:value-type="float">
            <text:p>39.69</text:p>
          </table:table-cell>
          <table:table-cell office:value-type="float" office:value="12801100" calcext:value-type="float">
            <text:p>12801100</text:p>
          </table:table-cell>
          <table:table-cell office:value-type="float" office:value="39.38" calcext:value-type="float">
            <text:p>39.38</text:p>
          </table:table-cell>
        </table:table-row>
        <table:table-row table:style-name="ro1">
          <table:table-cell office:value-type="string" calcext:value-type="string">
            <text:p>2014-01-15</text:p>
          </table:table-cell>
          <table:table-cell office:value-type="float" office:value="39.83" calcext:value-type="float">
            <text:p>39.83</text:p>
          </table:table-cell>
          <table:table-cell office:value-type="float" office:value="39.94" calcext:value-type="float">
            <text:p>39.94</text:p>
          </table:table-cell>
          <table:table-cell office:value-type="float" office:value="39.58" calcext:value-type="float">
            <text:p>39.58</text:p>
          </table:table-cell>
          <table:table-cell office:value-type="float" office:value="39.76" calcext:value-type="float">
            <text:p>39.76</text:p>
          </table:table-cell>
          <table:table-cell office:value-type="float" office:value="12844900" calcext:value-type="float">
            <text:p>12844900</text:p>
          </table:table-cell>
          <table:table-cell office:value-type="float" office:value="39.45" calcext:value-type="float">
            <text:p>39.45</text:p>
          </table:table-cell>
        </table:table-row>
        <table:table-row table:style-name="ro1">
          <table:table-cell office:value-type="string" calcext:value-type="string">
            <text:p>2014-01-16</text:p>
          </table:table-cell>
          <table:table-cell office:value-type="float" office:value="39.78" calcext:value-type="float">
            <text:p>39.78</text:p>
          </table:table-cell>
          <table:table-cell office:value-type="float" office:value="39.82" calcext:value-type="float">
            <text:p>39.82</text:p>
          </table:table-cell>
          <table:table-cell office:value-type="float" office:value="39.58" calcext:value-type="float">
            <text:p>39.58</text:p>
          </table:table-cell>
          <table:table-cell office:value-type="float" office:value="39.71" calcext:value-type="float">
            <text:p>39.71</text:p>
          </table:table-cell>
          <table:table-cell office:value-type="float" office:value="11063100" calcext:value-type="float">
            <text:p>11063100</text:p>
          </table:table-cell>
          <table:table-cell office:value-type="float" office:value="39.4" calcext:value-type="float">
            <text:p>39.4</text:p>
          </table:table-cell>
        </table:table-row>
        <table:table-row table:style-name="ro1">
          <table:table-cell office:value-type="string" calcext:value-type="string">
            <text:p>2014-01-17</text:p>
          </table:table-cell>
          <table:table-cell office:value-type="float" office:value="39.72" calcext:value-type="float">
            <text:p>39.72</text:p>
          </table:table-cell>
          <table:table-cell office:value-type="float" office:value="39.75" calcext:value-type="float">
            <text:p>39.75</text:p>
          </table:table-cell>
          <table:table-cell table:number-columns-repeated="2" office:value-type="float" office:value="39.28" calcext:value-type="float">
            <text:p>39.28</text:p>
          </table:table-cell>
          <table:table-cell office:value-type="float" office:value="13992700" calcext:value-type="float">
            <text:p>13992700</text:p>
          </table:table-cell>
          <table:table-cell office:value-type="float" office:value="38.97" calcext:value-type="float">
            <text:p>38.97</text:p>
          </table:table-cell>
        </table:table-row>
        <table:table-row table:style-name="ro1">
          <table:table-cell office:value-type="string" calcext:value-type="string">
            <text:p>2014-01-21</text:p>
          </table:table-cell>
          <table:table-cell office:value-type="float" office:value="39.64" calcext:value-type="float">
            <text:p>39.64</text:p>
          </table:table-cell>
          <table:table-cell office:value-type="float" office:value="39.92" calcext:value-type="float">
            <text:p>39.92</text:p>
          </table:table-cell>
          <table:table-cell office:value-type="float" office:value="39.53" calcext:value-type="float">
            <text:p>39.53</text:p>
          </table:table-cell>
          <table:table-cell office:value-type="float" office:value="39.92" calcext:value-type="float">
            <text:p>39.92</text:p>
          </table:table-cell>
          <table:table-cell office:value-type="float" office:value="17579000" calcext:value-type="float">
            <text:p>17579000</text:p>
          </table:table-cell>
          <table:table-cell office:value-type="float" office:value="39.61" calcext:value-type="float">
            <text:p>39.61</text:p>
          </table:table-cell>
        </table:table-row>
        <table:table-row table:style-name="ro1">
          <table:table-cell office:value-type="string" calcext:value-type="string">
            <text:p>2014-01-22</text:p>
          </table:table-cell>
          <table:table-cell office:value-type="float" office:value="39.99" calcext:value-type="float">
            <text:p>39.99</text:p>
          </table:table-cell>
          <table:table-cell office:value-type="float" office:value="40.09" calcext:value-type="float">
            <text:p>40.09</text:p>
          </table:table-cell>
          <table:table-cell office:value-type="float" office:value="39.75" calcext:value-type="float">
            <text:p>39.75</text:p>
          </table:table-cell>
          <table:table-cell office:value-type="float" office:value="39.9" calcext:value-type="float">
            <text:p>39.9</text:p>
          </table:table-cell>
          <table:table-cell office:value-type="float" office:value="9841700" calcext:value-type="float">
            <text:p>9841700</text:p>
          </table:table-cell>
          <table:table-cell office:value-type="float" office:value="39.59" calcext:value-type="float">
            <text:p>39.59</text:p>
          </table:table-cell>
        </table:table-row>
        <table:table-row table:style-name="ro1">
          <table:table-cell office:value-type="string" calcext:value-type="string">
            <text:p>2014-01-23</text:p>
          </table:table-cell>
          <table:table-cell office:value-type="float" office:value="39.61" calcext:value-type="float">
            <text:p>39.61</text:p>
          </table:table-cell>
          <table:table-cell office:value-type="float" office:value="39.64" calcext:value-type="float">
            <text:p>39.64</text:p>
          </table:table-cell>
          <table:table-cell office:value-type="float" office:value="39.12" calcext:value-type="float">
            <text:p>39.12</text:p>
          </table:table-cell>
          <table:table-cell office:value-type="float" office:value="39.24" calcext:value-type="float">
            <text:p>39.24</text:p>
          </table:table-cell>
          <table:table-cell office:value-type="float" office:value="14828100" calcext:value-type="float">
            <text:p>14828100</text:p>
          </table:table-cell>
          <table:table-cell office:value-type="float" office:value="38.93" calcext:value-type="float">
            <text:p>38.93</text:p>
          </table:table-cell>
        </table:table-row>
        <table:table-row table:style-name="ro1">
          <table:table-cell office:value-type="string" calcext:value-type="string">
            <text:p>2014-01-24</text:p>
          </table:table-cell>
          <table:table-cell office:value-type="float" office:value="39.08" calcext:value-type="float">
            <text:p>39.08</text:p>
          </table:table-cell>
          <table:table-cell office:value-type="float" office:value="39.25" calcext:value-type="float">
            <text:p>39.25</text:p>
          </table:table-cell>
          <table:table-cell office:value-type="float" office:value="38.82" calcext:value-type="float">
            <text:p>38.82</text:p>
          </table:table-cell>
          <table:table-cell office:value-type="float" office:value="38.84" calcext:value-type="float">
            <text:p>38.84</text:p>
          </table:table-cell>
          <table:table-cell office:value-type="float" office:value="16507500" calcext:value-type="float">
            <text:p>16507500</text:p>
          </table:table-cell>
          <table:table-cell office:value-type="float" office:value="38.53" calcext:value-type="float">
            <text:p>38.53</text:p>
          </table:table-cell>
        </table:table-row>
        <table:table-row table:style-name="ro1">
          <table:table-cell office:value-type="string" calcext:value-type="string">
            <text:p>2014-01-27</text:p>
          </table:table-cell>
          <table:table-cell office:value-type="float" office:value="38.82" calcext:value-type="float">
            <text:p>38.82</text:p>
          </table:table-cell>
          <table:table-cell office:value-type="float" office:value="38.98" calcext:value-type="float">
            <text:p>38.98</text:p>
          </table:table-cell>
          <table:table-cell office:value-type="float" office:value="38.71" calcext:value-type="float">
            <text:p>38.71</text:p>
          </table:table-cell>
          <table:table-cell office:value-type="float" office:value="38.73" calcext:value-type="float">
            <text:p>38.73</text:p>
          </table:table-cell>
          <table:table-cell office:value-type="float" office:value="14601900" calcext:value-type="float">
            <text:p>14601900</text:p>
          </table:table-cell>
          <table:table-cell office:value-type="float" office:value="38.43" calcext:value-type="float">
            <text:p>38.43</text:p>
          </table:table-cell>
        </table:table-row>
        <table:table-row table:style-name="ro1">
          <table:table-cell office:value-type="string" calcext:value-type="string">
            <text:p>2014-01-28</text:p>
          </table:table-cell>
          <table:table-cell office:value-type="float" office:value="38.77" calcext:value-type="float">
            <text:p>38.77</text:p>
          </table:table-cell>
          <table:table-cell office:value-type="float" office:value="39.08" calcext:value-type="float">
            <text:p>39.08</text:p>
          </table:table-cell>
          <table:table-cell office:value-type="float" office:value="38.62" calcext:value-type="float">
            <text:p>38.62</text:p>
          </table:table-cell>
          <table:table-cell office:value-type="float" office:value="38.87" calcext:value-type="float">
            <text:p>38.87</text:p>
          </table:table-cell>
          <table:table-cell office:value-type="float" office:value="8915500" calcext:value-type="float">
            <text:p>8915500</text:p>
          </table:table-cell>
          <table:table-cell office:value-type="float" office:value="38.56" calcext:value-type="float">
            <text:p>38.56</text:p>
          </table:table-cell>
        </table:table-row>
        <table:table-row table:style-name="ro1">
          <table:table-cell office:value-type="string" calcext:value-type="string">
            <text:p>2014-01-29</text:p>
          </table:table-cell>
          <table:table-cell table:number-columns-repeated="2" office:value-type="float" office:value="38.57" calcext:value-type="float">
            <text:p>38.57</text:p>
          </table:table-cell>
          <table:table-cell office:value-type="float" office:value="37.82" calcext:value-type="float">
            <text:p>37.82</text:p>
          </table:table-cell>
          <table:table-cell office:value-type="float" office:value="37.9" calcext:value-type="float">
            <text:p>37.9</text:p>
          </table:table-cell>
          <table:table-cell office:value-type="float" office:value="23776100" calcext:value-type="float">
            <text:p>23776100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string" calcext:value-type="string">
            <text:p>2014-01-30</text:p>
          </table:table-cell>
          <table:table-cell office:value-type="float" office:value="38" calcext:value-type="float">
            <text:p>38</text:p>
          </table:table-cell>
          <table:table-cell office:value-type="float" office:value="38.41" calcext:value-type="float">
            <text:p>38.41</text:p>
          </table:table-cell>
          <table:table-cell office:value-type="float" office:value="38" calcext:value-type="float">
            <text:p>38</text:p>
          </table:table-cell>
          <table:table-cell office:value-type="float" office:value="38.17" calcext:value-type="float">
            <text:p>38.17</text:p>
          </table:table-cell>
          <table:table-cell office:value-type="float" office:value="13662000" calcext:value-type="float">
            <text:p>13662000</text:p>
          </table:table-cell>
          <table:table-cell office:value-type="float" office:value="37.87" calcext:value-type="float">
            <text:p>37.87</text:p>
          </table:table-cell>
        </table:table-row>
        <table:table-row table:style-name="ro1">
          <table:table-cell office:value-type="string" calcext:value-type="string">
            <text:p>2014-01-31</text:p>
          </table:table-cell>
          <table:table-cell office:value-type="float" office:value="37.95" calcext:value-type="float">
            <text:p>37.95</text:p>
          </table:table-cell>
          <table:table-cell office:value-type="float" office:value="38.16" calcext:value-type="float">
            <text:p>38.16</text:p>
          </table:table-cell>
          <table:table-cell office:value-type="float" office:value="37.72" calcext:value-type="float">
            <text:p>37.72</text:p>
          </table:table-cell>
          <table:table-cell office:value-type="float" office:value="37.82" calcext:value-type="float">
            <text:p>37.82</text:p>
          </table:table-cell>
          <table:table-cell office:value-type="float" office:value="16185000" calcext:value-type="float">
            <text:p>16185000</text:p>
          </table:table-cell>
          <table:table-cell office:value-type="float" office:value="37.52" calcext:value-type="float">
            <text:p>37.52</text:p>
          </table:table-cell>
        </table:table-row>
        <table:table-row table:style-name="ro1">
          <table:table-cell office:value-type="string" calcext:value-type="string">
            <text:p>2014-02-03</text:p>
          </table:table-cell>
          <table:table-cell table:number-columns-repeated="2" office:value-type="float" office:value="38.02" calcext:value-type="float">
            <text:p>38.02</text:p>
          </table:table-cell>
          <table:table-cell office:value-type="float" office:value="37.1" calcext:value-type="float">
            <text:p>37.1</text:p>
          </table:table-cell>
          <table:table-cell office:value-type="float" office:value="37.2" calcext:value-type="float">
            <text:p>37.2</text:p>
          </table:table-cell>
          <table:table-cell office:value-type="float" office:value="23164900" calcext:value-type="float">
            <text:p>23164900</text:p>
          </table:table-cell>
          <table:table-cell office:value-type="float" office:value="36.91" calcext:value-type="float">
            <text:p>36.91</text:p>
          </table:table-cell>
        </table:table-row>
        <table:table-row table:style-name="ro1">
          <table:table-cell office:value-type="string" calcext:value-type="string">
            <text:p>2014-02-04</text:p>
          </table:table-cell>
          <table:table-cell office:value-type="float" office:value="37.44" calcext:value-type="float">
            <text:p>37.44</text:p>
          </table:table-cell>
          <table:table-cell office:value-type="float" office:value="37.55" calcext:value-type="float">
            <text:p>37.55</text:p>
          </table:table-cell>
          <table:table-cell office:value-type="float" office:value="37.21" calcext:value-type="float">
            <text:p>37.21</text:p>
          </table:table-cell>
          <table:table-cell office:value-type="float" office:value="37.48" calcext:value-type="float">
            <text:p>37.48</text:p>
          </table:table-cell>
          <table:table-cell office:value-type="float" office:value="17759700" calcext:value-type="float">
            <text:p>17759700</text:p>
          </table:table-cell>
          <table:table-cell office:value-type="float" office:value="37.19" calcext:value-type="float">
            <text:p>37.19</text:p>
          </table:table-cell>
        </table:table-row>
        <table:table-row table:style-name="ro1">
          <table:table-cell office:value-type="string" calcext:value-type="string">
            <text:p>2014-02-05</text:p>
          </table:table-cell>
          <table:table-cell office:value-type="float" office:value="37.49" calcext:value-type="float">
            <text:p>37.49</text:p>
          </table:table-cell>
          <table:table-cell office:value-type="float" office:value="37.72" calcext:value-type="float">
            <text:p>37.72</text:p>
          </table:table-cell>
          <table:table-cell office:value-type="float" office:value="37.38" calcext:value-type="float">
            <text:p>37.38</text:p>
          </table:table-cell>
          <table:table-cell office:value-type="float" office:value="37.61" calcext:value-type="float">
            <text:p>37.61</text:p>
          </table:table-cell>
          <table:table-cell office:value-type="float" office:value="13665200" calcext:value-type="float">
            <text:p>13665200</text:p>
          </table:table-cell>
          <table:table-cell office:value-type="float" office:value="37.31" calcext:value-type="float">
            <text:p>37.31</text:p>
          </table:table-cell>
        </table:table-row>
        <table:table-row table:style-name="ro1">
          <table:table-cell office:value-type="string" calcext:value-type="string">
            <text:p>2014-02-06</text:p>
          </table:table-cell>
          <table:table-cell office:value-type="float" office:value="38.76" calcext:value-type="float">
            <text:p>38.76</text:p>
          </table:table-cell>
          <table:table-cell office:value-type="float" office:value="38.94" calcext:value-type="float">
            <text:p>38.94</text:p>
          </table:table-cell>
          <table:table-cell office:value-type="float" office:value="37.92" calcext:value-type="float">
            <text:p>37.92</text:p>
          </table:table-cell>
          <table:table-cell office:value-type="float" office:value="38.03" calcext:value-type="float">
            <text:p>38.03</text:p>
          </table:table-cell>
          <table:table-cell office:value-type="float" office:value="22661500" calcext:value-type="float">
            <text:p>22661500</text:p>
          </table:table-cell>
          <table:table-cell office:value-type="float" office:value="37.73" calcext:value-type="float">
            <text:p>37.73</text:p>
          </table:table-cell>
        </table:table-row>
        <table:table-row table:style-name="ro1">
          <table:table-cell office:value-type="string" calcext:value-type="string">
            <text:p>2014-02-07</text:p>
          </table:table-cell>
          <table:table-cell office:value-type="float" office:value="38.17" calcext:value-type="float">
            <text:p>38.17</text:p>
          </table:table-cell>
          <table:table-cell office:value-type="float" office:value="38.35" calcext:value-type="float">
            <text:p>38.35</text:p>
          </table:table-cell>
          <table:table-cell office:value-type="float" office:value="37.87" calcext:value-type="float">
            <text:p>37.87</text:p>
          </table:table-cell>
          <table:table-cell office:value-type="float" office:value="37.95" calcext:value-type="float">
            <text:p>37.95</text:p>
          </table:table-cell>
          <table:table-cell office:value-type="float" office:value="20389000" calcext:value-type="float">
            <text:p>20389000</text:p>
          </table:table-cell>
          <table:table-cell office:value-type="float" office:value="37.65" calcext:value-type="float">
            <text:p>37.65</text:p>
          </table:table-cell>
        </table:table-row>
        <table:table-row table:style-name="ro1">
          <table:table-cell office:value-type="string" calcext:value-type="string">
            <text:p>2014-02-10</text:p>
          </table:table-cell>
          <table:table-cell office:value-type="float" office:value="38.07" calcext:value-type="float">
            <text:p>38.07</text:p>
          </table:table-cell>
          <table:table-cell office:value-type="float" office:value="38.62" calcext:value-type="float">
            <text:p>38.62</text:p>
          </table:table-cell>
          <table:table-cell office:value-type="float" office:value="37.84" calcext:value-type="float">
            <text:p>37.84</text:p>
          </table:table-cell>
          <table:table-cell office:value-type="float" office:value="38.57" calcext:value-type="float">
            <text:p>38.57</text:p>
          </table:table-cell>
          <table:table-cell office:value-type="float" office:value="20877200" calcext:value-type="float">
            <text:p>20877200</text:p>
          </table:table-cell>
          <table:table-cell office:value-type="float" office:value="38.27" calcext:value-type="float">
            <text:p>38.27</text:p>
          </table:table-cell>
        </table:table-row>
        <table:table-row table:style-name="ro1">
          <table:table-cell office:value-type="string" calcext:value-type="string">
            <text:p>2014-02-11</text:p>
          </table:table-cell>
          <table:table-cell office:value-type="float" office:value="38.67" calcext:value-type="float">
            <text:p>38.67</text:p>
          </table:table-cell>
          <table:table-cell office:value-type="float" office:value="38.78" calcext:value-type="float">
            <text:p>38.78</text:p>
          </table:table-cell>
          <table:table-cell office:value-type="float" office:value="38.51" calcext:value-type="float">
            <text:p>38.51</text:p>
          </table:table-cell>
          <table:table-cell office:value-type="float" office:value="38.64" calcext:value-type="float">
            <text:p>38.64</text:p>
          </table:table-cell>
          <table:table-cell office:value-type="float" office:value="15361300" calcext:value-type="float">
            <text:p>15361300</text:p>
          </table:table-cell>
          <table:table-cell office:value-type="float" office:value="38.34" calcext:value-type="float">
            <text:p>38.34</text:p>
          </table:table-cell>
        </table:table-row>
        <table:table-row table:style-name="ro1">
          <table:table-cell office:value-type="string" calcext:value-type="string">
            <text:p>2014-02-12</text:p>
          </table:table-cell>
          <table:table-cell office:value-type="float" office:value="38.85" calcext:value-type="float">
            <text:p>38.85</text:p>
          </table:table-cell>
          <table:table-cell office:value-type="float" office:value="38.92" calcext:value-type="float">
            <text:p>38.92</text:p>
          </table:table-cell>
          <table:table-cell office:value-type="float" office:value="38.4" calcext:value-type="float">
            <text:p>38.4</text:p>
          </table:table-cell>
          <table:table-cell office:value-type="float" office:value="38.51" calcext:value-type="float">
            <text:p>38.51</text:p>
          </table:table-cell>
          <table:table-cell office:value-type="float" office:value="10633400" calcext:value-type="float">
            <text:p>10633400</text:p>
          </table:table-cell>
          <table:table-cell office:value-type="float" office:value="38.21" calcext:value-type="float">
            <text:p>38.21</text:p>
          </table:table-cell>
        </table:table-row>
        <table:table-row table:style-name="ro1">
          <table:table-cell office:value-type="string" calcext:value-type="string">
            <text:p>2014-02-13</text:p>
          </table:table-cell>
          <table:table-cell office:value-type="float" office:value="38.13" calcext:value-type="float">
            <text:p>38.13</text:p>
          </table:table-cell>
          <table:table-cell office:value-type="float" office:value="38.76" calcext:value-type="float">
            <text:p>38.76</text:p>
          </table:table-cell>
          <table:table-cell office:value-type="float" office:value="38.13" calcext:value-type="float">
            <text:p>38.13</text:p>
          </table:table-cell>
          <table:table-cell office:value-type="float" office:value="38.65" calcext:value-type="float">
            <text:p>38.65</text:p>
          </table:table-cell>
          <table:table-cell office:value-type="float" office:value="10435600" calcext:value-type="float">
            <text:p>10435600</text:p>
          </table:table-cell>
          <table:table-cell office:value-type="float" office:value="38.35" calcext:value-type="float">
            <text:p>38.35</text:p>
          </table:table-cell>
        </table:table-row>
        <table:table-row table:style-name="ro1">
          <table:table-cell office:value-type="string" calcext:value-type="string">
            <text:p>2014-02-14</text:p>
          </table:table-cell>
          <table:table-cell office:value-type="float" office:value="38.6" calcext:value-type="float">
            <text:p>38.6</text:p>
          </table:table-cell>
          <table:table-cell office:value-type="float" office:value="39.02" calcext:value-type="float">
            <text:p>39.02</text:p>
          </table:table-cell>
          <table:table-cell office:value-type="float" office:value="38.27" calcext:value-type="float">
            <text:p>38.27</text:p>
          </table:table-cell>
          <table:table-cell office:value-type="float" office:value="38.93" calcext:value-type="float">
            <text:p>38.93</text:p>
          </table:table-cell>
          <table:table-cell office:value-type="float" office:value="16030100" calcext:value-type="float">
            <text:p>16030100</text:p>
          </table:table-cell>
          <table:table-cell office:value-type="float" office:value="38.62" calcext:value-type="float">
            <text:p>38.62</text:p>
          </table:table-cell>
        </table:table-row>
        <table:table-row table:style-name="ro1">
          <table:table-cell office:value-type="string" calcext:value-type="string">
            <text:p>2014-02-18</text:p>
          </table:table-cell>
          <table:table-cell office:value-type="float" office:value="37.98" calcext:value-type="float">
            <text:p>37.98</text:p>
          </table:table-cell>
          <table:table-cell office:value-type="float" office:value="38.11" calcext:value-type="float">
            <text:p>38.11</text:p>
          </table:table-cell>
          <table:table-cell office:value-type="float" office:value="37.26" calcext:value-type="float">
            <text:p>37.26</text:p>
          </table:table-cell>
          <table:table-cell office:value-type="float" office:value="37.47" calcext:value-type="float">
            <text:p>37.47</text:p>
          </table:table-cell>
          <table:table-cell office:value-type="float" office:value="46098500" calcext:value-type="float">
            <text:p>46098500</text:p>
          </table:table-cell>
          <table:table-cell office:value-type="float" office:value="37.18" calcext:value-type="float">
            <text:p>37.18</text:p>
          </table:table-cell>
        </table:table-row>
        <table:table-row table:style-name="ro1">
          <table:table-cell office:value-type="string" calcext:value-type="string">
            <text:p>2014-02-19</text:p>
          </table:table-cell>
          <table:table-cell office:value-type="float" office:value="37.5" calcext:value-type="float">
            <text:p>37.5</text:p>
          </table:table-cell>
          <table:table-cell office:value-type="float" office:value="37.6" calcext:value-type="float">
            <text:p>37.6</text:p>
          </table:table-cell>
          <table:table-cell office:value-type="float" office:value="37.05" calcext:value-type="float">
            <text:p>37.05</text:p>
          </table:table-cell>
          <table:table-cell office:value-type="float" office:value="37.1" calcext:value-type="float">
            <text:p>37.1</text:p>
          </table:table-cell>
          <table:table-cell office:value-type="float" office:value="26645100" calcext:value-type="float">
            <text:p>26645100</text:p>
          </table:table-cell>
          <table:table-cell office:value-type="float" office:value="36.81" calcext:value-type="float">
            <text:p>36.81</text:p>
          </table:table-cell>
        </table:table-row>
        <table:table-row table:style-name="ro1">
          <table:table-cell office:value-type="string" calcext:value-type="string">
            <text:p>2014-02-20</text:p>
          </table:table-cell>
          <table:table-cell office:value-type="float" office:value="37.06" calcext:value-type="float">
            <text:p>37.06</text:p>
          </table:table-cell>
          <table:table-cell office:value-type="float" office:value="37.52" calcext:value-type="float">
            <text:p>37.52</text:p>
          </table:table-cell>
          <table:table-cell office:value-type="float" office:value="36.89" calcext:value-type="float">
            <text:p>36.89</text:p>
          </table:table-cell>
          <table:table-cell office:value-type="float" office:value="37.3" calcext:value-type="float">
            <text:p>37.3</text:p>
          </table:table-cell>
          <table:table-cell office:value-type="float" office:value="22639900" calcext:value-type="float">
            <text:p>22639900</text:p>
          </table:table-cell>
          <table:table-cell office:value-type="float" office:value="37.01" calcext:value-type="float">
            <text:p>37.01</text:p>
          </table:table-cell>
        </table:table-row>
        <table:table-row table:style-name="ro1">
          <table:table-cell office:value-type="string" calcext:value-type="string">
            <text:p>2014-02-21</text:p>
          </table:table-cell>
          <table:table-cell office:value-type="float" office:value="37.59" calcext:value-type="float">
            <text:p>37.59</text:p>
          </table:table-cell>
          <table:table-cell office:value-type="float" office:value="37.62" calcext:value-type="float">
            <text:p>37.62</text:p>
          </table:table-cell>
          <table:table-cell office:value-type="float" office:value="37.14" calcext:value-type="float">
            <text:p>37.14</text:p>
          </table:table-cell>
          <table:table-cell office:value-type="float" office:value="37.18" calcext:value-type="float">
            <text:p>37.18</text:p>
          </table:table-cell>
          <table:table-cell office:value-type="float" office:value="19419800" calcext:value-type="float">
            <text:p>19419800</text:p>
          </table:table-cell>
          <table:table-cell office:value-type="float" office:value="36.89" calcext:value-type="float">
            <text:p>36.89</text:p>
          </table:table-cell>
        </table:table-row>
        <table:table-row table:style-name="ro1">
          <table:table-cell office:value-type="string" calcext:value-type="string">
            <text:p>2014-02-24</text:p>
          </table:table-cell>
          <table:table-cell office:value-type="float" office:value="37.3" calcext:value-type="float">
            <text:p>37.3</text:p>
          </table:table-cell>
          <table:table-cell office:value-type="float" office:value="37.6" calcext:value-type="float">
            <text:p>37.6</text:p>
          </table:table-cell>
          <table:table-cell office:value-type="float" office:value="37.22" calcext:value-type="float">
            <text:p>37.22</text:p>
          </table:table-cell>
          <table:table-cell office:value-type="float" office:value="37.5" calcext:value-type="float">
            <text:p>37.5</text:p>
          </table:table-cell>
          <table:table-cell office:value-type="float" office:value="24223500" calcext:value-type="float">
            <text:p>24223500</text:p>
          </table:table-cell>
          <table:table-cell office:value-type="float" office:value="37.21" calcext:value-type="float">
            <text:p>37.21</text:p>
          </table:table-cell>
        </table:table-row>
        <table:table-row table:style-name="ro1">
          <table:table-cell office:value-type="string" calcext:value-type="string">
            <text:p>2014-02-25</text:p>
          </table:table-cell>
          <table:table-cell office:value-type="float" office:value="37.63" calcext:value-type="float">
            <text:p>37.63</text:p>
          </table:table-cell>
          <table:table-cell office:value-type="float" office:value="37.94" calcext:value-type="float">
            <text:p>37.94</text:p>
          </table:table-cell>
          <table:table-cell office:value-type="float" office:value="37.5" calcext:value-type="float">
            <text:p>37.5</text:p>
          </table:table-cell>
          <table:table-cell office:value-type="float" office:value="37.77" calcext:value-type="float">
            <text:p>37.77</text:p>
          </table:table-cell>
          <table:table-cell office:value-type="float" office:value="22845500" calcext:value-type="float">
            <text:p>22845500</text:p>
          </table:table-cell>
          <table:table-cell office:value-type="float" office:value="37.47" calcext:value-type="float">
            <text:p>37.47</text:p>
          </table:table-cell>
        </table:table-row>
        <table:table-row table:style-name="ro1">
          <table:table-cell office:value-type="string" calcext:value-type="string">
            <text:p>2014-02-26</text:p>
          </table:table-cell>
          <table:table-cell office:value-type="float" office:value="37.9" calcext:value-type="float">
            <text:p>37.9</text:p>
          </table:table-cell>
          <table:table-cell office:value-type="float" office:value="37.94" calcext:value-type="float">
            <text:p>37.94</text:p>
          </table:table-cell>
          <table:table-cell office:value-type="float" office:value="37.72" calcext:value-type="float">
            <text:p>37.72</text:p>
          </table:table-cell>
          <table:table-cell office:value-type="float" office:value="37.87" calcext:value-type="float">
            <text:p>37.87</text:p>
          </table:table-cell>
          <table:table-cell office:value-type="float" office:value="18195100" calcext:value-type="float">
            <text:p>18195100</text:p>
          </table:table-cell>
          <table:table-cell office:value-type="float" office:value="37.57" calcext:value-type="float">
            <text:p>37.57</text:p>
          </table:table-cell>
        </table:table-row>
        <table:table-row table:style-name="ro1">
          <table:table-cell office:value-type="string" calcext:value-type="string">
            <text:p>2014-02-27</text:p>
          </table:table-cell>
          <table:table-cell office:value-type="float" office:value="37.84" calcext:value-type="float">
            <text:p>37.84</text:p>
          </table:table-cell>
          <table:table-cell office:value-type="float" office:value="38.11" calcext:value-type="float">
            <text:p>38.11</text:p>
          </table:table-cell>
          <table:table-cell office:value-type="float" office:value="37.8" calcext:value-type="float">
            <text:p>37.8</text:p>
          </table:table-cell>
          <table:table-cell office:value-type="float" office:value="38.07" calcext:value-type="float">
            <text:p>38.07</text:p>
          </table:table-cell>
          <table:table-cell office:value-type="float" office:value="18423400" calcext:value-type="float">
            <text:p>18423400</text:p>
          </table:table-cell>
          <table:table-cell office:value-type="float" office:value="37.77" calcext:value-type="float">
            <text:p>37.77</text:p>
          </table:table-cell>
        </table:table-row>
        <table:table-row table:style-name="ro1">
          <table:table-cell office:value-type="string" calcext:value-type="string">
            <text:p>2014-02-28</text:p>
          </table:table-cell>
          <table:table-cell office:value-type="float" office:value="38.08" calcext:value-type="float">
            <text:p>38.08</text:p>
          </table:table-cell>
          <table:table-cell office:value-type="float" office:value="38.39" calcext:value-type="float">
            <text:p>38.39</text:p>
          </table:table-cell>
          <table:table-cell office:value-type="float" office:value="38.04" calcext:value-type="float">
            <text:p>38.04</text:p>
          </table:table-cell>
          <table:table-cell office:value-type="float" office:value="38.2" calcext:value-type="float">
            <text:p>38.2</text:p>
          </table:table-cell>
          <table:table-cell office:value-type="float" office:value="15763200" calcext:value-type="float">
            <text:p>15763200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string" calcext:value-type="string">
            <text:p>2014-03-03</text:p>
          </table:table-cell>
          <table:table-cell office:value-type="float" office:value="37.88" calcext:value-type="float">
            <text:p>37.88</text:p>
          </table:table-cell>
          <table:table-cell office:value-type="float" office:value="38.16" calcext:value-type="float">
            <text:p>38.16</text:p>
          </table:table-cell>
          <table:table-cell office:value-type="float" office:value="37.85" calcext:value-type="float">
            <text:p>37.85</text:p>
          </table:table-cell>
          <table:table-cell office:value-type="float" office:value="38.12" calcext:value-type="float">
            <text:p>38.12</text:p>
          </table:table-cell>
          <table:table-cell office:value-type="float" office:value="18683400" calcext:value-type="float">
            <text:p>18683400</text:p>
          </table:table-cell>
          <table:table-cell office:value-type="float" office:value="37.82" calcext:value-type="float">
            <text:p>37.82</text:p>
          </table:table-cell>
        </table:table-row>
        <table:table-row table:style-name="ro1">
          <table:table-cell office:value-type="string" calcext:value-type="string">
            <text:p>2014-03-04</text:p>
          </table:table-cell>
          <table:table-cell office:value-type="float" office:value="38.34" calcext:value-type="float">
            <text:p>38.34</text:p>
          </table:table-cell>
          <table:table-cell office:value-type="float" office:value="38.39" calcext:value-type="float">
            <text:p>38.39</text:p>
          </table:table-cell>
          <table:table-cell office:value-type="float" office:value="38.23" calcext:value-type="float">
            <text:p>38.23</text:p>
          </table:table-cell>
          <table:table-cell office:value-type="float" office:value="38.31" calcext:value-type="float">
            <text:p>38.31</text:p>
          </table:table-cell>
          <table:table-cell office:value-type="float" office:value="20425200" calcext:value-type="float">
            <text:p>20425200</text:p>
          </table:table-cell>
          <table:table-cell office:value-type="float" office:value="38.01" calcext:value-type="float">
            <text:p>38.01</text:p>
          </table:table-cell>
        </table:table-row>
        <table:table-row table:style-name="ro1">
          <table:table-cell office:value-type="string" calcext:value-type="string">
            <text:p>2014-03-05</text:p>
          </table:table-cell>
          <table:table-cell office:value-type="float" office:value="38.42" calcext:value-type="float">
            <text:p>38.42</text:p>
          </table:table-cell>
          <table:table-cell office:value-type="float" office:value="38.45" calcext:value-type="float">
            <text:p>38.45</text:p>
          </table:table-cell>
          <table:table-cell office:value-type="float" office:value="38.25" calcext:value-type="float">
            <text:p>38.25</text:p>
          </table:table-cell>
          <table:table-cell office:value-type="float" office:value="38.35" calcext:value-type="float">
            <text:p>38.35</text:p>
          </table:table-cell>
          <table:table-cell office:value-type="float" office:value="14367400" calcext:value-type="float">
            <text:p>14367400</text:p>
          </table:table-cell>
          <table:table-cell office:value-type="float" office:value="38.05" calcext:value-type="float">
            <text:p>38.05</text:p>
          </table:table-cell>
        </table:table-row>
        <table:table-row table:style-name="ro1">
          <table:table-cell office:value-type="string" calcext:value-type="string">
            <text:p>2014-03-06</text:p>
          </table:table-cell>
          <table:table-cell office:value-type="float" office:value="38.4" calcext:value-type="float">
            <text:p>38.4</text:p>
          </table:table-cell>
          <table:table-cell office:value-type="float" office:value="38.55" calcext:value-type="float">
            <text:p>38.55</text:p>
          </table:table-cell>
          <table:table-cell office:value-type="float" office:value="38.27" calcext:value-type="float">
            <text:p>38.27</text:p>
          </table:table-cell>
          <table:table-cell office:value-type="float" office:value="38.47" calcext:value-type="float">
            <text:p>38.47</text:p>
          </table:table-cell>
          <table:table-cell office:value-type="float" office:value="14700000" calcext:value-type="float">
            <text:p>14700000</text:p>
          </table:table-cell>
          <table:table-cell office:value-type="float" office:value="38.17" calcext:value-type="float">
            <text:p>38.17</text:p>
          </table:table-cell>
        </table:table-row>
        <table:table-row table:style-name="ro1">
          <table:table-cell office:value-type="string" calcext:value-type="string">
            <text:p>2014-03-07</text:p>
          </table:table-cell>
          <table:table-cell office:value-type="float" office:value="38.56" calcext:value-type="float">
            <text:p>38.56</text:p>
          </table:table-cell>
          <table:table-cell office:value-type="float" office:value="38.61" calcext:value-type="float">
            <text:p>38.61</text:p>
          </table:table-cell>
          <table:table-cell office:value-type="float" office:value="38.36" calcext:value-type="float">
            <text:p>38.36</text:p>
          </table:table-cell>
          <table:table-cell office:value-type="float" office:value="38.55" calcext:value-type="float">
            <text:p>38.55</text:p>
          </table:table-cell>
          <table:table-cell office:value-type="float" office:value="17047600" calcext:value-type="float">
            <text:p>17047600</text:p>
          </table:table-cell>
          <table:table-cell office:value-type="float" office:value="38.25" calcext:value-type="float">
            <text:p>38.25</text:p>
          </table:table-cell>
        </table:table-row>
        <table:table-row table:style-name="ro1">
          <table:table-cell office:value-type="string" calcext:value-type="string">
            <text:p>2014-03-10</text:p>
          </table:table-cell>
          <table:table-cell office:value-type="float" office:value="38.55" calcext:value-type="float">
            <text:p>38.55</text:p>
          </table:table-cell>
          <table:table-cell office:value-type="float" office:value="38.65" calcext:value-type="float">
            <text:p>38.65</text:p>
          </table:table-cell>
          <table:table-cell office:value-type="float" office:value="38.44" calcext:value-type="float">
            <text:p>38.44</text:p>
          </table:table-cell>
          <table:table-cell office:value-type="float" office:value="38.65" calcext:value-type="float">
            <text:p>38.65</text:p>
          </table:table-cell>
          <table:table-cell office:value-type="float" office:value="14540800" calcext:value-type="float">
            <text:p>14540800</text:p>
          </table:table-cell>
          <table:table-cell office:value-type="float" office:value="38.35" calcext:value-type="float">
            <text:p>38.35</text:p>
          </table:table-cell>
        </table:table-row>
        <table:table-row table:style-name="ro1">
          <table:table-cell office:value-type="string" calcext:value-type="string">
            <text:p>2014-03-11</text:p>
          </table:table-cell>
          <table:table-cell table:number-columns-repeated="2" office:value-type="float" office:value="38.84" calcext:value-type="float">
            <text:p>38.84</text:p>
          </table:table-cell>
          <table:table-cell office:value-type="float" office:value="38.54" calcext:value-type="float">
            <text:p>38.54</text:p>
          </table:table-cell>
          <table:table-cell office:value-type="float" office:value="38.8" calcext:value-type="float">
            <text:p>38.8</text:p>
          </table:table-cell>
          <table:table-cell office:value-type="float" office:value="13845700" calcext:value-type="float">
            <text:p>13845700</text:p>
          </table:table-cell>
          <table:table-cell office:value-type="float" office:value="38.49" calcext:value-type="float">
            <text:p>38.49</text:p>
          </table:table-cell>
        </table:table-row>
        <table:table-row table:style-name="ro1">
          <table:table-cell office:value-type="string" calcext:value-type="string">
            <text:p>2014-03-12</text:p>
          </table:table-cell>
          <table:table-cell office:value-type="float" office:value="38.27" calcext:value-type="float">
            <text:p>38.27</text:p>
          </table:table-cell>
          <table:table-cell office:value-type="float" office:value="38.5" calcext:value-type="float">
            <text:p>38.5</text:p>
          </table:table-cell>
          <table:table-cell office:value-type="float" office:value="38.21" calcext:value-type="float">
            <text:p>38.21</text:p>
          </table:table-cell>
          <table:table-cell office:value-type="float" office:value="38.47" calcext:value-type="float">
            <text:p>38.47</text:p>
          </table:table-cell>
          <table:table-cell office:value-type="float" office:value="15692300" calcext:value-type="float">
            <text:p>15692300</text:p>
          </table:table-cell>
          <table:table-cell office:value-type="float" office:value="38.47" calcext:value-type="float">
            <text:p>38.47</text:p>
          </table:table-cell>
        </table:table-row>
        <table:table-row table:style-name="ro1">
          <table:table-cell office:value-type="string" calcext:value-type="string">
            <text:p>2014-03-13</text:p>
          </table:table-cell>
          <table:table-cell office:value-type="float" office:value="38.45" calcext:value-type="float">
            <text:p>38.45</text:p>
          </table:table-cell>
          <table:table-cell office:value-type="float" office:value="38.49" calcext:value-type="float">
            <text:p>38.49</text:p>
          </table:table-cell>
          <table:table-cell office:value-type="float" office:value="37.92" calcext:value-type="float">
            <text:p>37.92</text:p>
          </table:table-cell>
          <table:table-cell office:value-type="float" office:value="37.97" calcext:value-type="float">
            <text:p>37.97</text:p>
          </table:table-cell>
          <table:table-cell office:value-type="float" office:value="18285000" calcext:value-type="float">
            <text:p>18285000</text:p>
          </table:table-cell>
          <table:table-cell office:value-type="float" office:value="37.97" calcext:value-type="float">
            <text:p>37.97</text:p>
          </table:table-cell>
        </table:table-row>
        <table:table-row table:style-name="ro1">
          <table:table-cell office:value-type="string" calcext:value-type="string">
            <text:p>2014-03-14</text:p>
          </table:table-cell>
          <table:table-cell office:value-type="float" office:value="37.95" calcext:value-type="float">
            <text:p>37.95</text:p>
          </table:table-cell>
          <table:table-cell office:value-type="float" office:value="38.32" calcext:value-type="float">
            <text:p>38.32</text:p>
          </table:table-cell>
          <table:table-cell office:value-type="float" office:value="37.88" calcext:value-type="float">
            <text:p>37.88</text:p>
          </table:table-cell>
          <table:table-cell office:value-type="float" office:value="38.17" calcext:value-type="float">
            <text:p>38.17</text:p>
          </table:table-cell>
          <table:table-cell office:value-type="float" office:value="14493900" calcext:value-type="float">
            <text:p>14493900</text:p>
          </table:table-cell>
          <table:table-cell office:value-type="float" office:value="38.17" calcext:value-type="float">
            <text:p>38.17</text:p>
          </table:table-cell>
        </table:table-row>
        <table:table-row table:style-name="ro1">
          <table:table-cell office:value-type="string" calcext:value-type="string">
            <text:p>2014-03-17</text:p>
          </table:table-cell>
          <table:table-cell office:value-type="float" office:value="38.17" calcext:value-type="float">
            <text:p>38.17</text:p>
          </table:table-cell>
          <table:table-cell office:value-type="float" office:value="38.37" calcext:value-type="float">
            <text:p>38.37</text:p>
          </table:table-cell>
          <table:table-cell office:value-type="float" office:value="38.05" calcext:value-type="float">
            <text:p>38.05</text:p>
          </table:table-cell>
          <table:table-cell office:value-type="float" office:value="38.27" calcext:value-type="float">
            <text:p>38.27</text:p>
          </table:table-cell>
          <table:table-cell office:value-type="float" office:value="19186000" calcext:value-type="float">
            <text:p>19186000</text:p>
          </table:table-cell>
          <table:table-cell office:value-type="float" office:value="38.27" calcext:value-type="float">
            <text:p>38.27</text:p>
          </table:table-cell>
        </table:table-row>
      </table:table>
      <table:table table:name="Boeing" table:style-name="ta1">
        <table:table-column table:style-name="co10" table:default-cell-style-name="ce3"/>
        <table:table-column table:style-name="co10" table:number-columns-repeated="6" table:default-cell-style-name="ce11"/>
        <table:table-row table:style-name="ro1">
          <table:table-cell table:style-name="Default"/>
          <table:table-cell table:style-name="ce9" office:value-type="string" calcext:value-type="string" table:number-columns-spanned="6" table:number-rows-spanned="1">
            <text:p>Boeing</text:p>
          </table:table-cell>
          <table:covered-table-cell table:number-columns-repeated="5" table:style-name="ce12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10" office:value-type="string" calcext:value-type="string">
            <text:p>Open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Close</text:p>
          </table:table-cell>
          <table:table-cell table:style-name="ce10" office:value-type="string" calcext:value-type="string">
            <text:p>Volume</text:p>
          </table:table-cell>
          <table:table-cell table:style-name="ce10" office:value-type="string" calcext:value-type="string">
            <text:p>Adj Close</text:p>
          </table:table-cell>
        </table:table-row>
        <table:table-row table:style-name="ro1">
          <table:table-cell office:value-type="string" calcext:value-type="string">
            <text:p>2014-01-13</text:p>
          </table:table-cell>
          <table:table-cell office:value-type="float" office:value="141.55" calcext:value-type="float">
            <text:p>141.55</text:p>
          </table:table-cell>
          <table:table-cell office:value-type="float" office:value="142.14" calcext:value-type="float">
            <text:p>142.14</text:p>
          </table:table-cell>
          <table:table-cell office:value-type="float" office:value="140.38" calcext:value-type="float">
            <text:p>140.38</text:p>
          </table:table-cell>
          <table:table-cell office:value-type="float" office:value="140.7" calcext:value-type="float">
            <text:p>140.7</text:p>
          </table:table-cell>
          <table:table-cell office:value-type="float" office:value="4462400" calcext:value-type="float">
            <text:p>4462400</text:p>
          </table:table-cell>
          <table:table-cell office:value-type="float" office:value="139.91" calcext:value-type="float">
            <text:p>139.91</text:p>
          </table:table-cell>
        </table:table-row>
        <table:table-row table:style-name="ro1">
          <table:table-cell office:value-type="string" calcext:value-type="string">
            <text:p>2014-01-14</text:p>
          </table:table-cell>
          <table:table-cell office:value-type="float" office:value="140.85" calcext:value-type="float">
            <text:p>140.85</text:p>
          </table:table-cell>
          <table:table-cell office:value-type="float" office:value="141.7" calcext:value-type="float">
            <text:p>141.7</text:p>
          </table:table-cell>
          <table:table-cell office:value-type="float" office:value="137.8" calcext:value-type="float">
            <text:p>137.8</text:p>
          </table:table-cell>
          <table:table-cell office:value-type="float" office:value="140.01" calcext:value-type="float">
            <text:p>140.01</text:p>
          </table:table-cell>
          <table:table-cell office:value-type="float" office:value="8441600" calcext:value-type="float">
            <text:p>8441600</text:p>
          </table:table-cell>
          <table:table-cell office:value-type="float" office:value="139.22" calcext:value-type="float">
            <text:p>139.22</text:p>
          </table:table-cell>
        </table:table-row>
        <table:table-row table:style-name="ro1">
          <table:table-cell office:value-type="string" calcext:value-type="string">
            <text:p>2014-01-15</text:p>
          </table:table-cell>
          <table:table-cell office:value-type="float" office:value="140.3" calcext:value-type="float">
            <text:p>140.3</text:p>
          </table:table-cell>
          <table:table-cell office:value-type="float" office:value="141.08" calcext:value-type="float">
            <text:p>141.08</text:p>
          </table:table-cell>
          <table:table-cell office:value-type="float" office:value="140.14" calcext:value-type="float">
            <text:p>140.14</text:p>
          </table:table-cell>
          <table:table-cell office:value-type="float" office:value="140.62" calcext:value-type="float">
            <text:p>140.62</text:p>
          </table:table-cell>
          <table:table-cell office:value-type="float" office:value="3030800" calcext:value-type="float">
            <text:p>3030800</text:p>
          </table:table-cell>
          <table:table-cell office:value-type="float" office:value="139.83" calcext:value-type="float">
            <text:p>139.83</text:p>
          </table:table-cell>
        </table:table-row>
        <table:table-row table:style-name="ro1">
          <table:table-cell office:value-type="string" calcext:value-type="string">
            <text:p>2014-01-16</text:p>
          </table:table-cell>
          <table:table-cell office:value-type="float" office:value="140.33" calcext:value-type="float">
            <text:p>140.33</text:p>
          </table:table-cell>
          <table:table-cell office:value-type="float" office:value="141.45" calcext:value-type="float">
            <text:p>141.45</text:p>
          </table:table-cell>
          <table:table-cell office:value-type="float" office:value="140.07" calcext:value-type="float">
            <text:p>140.07</text:p>
          </table:table-cell>
          <table:table-cell office:value-type="float" office:value="140.21" calcext:value-type="float">
            <text:p>140.21</text:p>
          </table:table-cell>
          <table:table-cell office:value-type="float" office:value="3062900" calcext:value-type="float">
            <text:p>3062900</text:p>
          </table:table-cell>
          <table:table-cell office:value-type="float" office:value="139.42" calcext:value-type="float">
            <text:p>139.42</text:p>
          </table:table-cell>
        </table:table-row>
        <table:table-row table:style-name="ro1">
          <table:table-cell office:value-type="string" calcext:value-type="string">
            <text:p>2014-01-17</text:p>
          </table:table-cell>
          <table:table-cell office:value-type="float" office:value="140.08" calcext:value-type="float">
            <text:p>140.08</text:p>
          </table:table-cell>
          <table:table-cell office:value-type="float" office:value="141" calcext:value-type="float">
            <text:p>141</text:p>
          </table:table-cell>
          <table:table-cell office:value-type="float" office:value="139.75" calcext:value-type="float">
            <text:p>139.75</text:p>
          </table:table-cell>
          <table:table-cell office:value-type="float" office:value="140.46" calcext:value-type="float">
            <text:p>140.46</text:p>
          </table:table-cell>
          <table:table-cell office:value-type="float" office:value="3382700" calcext:value-type="float">
            <text:p>3382700</text:p>
          </table:table-cell>
          <table:table-cell office:value-type="float" office:value="139.67" calcext:value-type="float">
            <text:p>139.67</text:p>
          </table:table-cell>
        </table:table-row>
        <table:table-row table:style-name="ro1">
          <table:table-cell office:value-type="string" calcext:value-type="string">
            <text:p>2014-01-21</text:p>
          </table:table-cell>
          <table:table-cell office:value-type="float" office:value="141.46" calcext:value-type="float">
            <text:p>141.46</text:p>
          </table:table-cell>
          <table:table-cell office:value-type="float" office:value="142.46" calcext:value-type="float">
            <text:p>142.46</text:p>
          </table:table-cell>
          <table:table-cell office:value-type="float" office:value="140.81" calcext:value-type="float">
            <text:p>140.81</text:p>
          </table:table-cell>
          <table:table-cell office:value-type="float" office:value="141.67" calcext:value-type="float">
            <text:p>141.67</text:p>
          </table:table-cell>
          <table:table-cell office:value-type="float" office:value="3240600" calcext:value-type="float">
            <text:p>3240600</text:p>
          </table:table-cell>
          <table:table-cell office:value-type="float" office:value="140.88" calcext:value-type="float">
            <text:p>140.88</text:p>
          </table:table-cell>
        </table:table-row>
        <table:table-row table:style-name="ro1">
          <table:table-cell office:value-type="string" calcext:value-type="string">
            <text:p>2014-01-22</text:p>
          </table:table-cell>
          <table:table-cell office:value-type="float" office:value="142.31" calcext:value-type="float">
            <text:p>142.31</text:p>
          </table:table-cell>
          <table:table-cell office:value-type="float" office:value="144.57" calcext:value-type="float">
            <text:p>144.57</text:p>
          </table:table-cell>
          <table:table-cell office:value-type="float" office:value="141.87" calcext:value-type="float">
            <text:p>141.87</text:p>
          </table:table-cell>
          <table:table-cell office:value-type="float" office:value="144.37" calcext:value-type="float">
            <text:p>144.37</text:p>
          </table:table-cell>
          <table:table-cell office:value-type="float" office:value="4388700" calcext:value-type="float">
            <text:p>4388700</text:p>
          </table:table-cell>
          <table:table-cell office:value-type="float" office:value="143.56" calcext:value-type="float">
            <text:p>143.56</text:p>
          </table:table-cell>
        </table:table-row>
        <table:table-row table:style-name="ro1">
          <table:table-cell office:value-type="string" calcext:value-type="string">
            <text:p>2014-01-23</text:p>
          </table:table-cell>
          <table:table-cell office:value-type="float" office:value="143.1" calcext:value-type="float">
            <text:p>143.1</text:p>
          </table:table-cell>
          <table:table-cell office:value-type="float" office:value="143.89" calcext:value-type="float">
            <text:p>143.89</text:p>
          </table:table-cell>
          <table:table-cell office:value-type="float" office:value="141.1" calcext:value-type="float">
            <text:p>141.1</text:p>
          </table:table-cell>
          <table:table-cell office:value-type="float" office:value="141.31" calcext:value-type="float">
            <text:p>141.31</text:p>
          </table:table-cell>
          <table:table-cell office:value-type="float" office:value="4491400" calcext:value-type="float">
            <text:p>4491400</text:p>
          </table:table-cell>
          <table:table-cell office:value-type="float" office:value="140.52" calcext:value-type="float">
            <text:p>140.52</text:p>
          </table:table-cell>
        </table:table-row>
        <table:table-row table:style-name="ro1">
          <table:table-cell office:value-type="string" calcext:value-type="string">
            <text:p>2014-01-24</text:p>
          </table:table-cell>
          <table:table-cell office:value-type="float" office:value="140.4" calcext:value-type="float">
            <text:p>140.4</text:p>
          </table:table-cell>
          <table:table-cell office:value-type="float" office:value="140.47" calcext:value-type="float">
            <text:p>140.47</text:p>
          </table:table-cell>
          <table:table-cell office:value-type="float" office:value="136.32" calcext:value-type="float">
            <text:p>136.32</text:p>
          </table:table-cell>
          <table:table-cell office:value-type="float" office:value="136.65" calcext:value-type="float">
            <text:p>136.65</text:p>
          </table:table-cell>
          <table:table-cell office:value-type="float" office:value="5856800" calcext:value-type="float">
            <text:p>5856800</text:p>
          </table:table-cell>
          <table:table-cell office:value-type="float" office:value="135.88" calcext:value-type="float">
            <text:p>135.88</text:p>
          </table:table-cell>
        </table:table-row>
        <table:table-row table:style-name="ro1">
          <table:table-cell office:value-type="string" calcext:value-type="string">
            <text:p>2014-01-27</text:p>
          </table:table-cell>
          <table:table-cell office:value-type="float" office:value="136.7" calcext:value-type="float">
            <text:p>136.7</text:p>
          </table:table-cell>
          <table:table-cell office:value-type="float" office:value="138.46" calcext:value-type="float">
            <text:p>138.46</text:p>
          </table:table-cell>
          <table:table-cell office:value-type="float" office:value="135.65" calcext:value-type="float">
            <text:p>135.65</text:p>
          </table:table-cell>
          <table:table-cell office:value-type="float" office:value="137.36" calcext:value-type="float">
            <text:p>137.36</text:p>
          </table:table-cell>
          <table:table-cell office:value-type="float" office:value="5057800" calcext:value-type="float">
            <text:p>5057800</text:p>
          </table:table-cell>
          <table:table-cell office:value-type="float" office:value="136.59" calcext:value-type="float">
            <text:p>136.59</text:p>
          </table:table-cell>
        </table:table-row>
        <table:table-row table:style-name="ro1">
          <table:table-cell office:value-type="string" calcext:value-type="string">
            <text:p>2014-01-28</text:p>
          </table:table-cell>
          <table:table-cell office:value-type="float" office:value="137.61" calcext:value-type="float">
            <text:p>137.61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6.44" calcext:value-type="float">
            <text:p>136.44</text:p>
          </table:table-cell>
          <table:table-cell office:value-type="float" office:value="137.09" calcext:value-type="float">
            <text:p>137.09</text:p>
          </table:table-cell>
          <table:table-cell office:value-type="float" office:value="4606200" calcext:value-type="float">
            <text:p>4606200</text:p>
          </table:table-cell>
          <table:table-cell office:value-type="float" office:value="136.32" calcext:value-type="float">
            <text:p>136.32</text:p>
          </table:table-cell>
        </table:table-row>
        <table:table-row table:style-name="ro1">
          <table:table-cell office:value-type="string" calcext:value-type="string">
            <text:p>2014-01-29</text:p>
          </table:table-cell>
          <table:table-cell office:value-type="float" office:value="131.7" calcext:value-type="float">
            <text:p>131.7</text:p>
          </table:table-cell>
          <table:table-cell office:value-type="float" office:value="131.76" calcext:value-type="float">
            <text:p>131.76</text:p>
          </table:table-cell>
          <table:table-cell office:value-type="float" office:value="128.07" calcext:value-type="float">
            <text:p>128.07</text:p>
          </table:table-cell>
          <table:table-cell office:value-type="float" office:value="129.78" calcext:value-type="float">
            <text:p>129.78</text:p>
          </table:table-cell>
          <table:table-cell office:value-type="float" office:value="15993400" calcext:value-type="float">
            <text:p>15993400</text:p>
          </table:table-cell>
          <table:table-cell office:value-type="float" office:value="129.05" calcext:value-type="float">
            <text:p>129.05</text:p>
          </table:table-cell>
        </table:table-row>
        <table:table-row table:style-name="ro1">
          <table:table-cell office:value-type="string" calcext:value-type="string">
            <text:p>2014-01-30</text:p>
          </table:table-cell>
          <table:table-cell table:number-columns-repeated="2" office:value-type="float" office:value="131.7" calcext:value-type="float">
            <text:p>131.7</text:p>
          </table:table-cell>
          <table:table-cell office:value-type="float" office:value="125.2" calcext:value-type="float">
            <text:p>125.2</text:p>
          </table:table-cell>
          <table:table-cell office:value-type="float" office:value="126.53" calcext:value-type="float">
            <text:p>126.53</text:p>
          </table:table-cell>
          <table:table-cell office:value-type="float" office:value="10406200" calcext:value-type="float">
            <text:p>10406200</text:p>
          </table:table-cell>
          <table:table-cell office:value-type="float" office:value="125.82" calcext:value-type="float">
            <text:p>125.82</text:p>
          </table:table-cell>
        </table:table-row>
        <table:table-row table:style-name="ro1">
          <table:table-cell office:value-type="string" calcext:value-type="string">
            <text:p>2014-01-31</text:p>
          </table:table-cell>
          <table:table-cell office:value-type="float" office:value="124.46" calcext:value-type="float">
            <text:p>124.46</text:p>
          </table:table-cell>
          <table:table-cell office:value-type="float" office:value="126.87" calcext:value-type="float">
            <text:p>126.87</text:p>
          </table:table-cell>
          <table:table-cell office:value-type="float" office:value="123.08" calcext:value-type="float">
            <text:p>123.08</text:p>
          </table:table-cell>
          <table:table-cell office:value-type="float" office:value="125.26" calcext:value-type="float">
            <text:p>125.26</text:p>
          </table:table-cell>
          <table:table-cell office:value-type="float" office:value="9732700" calcext:value-type="float">
            <text:p>9732700</text:p>
          </table:table-cell>
          <table:table-cell office:value-type="float" office:value="124.56" calcext:value-type="float">
            <text:p>124.56</text:p>
          </table:table-cell>
        </table:table-row>
        <table:table-row table:style-name="ro1">
          <table:table-cell office:value-type="string" calcext:value-type="string">
            <text:p>2014-02-03</text:p>
          </table:table-cell>
          <table:table-cell office:value-type="float" office:value="124.24" calcext:value-type="float">
            <text:p>124.24</text:p>
          </table:table-cell>
          <table:table-cell office:value-type="float" office:value="126.52" calcext:value-type="float">
            <text:p>126.52</text:p>
          </table:table-cell>
          <table:table-cell office:value-type="float" office:value="122.75" calcext:value-type="float">
            <text:p>122.75</text:p>
          </table:table-cell>
          <table:table-cell office:value-type="float" office:value="123.08" calcext:value-type="float">
            <text:p>123.08</text:p>
          </table:table-cell>
          <table:table-cell office:value-type="float" office:value="9309600" calcext:value-type="float">
            <text:p>9309600</text:p>
          </table:table-cell>
          <table:table-cell office:value-type="float" office:value="122.39" calcext:value-type="float">
            <text:p>122.39</text:p>
          </table:table-cell>
        </table:table-row>
        <table:table-row table:style-name="ro1">
          <table:table-cell office:value-type="string" calcext:value-type="string">
            <text:p>2014-02-04</text:p>
          </table:table-cell>
          <table:table-cell office:value-type="float" office:value="123.07" calcext:value-type="float">
            <text:p>123.07</text:p>
          </table:table-cell>
          <table:table-cell office:value-type="float" office:value="123.8" calcext:value-type="float">
            <text:p>123.8</text:p>
          </table:table-cell>
          <table:table-cell office:value-type="float" office:value="120.53" calcext:value-type="float">
            <text:p>120.53</text:p>
          </table:table-cell>
          <table:table-cell office:value-type="float" office:value="122.04" calcext:value-type="float">
            <text:p>122.04</text:p>
          </table:table-cell>
          <table:table-cell office:value-type="float" office:value="9304100" calcext:value-type="float">
            <text:p>9304100</text:p>
          </table:table-cell>
          <table:table-cell office:value-type="float" office:value="121.36" calcext:value-type="float">
            <text:p>121.36</text:p>
          </table:table-cell>
        </table:table-row>
        <table:table-row table:style-name="ro1">
          <table:table-cell office:value-type="string" calcext:value-type="string">
            <text:p>2014-02-05</text:p>
          </table:table-cell>
          <table:table-cell office:value-type="float" office:value="121" calcext:value-type="float">
            <text:p>121</text:p>
          </table:table-cell>
          <table:table-cell office:value-type="float" office:value="121.94" calcext:value-type="float">
            <text:p>121.94</text:p>
          </table:table-cell>
          <table:table-cell office:value-type="float" office:value="118.77" calcext:value-type="float">
            <text:p>118.77</text:p>
          </table:table-cell>
          <table:table-cell office:value-type="float" office:value="121.4" calcext:value-type="float">
            <text:p>121.4</text:p>
          </table:table-cell>
          <table:table-cell office:value-type="float" office:value="9689100" calcext:value-type="float">
            <text:p>9689100</text:p>
          </table:table-cell>
          <table:table-cell office:value-type="float" office:value="120.72" calcext:value-type="float">
            <text:p>120.72</text:p>
          </table:table-cell>
        </table:table-row>
        <table:table-row table:style-name="ro1">
          <table:table-cell office:value-type="string" calcext:value-type="string">
            <text:p>2014-02-06</text:p>
          </table:table-cell>
          <table:table-cell office:value-type="float" office:value="121.79" calcext:value-type="float">
            <text:p>121.79</text:p>
          </table:table-cell>
          <table:table-cell office:value-type="float" office:value="122.72" calcext:value-type="float">
            <text:p>122.72</text:p>
          </table:table-cell>
          <table:table-cell office:value-type="float" office:value="121.51" calcext:value-type="float">
            <text:p>121.51</text:p>
          </table:table-cell>
          <table:table-cell office:value-type="float" office:value="122.67" calcext:value-type="float">
            <text:p>122.67</text:p>
          </table:table-cell>
          <table:table-cell office:value-type="float" office:value="6738800" calcext:value-type="float">
            <text:p>6738800</text:p>
          </table:table-cell>
          <table:table-cell office:value-type="float" office:value="121.98" calcext:value-type="float">
            <text:p>121.98</text:p>
          </table:table-cell>
        </table:table-row>
        <table:table-row table:style-name="ro1">
          <table:table-cell office:value-type="string" calcext:value-type="string">
            <text:p>2014-02-07</text:p>
          </table:table-cell>
          <table:table-cell office:value-type="float" office:value="123.75" calcext:value-type="float">
            <text:p>123.75</text:p>
          </table:table-cell>
          <table:table-cell office:value-type="float" office:value="127.21" calcext:value-type="float">
            <text:p>127.21</text:p>
          </table:table-cell>
          <table:table-cell office:value-type="float" office:value="123.65" calcext:value-type="float">
            <text:p>123.65</text:p>
          </table:table-cell>
          <table:table-cell office:value-type="float" office:value="127.02" calcext:value-type="float">
            <text:p>127.02</text:p>
          </table:table-cell>
          <table:table-cell office:value-type="float" office:value="8906300" calcext:value-type="float">
            <text:p>8906300</text:p>
          </table:table-cell>
          <table:table-cell office:value-type="float" office:value="126.31" calcext:value-type="float">
            <text:p>126.31</text:p>
          </table:table-cell>
        </table:table-row>
        <table:table-row table:style-name="ro1">
          <table:table-cell office:value-type="string" calcext:value-type="string">
            <text:p>2014-02-10</text:p>
          </table:table-cell>
          <table:table-cell office:value-type="float" office:value="128.96" calcext:value-type="float">
            <text:p>128.96</text:p>
          </table:table-cell>
          <table:table-cell office:value-type="float" office:value="128.97" calcext:value-type="float">
            <text:p>128.97</text:p>
          </table:table-cell>
          <table:table-cell office:value-type="float" office:value="126.35" calcext:value-type="float">
            <text:p>126.35</text:p>
          </table:table-cell>
          <table:table-cell office:value-type="float" office:value="127.16" calcext:value-type="float">
            <text:p>127.16</text:p>
          </table:table-cell>
          <table:table-cell office:value-type="float" office:value="8173500" calcext:value-type="float">
            <text:p>8173500</text:p>
          </table:table-cell>
          <table:table-cell office:value-type="float" office:value="126.45" calcext:value-type="float">
            <text:p>126.45</text:p>
          </table:table-cell>
        </table:table-row>
        <table:table-row table:style-name="ro1">
          <table:table-cell office:value-type="string" calcext:value-type="string">
            <text:p>2014-02-11</text:p>
          </table:table-cell>
          <table:table-cell office:value-type="float" office:value="127.65" calcext:value-type="float">
            <text:p>127.65</text:p>
          </table:table-cell>
          <table:table-cell office:value-type="float" office:value="130.69" calcext:value-type="float">
            <text:p>130.69</text:p>
          </table:table-cell>
          <table:table-cell office:value-type="float" office:value="127.46" calcext:value-type="float">
            <text:p>127.46</text:p>
          </table:table-cell>
          <table:table-cell office:value-type="float" office:value="130.16" calcext:value-type="float">
            <text:p>130.16</text:p>
          </table:table-cell>
          <table:table-cell office:value-type="float" office:value="7874000" calcext:value-type="float">
            <text:p>7874000</text:p>
          </table:table-cell>
          <table:table-cell office:value-type="float" office:value="129.43" calcext:value-type="float">
            <text:p>129.43</text:p>
          </table:table-cell>
        </table:table-row>
        <table:table-row table:style-name="ro1">
          <table:table-cell office:value-type="string" calcext:value-type="string">
            <text:p>2014-02-12</text:p>
          </table:table-cell>
          <table:table-cell office:value-type="float" office:value="130.29" calcext:value-type="float">
            <text:p>130.29</text:p>
          </table:table-cell>
          <table:table-cell office:value-type="float" office:value="130.55" calcext:value-type="float">
            <text:p>130.55</text:p>
          </table:table-cell>
          <table:table-cell office:value-type="float" office:value="128" calcext:value-type="float">
            <text:p>128</text:p>
          </table:table-cell>
          <table:table-cell office:value-type="float" office:value="128.13" calcext:value-type="float">
            <text:p>128.13</text:p>
          </table:table-cell>
          <table:table-cell office:value-type="float" office:value="5798800" calcext:value-type="float">
            <text:p>5798800</text:p>
          </table:table-cell>
          <table:table-cell office:value-type="float" office:value="128.13" calcext:value-type="float">
            <text:p>128.13</text:p>
          </table:table-cell>
        </table:table-row>
        <table:table-row table:style-name="ro1">
          <table:table-cell office:value-type="string" calcext:value-type="string">
            <text:p>2014-02-13</text:p>
          </table:table-cell>
          <table:table-cell office:value-type="float" office:value="127.06" calcext:value-type="float">
            <text:p>127.06</text:p>
          </table:table-cell>
          <table:table-cell office:value-type="float" office:value="129.94" calcext:value-type="float">
            <text:p>129.94</text:p>
          </table:table-cell>
          <table:table-cell office:value-type="float" office:value="127.06" calcext:value-type="float">
            <text:p>127.06</text:p>
          </table:table-cell>
          <table:table-cell office:value-type="float" office:value="129.5" calcext:value-type="float">
            <text:p>129.5</text:p>
          </table:table-cell>
          <table:table-cell office:value-type="float" office:value="4203400" calcext:value-type="float">
            <text:p>4203400</text:p>
          </table:table-cell>
          <table:table-cell office:value-type="float" office:value="129.5" calcext:value-type="float">
            <text:p>129.5</text:p>
          </table:table-cell>
        </table:table-row>
        <table:table-row table:style-name="ro1">
          <table:table-cell office:value-type="string" calcext:value-type="string">
            <text:p>2014-02-14</text:p>
          </table:table-cell>
          <table:table-cell office:value-type="float" office:value="129.09" calcext:value-type="float">
            <text:p>129.09</text:p>
          </table:table-cell>
          <table:table-cell office:value-type="float" office:value="130.41" calcext:value-type="float">
            <text:p>130.41</text:p>
          </table:table-cell>
          <table:table-cell office:value-type="float" office:value="128.02" calcext:value-type="float">
            <text:p>128.02</text:p>
          </table:table-cell>
          <table:table-cell office:value-type="float" office:value="130.16" calcext:value-type="float">
            <text:p>130.16</text:p>
          </table:table-cell>
          <table:table-cell office:value-type="float" office:value="4807700" calcext:value-type="float">
            <text:p>4807700</text:p>
          </table:table-cell>
          <table:table-cell office:value-type="float" office:value="130.16" calcext:value-type="float">
            <text:p>130.16</text:p>
          </table:table-cell>
        </table:table-row>
        <table:table-row table:style-name="ro1">
          <table:table-cell office:value-type="string" calcext:value-type="string">
            <text:p>2014-02-18</text:p>
          </table:table-cell>
          <table:table-cell office:value-type="float" office:value="130.13" calcext:value-type="float">
            <text:p>130.13</text:p>
          </table:table-cell>
          <table:table-cell office:value-type="float" office:value="130.94" calcext:value-type="float">
            <text:p>130.94</text:p>
          </table:table-cell>
          <table:table-cell office:value-type="float" office:value="129.6" calcext:value-type="float">
            <text:p>129.6</text:p>
          </table:table-cell>
          <table:table-cell office:value-type="float" office:value="130.63" calcext:value-type="float">
            <text:p>130.63</text:p>
          </table:table-cell>
          <table:table-cell office:value-type="float" office:value="4645300" calcext:value-type="float">
            <text:p>4645300</text:p>
          </table:table-cell>
          <table:table-cell office:value-type="float" office:value="130.63" calcext:value-type="float">
            <text:p>130.63</text:p>
          </table:table-cell>
        </table:table-row>
        <table:table-row table:style-name="ro1">
          <table:table-cell office:value-type="string" calcext:value-type="string">
            <text:p>2014-02-19</text:p>
          </table:table-cell>
          <table:table-cell office:value-type="float" office:value="130.11" calcext:value-type="float">
            <text:p>130.11</text:p>
          </table:table-cell>
          <table:table-cell office:value-type="float" office:value="130.5" calcext:value-type="float">
            <text:p>130.5</text:p>
          </table:table-cell>
          <table:table-cell office:value-type="float" office:value="128.37" calcext:value-type="float">
            <text:p>128.37</text:p>
          </table:table-cell>
          <table:table-cell office:value-type="float" office:value="128.39" calcext:value-type="float">
            <text:p>128.39</text:p>
          </table:table-cell>
          <table:table-cell office:value-type="float" office:value="5146600" calcext:value-type="float">
            <text:p>5146600</text:p>
          </table:table-cell>
          <table:table-cell office:value-type="float" office:value="128.39" calcext:value-type="float">
            <text:p>128.39</text:p>
          </table:table-cell>
        </table:table-row>
        <table:table-row table:style-name="ro1">
          <table:table-cell office:value-type="string" calcext:value-type="string">
            <text:p>2014-02-20</text:p>
          </table:table-cell>
          <table:table-cell office:value-type="float" office:value="128.48" calcext:value-type="float">
            <text:p>128.48</text:p>
          </table:table-cell>
          <table:table-cell office:value-type="float" office:value="129.99" calcext:value-type="float">
            <text:p>129.99</text:p>
          </table:table-cell>
          <table:table-cell office:value-type="float" office:value="127.51" calcext:value-type="float">
            <text:p>127.51</text:p>
          </table:table-cell>
          <table:table-cell office:value-type="float" office:value="129.56" calcext:value-type="float">
            <text:p>129.56</text:p>
          </table:table-cell>
          <table:table-cell office:value-type="float" office:value="4466400" calcext:value-type="float">
            <text:p>4466400</text:p>
          </table:table-cell>
          <table:table-cell office:value-type="float" office:value="129.56" calcext:value-type="float">
            <text:p>129.56</text:p>
          </table:table-cell>
        </table:table-row>
        <table:table-row table:style-name="ro1">
          <table:table-cell office:value-type="string" calcext:value-type="string">
            <text:p>2014-02-21</text:p>
          </table:table-cell>
          <table:table-cell table:number-columns-repeated="2" office:value-type="float" office:value="129.8" calcext:value-type="float">
            <text:p>129.8</text:p>
          </table:table-cell>
          <table:table-cell office:value-type="float" office:value="128.11" calcext:value-type="float">
            <text:p>128.11</text:p>
          </table:table-cell>
          <table:table-cell office:value-type="float" office:value="128.28" calcext:value-type="float">
            <text:p>128.28</text:p>
          </table:table-cell>
          <table:table-cell office:value-type="float" office:value="5164000" calcext:value-type="float">
            <text:p>5164000</text:p>
          </table:table-cell>
          <table:table-cell office:value-type="float" office:value="128.28" calcext:value-type="float">
            <text:p>128.28</text:p>
          </table:table-cell>
        </table:table-row>
        <table:table-row table:style-name="ro1">
          <table:table-cell office:value-type="string" calcext:value-type="string">
            <text:p>2014-02-24</text:p>
          </table:table-cell>
          <table:table-cell office:value-type="float" office:value="128.38" calcext:value-type="float">
            <text:p>128.38</text:p>
          </table:table-cell>
          <table:table-cell office:value-type="float" office:value="130.8" calcext:value-type="float">
            <text:p>130.8</text:p>
          </table:table-cell>
          <table:table-cell office:value-type="float" office:value="128.36" calcext:value-type="float">
            <text:p>128.36</text:p>
          </table:table-cell>
          <table:table-cell office:value-type="float" office:value="129.59" calcext:value-type="float">
            <text:p>129.59</text:p>
          </table:table-cell>
          <table:table-cell office:value-type="float" office:value="4635700" calcext:value-type="float">
            <text:p>4635700</text:p>
          </table:table-cell>
          <table:table-cell office:value-type="float" office:value="129.59" calcext:value-type="float">
            <text:p>129.59</text:p>
          </table:table-cell>
        </table:table-row>
        <table:table-row table:style-name="ro1">
          <table:table-cell office:value-type="string" calcext:value-type="string">
            <text:p>2014-02-25</text:p>
          </table:table-cell>
          <table:table-cell office:value-type="float" office:value="129.3" calcext:value-type="float">
            <text:p>129.3</text:p>
          </table:table-cell>
          <table:table-cell office:value-type="float" office:value="129.75" calcext:value-type="float">
            <text:p>129.75</text:p>
          </table:table-cell>
          <table:table-cell office:value-type="float" office:value="126.21" calcext:value-type="float">
            <text:p>126.21</text:p>
          </table:table-cell>
          <table:table-cell office:value-type="float" office:value="126.78" calcext:value-type="float">
            <text:p>126.78</text:p>
          </table:table-cell>
          <table:table-cell office:value-type="float" office:value="7308800" calcext:value-type="float">
            <text:p>7308800</text:p>
          </table:table-cell>
          <table:table-cell office:value-type="float" office:value="126.78" calcext:value-type="float">
            <text:p>126.78</text:p>
          </table:table-cell>
        </table:table-row>
        <table:table-row table:style-name="ro1">
          <table:table-cell office:value-type="string" calcext:value-type="string">
            <text:p>2014-02-26</text:p>
          </table:table-cell>
          <table:table-cell office:value-type="float" office:value="127.24" calcext:value-type="float">
            <text:p>127.24</text:p>
          </table:table-cell>
          <table:table-cell office:value-type="float" office:value="127.94" calcext:value-type="float">
            <text:p>127.94</text:p>
          </table:table-cell>
          <table:table-cell office:value-type="float" office:value="126.36" calcext:value-type="float">
            <text:p>126.36</text:p>
          </table:table-cell>
          <table:table-cell office:value-type="float" office:value="126.61" calcext:value-type="float">
            <text:p>126.61</text:p>
          </table:table-cell>
          <table:table-cell office:value-type="float" office:value="4803600" calcext:value-type="float">
            <text:p>4803600</text:p>
          </table:table-cell>
          <table:table-cell office:value-type="float" office:value="126.61" calcext:value-type="float">
            <text:p>126.61</text:p>
          </table:table-cell>
        </table:table-row>
        <table:table-row table:style-name="ro1">
          <table:table-cell office:value-type="string" calcext:value-type="string">
            <text:p>2014-02-27</text:p>
          </table:table-cell>
          <table:table-cell office:value-type="float" office:value="126.47" calcext:value-type="float">
            <text:p>126.47</text:p>
          </table:table-cell>
          <table:table-cell office:value-type="float" office:value="128.56" calcext:value-type="float">
            <text:p>128.56</text:p>
          </table:table-cell>
          <table:table-cell office:value-type="float" office:value="126.26" calcext:value-type="float">
            <text:p>126.26</text:p>
          </table:table-cell>
          <table:table-cell office:value-type="float" office:value="128.56" calcext:value-type="float">
            <text:p>128.56</text:p>
          </table:table-cell>
          <table:table-cell office:value-type="float" office:value="4649700" calcext:value-type="float">
            <text:p>4649700</text:p>
          </table:table-cell>
          <table:table-cell office:value-type="float" office:value="128.56" calcext:value-type="float">
            <text:p>128.56</text:p>
          </table:table-cell>
        </table:table-row>
        <table:table-row table:style-name="ro1">
          <table:table-cell office:value-type="string" calcext:value-type="string">
            <text:p>2014-02-28</text:p>
          </table:table-cell>
          <table:table-cell office:value-type="float" office:value="128.75" calcext:value-type="float">
            <text:p>128.75</text:p>
          </table:table-cell>
          <table:table-cell office:value-type="float" office:value="129.95" calcext:value-type="float">
            <text:p>129.95</text:p>
          </table:table-cell>
          <table:table-cell office:value-type="float" office:value="128.06" calcext:value-type="float">
            <text:p>128.06</text:p>
          </table:table-cell>
          <table:table-cell office:value-type="float" office:value="128.92" calcext:value-type="float">
            <text:p>128.92</text:p>
          </table:table-cell>
          <table:table-cell office:value-type="float" office:value="4361400" calcext:value-type="float">
            <text:p>4361400</text:p>
          </table:table-cell>
          <table:table-cell office:value-type="float" office:value="128.92" calcext:value-type="float">
            <text:p>128.92</text:p>
          </table:table-cell>
        </table:table-row>
        <table:table-row table:style-name="ro1">
          <table:table-cell office:value-type="string" calcext:value-type="string">
            <text:p>2014-03-03</text:p>
          </table:table-cell>
          <table:table-cell office:value-type="float" office:value="127.18" calcext:value-type="float">
            <text:p>127.18</text:p>
          </table:table-cell>
          <table:table-cell office:value-type="float" office:value="128.44" calcext:value-type="float">
            <text:p>128.44</text:p>
          </table:table-cell>
          <table:table-cell office:value-type="float" office:value="126.52" calcext:value-type="float">
            <text:p>126.52</text:p>
          </table:table-cell>
          <table:table-cell office:value-type="float" office:value="128.22" calcext:value-type="float">
            <text:p>128.22</text:p>
          </table:table-cell>
          <table:table-cell office:value-type="float" office:value="4847100" calcext:value-type="float">
            <text:p>4847100</text:p>
          </table:table-cell>
          <table:table-cell office:value-type="float" office:value="128.22" calcext:value-type="float">
            <text:p>128.22</text:p>
          </table:table-cell>
        </table:table-row>
        <table:table-row table:style-name="ro1">
          <table:table-cell office:value-type="string" calcext:value-type="string">
            <text:p>2014-03-04</text:p>
          </table:table-cell>
          <table:table-cell office:value-type="float" office:value="129.38" calcext:value-type="float">
            <text:p>129.38</text:p>
          </table:table-cell>
          <table:table-cell office:value-type="float" office:value="131" calcext:value-type="float">
            <text:p>131</text:p>
          </table:table-cell>
          <table:table-cell office:value-type="float" office:value="129.33" calcext:value-type="float">
            <text:p>129.33</text:p>
          </table:table-cell>
          <table:table-cell office:value-type="float" office:value="130.23" calcext:value-type="float">
            <text:p>130.23</text:p>
          </table:table-cell>
          <table:table-cell office:value-type="float" office:value="5422800" calcext:value-type="float">
            <text:p>5422800</text:p>
          </table:table-cell>
          <table:table-cell office:value-type="float" office:value="130.23" calcext:value-type="float">
            <text:p>130.23</text:p>
          </table:table-cell>
        </table:table-row>
        <table:table-row table:style-name="ro1">
          <table:table-cell office:value-type="string" calcext:value-type="string">
            <text:p>2014-03-05</text:p>
          </table:table-cell>
          <table:table-cell office:value-type="float" office:value="130.4" calcext:value-type="float">
            <text:p>130.4</text:p>
          </table:table-cell>
          <table:table-cell office:value-type="float" office:value="130.8" calcext:value-type="float">
            <text:p>130.8</text:p>
          </table:table-cell>
          <table:table-cell office:value-type="float" office:value="128.69" calcext:value-type="float">
            <text:p>128.69</text:p>
          </table:table-cell>
          <table:table-cell office:value-type="float" office:value="128.79" calcext:value-type="float">
            <text:p>128.79</text:p>
          </table:table-cell>
          <table:table-cell office:value-type="float" office:value="4095200" calcext:value-type="float">
            <text:p>4095200</text:p>
          </table:table-cell>
          <table:table-cell office:value-type="float" office:value="128.79" calcext:value-type="float">
            <text:p>128.79</text:p>
          </table:table-cell>
        </table:table-row>
        <table:table-row table:style-name="ro1">
          <table:table-cell office:value-type="string" calcext:value-type="string">
            <text:p>2014-03-06</text:p>
          </table:table-cell>
          <table:table-cell office:value-type="float" office:value="129.01" calcext:value-type="float">
            <text:p>129.01</text:p>
          </table:table-cell>
          <table:table-cell office:value-type="float" office:value="129.37" calcext:value-type="float">
            <text:p>129.37</text:p>
          </table:table-cell>
          <table:table-cell office:value-type="float" office:value="128.03" calcext:value-type="float">
            <text:p>128.03</text:p>
          </table:table-cell>
          <table:table-cell office:value-type="float" office:value="128.86" calcext:value-type="float">
            <text:p>128.86</text:p>
          </table:table-cell>
          <table:table-cell office:value-type="float" office:value="3595900" calcext:value-type="float">
            <text:p>3595900</text:p>
          </table:table-cell>
          <table:table-cell office:value-type="float" office:value="128.86" calcext:value-type="float">
            <text:p>128.86</text:p>
          </table:table-cell>
        </table:table-row>
        <table:table-row table:style-name="ro1">
          <table:table-cell office:value-type="string" calcext:value-type="string">
            <text:p>2014-03-07</text:p>
          </table:table-cell>
          <table:table-cell office:value-type="float" office:value="129.75" calcext:value-type="float">
            <text:p>129.75</text:p>
          </table:table-cell>
          <table:table-cell office:value-type="float" office:value="130.16" calcext:value-type="float">
            <text:p>130.16</text:p>
          </table:table-cell>
          <table:table-cell office:value-type="float" office:value="128.07" calcext:value-type="float">
            <text:p>128.07</text:p>
          </table:table-cell>
          <table:table-cell office:value-type="float" office:value="128.54" calcext:value-type="float">
            <text:p>128.54</text:p>
          </table:table-cell>
          <table:table-cell office:value-type="float" office:value="4297800" calcext:value-type="float">
            <text:p>4297800</text:p>
          </table:table-cell>
          <table:table-cell office:value-type="float" office:value="128.54" calcext:value-type="float">
            <text:p>128.54</text:p>
          </table:table-cell>
        </table:table-row>
        <table:table-row table:style-name="ro1">
          <table:table-cell office:value-type="string" calcext:value-type="string">
            <text:p>2014-03-10</text:p>
          </table:table-cell>
          <table:table-cell office:value-type="float" office:value="126.51" calcext:value-type="float">
            <text:p>126.51</text:p>
          </table:table-cell>
          <table:table-cell office:value-type="float" office:value="127.28" calcext:value-type="float">
            <text:p>127.28</text:p>
          </table:table-cell>
          <table:table-cell office:value-type="float" office:value="124.76" calcext:value-type="float">
            <text:p>124.76</text:p>
          </table:table-cell>
          <table:table-cell office:value-type="float" office:value="126.89" calcext:value-type="float">
            <text:p>126.89</text:p>
          </table:table-cell>
          <table:table-cell office:value-type="float" office:value="7039200" calcext:value-type="float">
            <text:p>7039200</text:p>
          </table:table-cell>
          <table:table-cell office:value-type="float" office:value="126.89" calcext:value-type="float">
            <text:p>126.89</text:p>
          </table:table-cell>
        </table:table-row>
        <table:table-row table:style-name="ro1">
          <table:table-cell office:value-type="string" calcext:value-type="string">
            <text:p>2014-03-11</text:p>
          </table:table-cell>
          <table:table-cell office:value-type="float" office:value="127.03" calcext:value-type="float">
            <text:p>127.03</text:p>
          </table:table-cell>
          <table:table-cell office:value-type="float" office:value="127.27" calcext:value-type="float">
            <text:p>127.27</text:p>
          </table:table-cell>
          <table:table-cell office:value-type="float" office:value="125.62" calcext:value-type="float">
            <text:p>125.62</text:p>
          </table:table-cell>
          <table:table-cell office:value-type="float" office:value="125.67" calcext:value-type="float">
            <text:p>125.67</text:p>
          </table:table-cell>
          <table:table-cell office:value-type="float" office:value="4190000" calcext:value-type="float">
            <text:p>4190000</text:p>
          </table:table-cell>
          <table:table-cell office:value-type="float" office:value="125.67" calcext:value-type="float">
            <text:p>125.67</text:p>
          </table:table-cell>
        </table:table-row>
        <table:table-row table:style-name="ro1">
          <table:table-cell office:value-type="string" calcext:value-type="string">
            <text:p>2014-03-12</text:p>
          </table:table-cell>
          <table:table-cell office:value-type="float" office:value="125" calcext:value-type="float">
            <text:p>125</text:p>
          </table:table-cell>
          <table:table-cell office:value-type="float" office:value="125.2" calcext:value-type="float">
            <text:p>125.2</text:p>
          </table:table-cell>
          <table:table-cell office:value-type="float" office:value="123.81" calcext:value-type="float">
            <text:p>123.81</text:p>
          </table:table-cell>
          <table:table-cell office:value-type="float" office:value="124.43" calcext:value-type="float">
            <text:p>124.43</text:p>
          </table:table-cell>
          <table:table-cell office:value-type="float" office:value="5040100" calcext:value-type="float">
            <text:p>5040100</text:p>
          </table:table-cell>
          <table:table-cell office:value-type="float" office:value="124.43" calcext:value-type="float">
            <text:p>124.43</text:p>
          </table:table-cell>
        </table:table-row>
        <table:table-row table:style-name="ro1">
          <table:table-cell office:value-type="string" calcext:value-type="string">
            <text:p>2014-03-13</text:p>
          </table:table-cell>
          <table:table-cell office:value-type="float" office:value="124.65" calcext:value-type="float">
            <text:p>124.65</text:p>
          </table:table-cell>
          <table:table-cell office:value-type="float" office:value="125.61" calcext:value-type="float">
            <text:p>125.61</text:p>
          </table:table-cell>
          <table:table-cell office:value-type="float" office:value="121.63" calcext:value-type="float">
            <text:p>121.63</text:p>
          </table:table-cell>
          <table:table-cell office:value-type="float" office:value="121.89" calcext:value-type="float">
            <text:p>121.89</text:p>
          </table:table-cell>
          <table:table-cell office:value-type="float" office:value="6067800" calcext:value-type="float">
            <text:p>6067800</text:p>
          </table:table-cell>
          <table:table-cell office:value-type="float" office:value="121.89" calcext:value-type="float">
            <text:p>121.89</text:p>
          </table:table-cell>
        </table:table-row>
        <table:table-row table:style-name="ro1">
          <table:table-cell office:value-type="string" calcext:value-type="string">
            <text:p>2014-03-14</text:p>
          </table:table-cell>
          <table:table-cell office:value-type="float" office:value="122.12" calcext:value-type="float">
            <text:p>122.12</text:p>
          </table:table-cell>
          <table:table-cell office:value-type="float" office:value="124.28" calcext:value-type="float">
            <text:p>124.28</text:p>
          </table:table-cell>
          <table:table-cell office:value-type="float" office:value="121.95" calcext:value-type="float">
            <text:p>121.95</text:p>
          </table:table-cell>
          <table:table-cell office:value-type="float" office:value="123.11" calcext:value-type="float">
            <text:p>123.11</text:p>
          </table:table-cell>
          <table:table-cell office:value-type="float" office:value="5698400" calcext:value-type="float">
            <text:p>5698400</text:p>
          </table:table-cell>
          <table:table-cell office:value-type="float" office:value="123.11" calcext:value-type="float">
            <text:p>123.11</text:p>
          </table:table-cell>
        </table:table-row>
        <table:table-row table:style-name="ro1">
          <table:table-cell office:value-type="string" calcext:value-type="string">
            <text:p>2014-03-17</text:p>
          </table:table-cell>
          <table:table-cell office:value-type="float" office:value="123.97" calcext:value-type="float">
            <text:p>123.97</text:p>
          </table:table-cell>
          <table:table-cell office:value-type="float" office:value="125.82" calcext:value-type="float">
            <text:p>125.82</text:p>
          </table:table-cell>
          <table:table-cell office:value-type="float" office:value="123.92" calcext:value-type="float">
            <text:p>123.92</text:p>
          </table:table-cell>
          <table:table-cell office:value-type="float" office:value="125.42" calcext:value-type="float">
            <text:p>125.42</text:p>
          </table:table-cell>
          <table:table-cell office:value-type="float" office:value="4380500" calcext:value-type="float">
            <text:p>4380500</text:p>
          </table:table-cell>
          <table:table-cell office:value-type="float" office:value="125.42" calcext:value-type="float">
            <text:p>125.42</text:p>
          </table:table-cell>
        </table:table-row>
      </table:table>
      <table:table table:name="Intel" table:style-name="ta1">
        <table:table-column table:style-name="co10" table:default-cell-style-name="ce3"/>
        <table:table-column table:style-name="co10" table:number-columns-repeated="6" table:default-cell-style-name="ce15"/>
        <table:table-row table:style-name="ro1">
          <table:table-cell table:style-name="Default"/>
          <table:table-cell table:style-name="ce13" office:value-type="string" calcext:value-type="string" table:number-columns-spanned="6" table:number-rows-spanned="1">
            <text:p>Intel</text:p>
          </table:table-cell>
          <table:covered-table-cell table:number-columns-repeated="5" table:style-name="ce16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14" office:value-type="string" calcext:value-type="string">
            <text:p>Open</text:p>
          </table:table-cell>
          <table:table-cell table:style-name="ce14" office:value-type="string" calcext:value-type="string">
            <text:p>High</text:p>
          </table:table-cell>
          <table:table-cell table:style-name="ce14" office:value-type="string" calcext:value-type="string">
            <text:p>Low</text:p>
          </table:table-cell>
          <table:table-cell table:style-name="ce14" office:value-type="string" calcext:value-type="string">
            <text:p>Close</text:p>
          </table:table-cell>
          <table:table-cell table:style-name="ce14" office:value-type="string" calcext:value-type="string">
            <text:p>Volume</text:p>
          </table:table-cell>
          <table:table-cell table:style-name="ce14" office:value-type="string" calcext:value-type="string">
            <text:p>Adj Close</text:p>
          </table:table-cell>
        </table:table-row>
        <table:table-row table:style-name="ro1">
          <table:table-cell office:value-type="string" calcext:value-type="string">
            <text:p>2014-01-13</text:p>
          </table:table-cell>
          <table:table-cell office:value-type="float" office:value="25.63" calcext:value-type="float">
            <text:p>25.63</text:p>
          </table:table-cell>
          <table:table-cell office:value-type="float" office:value="25.99" calcext:value-type="float">
            <text:p>25.9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5" calcext:value-type="float">
            <text:p>25.5</text:p>
          </table:table-cell>
          <table:table-cell office:value-type="float" office:value="40274500" calcext:value-type="float">
            <text:p>40274500</text:p>
          </table:table-cell>
          <table:table-cell office:value-type="float" office:value="25.26" calcext:value-type="float">
            <text:p>25.26</text:p>
          </table:table-cell>
        </table:table-row>
        <table:table-row table:style-name="ro1">
          <table:table-cell office:value-type="string" calcext:value-type="string">
            <text:p>2014-01-14</text:p>
          </table:table-cell>
          <table:table-cell office:value-type="float" office:value="26.01" calcext:value-type="float">
            <text:p>26.01</text:p>
          </table:table-cell>
          <table:table-cell office:value-type="float" office:value="26.55" calcext:value-type="float">
            <text:p>26.55</text:p>
          </table:table-cell>
          <table:table-cell office:value-type="float" office:value="25.9" calcext:value-type="float">
            <text:p>25.9</text:p>
          </table:table-cell>
          <table:table-cell office:value-type="float" office:value="26.51" calcext:value-type="float">
            <text:p>26.51</text:p>
          </table:table-cell>
          <table:table-cell office:value-type="float" office:value="74142900" calcext:value-type="float">
            <text:p>74142900</text:p>
          </table:table-cell>
          <table:table-cell office:value-type="float" office:value="26.26" calcext:value-type="float">
            <text:p>26.26</text:p>
          </table:table-cell>
        </table:table-row>
        <table:table-row table:style-name="ro1">
          <table:table-cell office:value-type="string" calcext:value-type="string">
            <text:p>2014-01-15</text:p>
          </table:table-cell>
          <table:table-cell office:value-type="float" office:value="26.72" calcext:value-type="float">
            <text:p>26.72</text:p>
          </table:table-cell>
          <table:table-cell office:value-type="float" office:value="27.12" calcext:value-type="float">
            <text:p>27.12</text:p>
          </table:table-cell>
          <table:table-cell office:value-type="float" office:value="26.61" calcext:value-type="float">
            <text:p>26.61</text:p>
          </table:table-cell>
          <table:table-cell office:value-type="float" office:value="26.67" calcext:value-type="float">
            <text:p>26.67</text:p>
          </table:table-cell>
          <table:table-cell office:value-type="float" office:value="58277700" calcext:value-type="float">
            <text:p>58277700</text:p>
          </table:table-cell>
          <table:table-cell office:value-type="float" office:value="26.42" calcext:value-type="float">
            <text:p>26.42</text:p>
          </table:table-cell>
        </table:table-row>
        <table:table-row table:style-name="ro1">
          <table:table-cell office:value-type="string" calcext:value-type="string">
            <text:p>2014-01-16</text:p>
          </table:table-cell>
          <table:table-cell office:value-type="float" office:value="26.64" calcext:value-type="float">
            <text:p>26.64</text:p>
          </table:table-cell>
          <table:table-cell office:value-type="float" office:value="26.74" calcext:value-type="float">
            <text:p>26.74</text:p>
          </table:table-cell>
          <table:table-cell office:value-type="float" office:value="26.33" calcext:value-type="float">
            <text:p>26.33</text:p>
          </table:table-cell>
          <table:table-cell office:value-type="float" office:value="26.54" calcext:value-type="float">
            <text:p>26.54</text:p>
          </table:table-cell>
          <table:table-cell office:value-type="float" office:value="48960800" calcext:value-type="float">
            <text:p>48960800</text:p>
          </table:table-cell>
          <table:table-cell office:value-type="float" office:value="26.29" calcext:value-type="float">
            <text:p>26.29</text:p>
          </table:table-cell>
        </table:table-row>
        <table:table-row table:style-name="ro1">
          <table:table-cell office:value-type="string" calcext:value-type="string">
            <text:p>2014-01-17</text:p>
          </table:table-cell>
          <table:table-cell office:value-type="float" office:value="25.36" calcext:value-type="float">
            <text:p>25.36</text:p>
          </table:table-cell>
          <table:table-cell office:value-type="float" office:value="25.86" calcext:value-type="float">
            <text:p>25.86</text:p>
          </table:table-cell>
          <table:table-cell office:value-type="float" office:value="25.25" calcext:value-type="float">
            <text:p>25.25</text:p>
          </table:table-cell>
          <table:table-cell office:value-type="float" office:value="25.85" calcext:value-type="float">
            <text:p>25.85</text:p>
          </table:table-cell>
          <table:table-cell office:value-type="float" office:value="111758900" calcext:value-type="float">
            <text:p>111758900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2014-01-21</text:p>
          </table:table-cell>
          <table:table-cell office:value-type="float" office:value="25.79" calcext:value-type="float">
            <text:p>25.79</text:p>
          </table:table-cell>
          <table:table-cell office:value-type="float" office:value="25.8" calcext:value-type="float">
            <text:p>25.8</text:p>
          </table:table-cell>
          <table:table-cell office:value-type="float" office:value="25.27" calcext:value-type="float">
            <text:p>25.27</text:p>
          </table:table-cell>
          <table:table-cell office:value-type="float" office:value="25.59" calcext:value-type="float">
            <text:p>25.59</text:p>
          </table:table-cell>
          <table:table-cell office:value-type="float" office:value="42286400" calcext:value-type="float">
            <text:p>42286400</text:p>
          </table:table-cell>
          <table:table-cell office:value-type="float" office:value="25.35" calcext:value-type="float">
            <text:p>25.35</text:p>
          </table:table-cell>
        </table:table-row>
        <table:table-row table:style-name="ro1">
          <table:table-cell office:value-type="string" calcext:value-type="string">
            <text:p>2014-01-22</text:p>
          </table:table-cell>
          <table:table-cell office:value-type="float" office:value="25.39" calcext:value-type="float">
            <text:p>25.39</text:p>
          </table:table-cell>
          <table:table-cell office:value-type="float" office:value="25.54" calcext:value-type="float">
            <text:p>25.54</text:p>
          </table:table-cell>
          <table:table-cell office:value-type="float" office:value="25.15" calcext:value-type="float">
            <text:p>25.15</text:p>
          </table:table-cell>
          <table:table-cell office:value-type="float" office:value="25.31" calcext:value-type="float">
            <text:p>25.31</text:p>
          </table:table-cell>
          <table:table-cell office:value-type="float" office:value="48749900" calcext:value-type="float">
            <text:p>48749900</text:p>
          </table:table-cell>
          <table:table-cell office:value-type="float" office:value="25.07" calcext:value-type="float">
            <text:p>25.07</text:p>
          </table:table-cell>
        </table:table-row>
        <table:table-row table:style-name="ro1">
          <table:table-cell office:value-type="string" calcext:value-type="string">
            <text:p>2014-01-23</text:p>
          </table:table-cell>
          <table:table-cell office:value-type="float" office:value="25.17" calcext:value-type="float">
            <text:p>25.17</text:p>
          </table:table-cell>
          <table:table-cell office:value-type="float" office:value="25.25" calcext:value-type="float">
            <text:p>25.25</text:p>
          </table:table-cell>
          <table:table-cell office:value-type="float" office:value="24.9" calcext:value-type="float">
            <text:p>24.9</text:p>
          </table:table-cell>
          <table:table-cell office:value-type="float" office:value="25.13" calcext:value-type="float">
            <text:p>25.13</text:p>
          </table:table-cell>
          <table:table-cell office:value-type="float" office:value="40241000" calcext:value-type="float">
            <text:p>40241000</text:p>
          </table:table-cell>
          <table:table-cell office:value-type="float" office:value="24.89" calcext:value-type="float">
            <text:p>24.89</text:p>
          </table:table-cell>
        </table:table-row>
        <table:table-row table:style-name="ro1">
          <table:table-cell office:value-type="string" calcext:value-type="string">
            <text:p>2014-01-24</text:p>
          </table:table-cell>
          <table:table-cell office:value-type="float" office:value="24.88" calcext:value-type="float">
            <text:p>24.88</text:p>
          </table:table-cell>
          <table:table-cell office:value-type="float" office:value="25.19" calcext:value-type="float">
            <text:p>25.19</text:p>
          </table:table-cell>
          <table:table-cell office:value-type="float" office:value="24.79" calcext:value-type="float">
            <text:p>24.79</text:p>
          </table:table-cell>
          <table:table-cell office:value-type="float" office:value="24.81" calcext:value-type="float">
            <text:p>24.81</text:p>
          </table:table-cell>
          <table:table-cell office:value-type="float" office:value="34838700" calcext:value-type="float">
            <text:p>34838700</text:p>
          </table:table-cell>
          <table:table-cell office:value-type="float" office:value="24.58" calcext:value-type="float">
            <text:p>24.58</text:p>
          </table:table-cell>
        </table:table-row>
        <table:table-row table:style-name="ro1">
          <table:table-cell office:value-type="string" calcext:value-type="string">
            <text:p>2014-01-27</text:p>
          </table:table-cell>
          <table:table-cell office:value-type="float" office:value="24.77" calcext:value-type="float">
            <text:p>24.77</text:p>
          </table:table-cell>
          <table:table-cell office:value-type="float" office:value="24.99" calcext:value-type="float">
            <text:p>24.99</text:p>
          </table:table-cell>
          <table:table-cell office:value-type="float" office:value="24.66" calcext:value-type="float">
            <text:p>24.66</text:p>
          </table:table-cell>
          <table:table-cell office:value-type="float" office:value="24.72" calcext:value-type="float">
            <text:p>24.72</text:p>
          </table:table-cell>
          <table:table-cell office:value-type="float" office:value="32564900" calcext:value-type="float">
            <text:p>32564900</text:p>
          </table:table-cell>
          <table:table-cell office:value-type="float" office:value="24.49" calcext:value-type="float">
            <text:p>24.49</text:p>
          </table:table-cell>
        </table:table-row>
        <table:table-row table:style-name="ro1">
          <table:table-cell office:value-type="string" calcext:value-type="string">
            <text:p>2014-01-28</text:p>
          </table:table-cell>
          <table:table-cell office:value-type="float" office:value="24.71" calcext:value-type="float">
            <text:p>24.71</text:p>
          </table:table-cell>
          <table:table-cell office:value-type="float" office:value="25.05" calcext:value-type="float">
            <text:p>25.05</text:p>
          </table:table-cell>
          <table:table-cell office:value-type="float" office:value="24.57" calcext:value-type="float">
            <text:p>24.57</text:p>
          </table:table-cell>
          <table:table-cell office:value-type="float" office:value="24.9" calcext:value-type="float">
            <text:p>24.9</text:p>
          </table:table-cell>
          <table:table-cell office:value-type="float" office:value="32453800" calcext:value-type="float">
            <text:p>32453800</text:p>
          </table:table-cell>
          <table:table-cell office:value-type="float" office:value="24.66" calcext:value-type="float">
            <text:p>24.66</text:p>
          </table:table-cell>
        </table:table-row>
        <table:table-row table:style-name="ro1">
          <table:table-cell office:value-type="string" calcext:value-type="string">
            <text:p>2014-01-29</text:p>
          </table:table-cell>
          <table:table-cell office:value-type="float" office:value="24.75" calcext:value-type="float">
            <text:p>24.75</text:p>
          </table:table-cell>
          <table:table-cell office:value-type="float" office:value="24.96" calcext:value-type="float">
            <text:p>24.96</text:p>
          </table:table-cell>
          <table:table-cell office:value-type="float" office:value="24.63" calcext:value-type="float">
            <text:p>24.63</text:p>
          </table:table-cell>
          <table:table-cell office:value-type="float" office:value="24.68" calcext:value-type="float">
            <text:p>24.68</text:p>
          </table:table-cell>
          <table:table-cell office:value-type="float" office:value="27145700" calcext:value-type="float">
            <text:p>27145700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1">
          <table:table-cell office:value-type="string" calcext:value-type="string">
            <text:p>2014-01-30</text:p>
          </table:table-cell>
          <table:table-cell office:value-type="float" office:value="24.75" calcext:value-type="float">
            <text:p>24.75</text:p>
          </table:table-cell>
          <table:table-cell office:value-type="float" office:value="24.89" calcext:value-type="float">
            <text:p>24.89</text:p>
          </table:table-cell>
          <table:table-cell office:value-type="float" office:value="24.54" calcext:value-type="float">
            <text:p>24.54</text:p>
          </table:table-cell>
          <table:table-cell office:value-type="float" office:value="24.74" calcext:value-type="float">
            <text:p>24.74</text:p>
          </table:table-cell>
          <table:table-cell office:value-type="float" office:value="24610100" calcext:value-type="float">
            <text:p>24610100</text:p>
          </table:table-cell>
          <table:table-cell office:value-type="float" office:value="24.51" calcext:value-type="float">
            <text:p>24.51</text:p>
          </table:table-cell>
        </table:table-row>
        <table:table-row table:style-name="ro1">
          <table:table-cell office:value-type="string" calcext:value-type="string">
            <text:p>2014-01-31</text:p>
          </table:table-cell>
          <table:table-cell office:value-type="float" office:value="24.45" calcext:value-type="float">
            <text:p>24.45</text:p>
          </table:table-cell>
          <table:table-cell office:value-type="float" office:value="24.65" calcext:value-type="float">
            <text:p>24.65</text:p>
          </table:table-cell>
          <table:table-cell office:value-type="float" office:value="24.4" calcext:value-type="float">
            <text:p>24.4</text:p>
          </table:table-cell>
          <table:table-cell office:value-type="float" office:value="24.54" calcext:value-type="float">
            <text:p>24.54</text:p>
          </table:table-cell>
          <table:table-cell office:value-type="float" office:value="28623300" calcext:value-type="float">
            <text:p>28623300</text:p>
          </table:table-cell>
          <table:table-cell office:value-type="float" office:value="24.31" calcext:value-type="float">
            <text:p>24.31</text:p>
          </table:table-cell>
        </table:table-row>
        <table:table-row table:style-name="ro1">
          <table:table-cell office:value-type="string" calcext:value-type="string">
            <text:p>2014-02-03</text:p>
          </table:table-cell>
          <table:table-cell office:value-type="float" office:value="24.5" calcext:value-type="float">
            <text:p>24.5</text:p>
          </table:table-cell>
          <table:table-cell office:value-type="float" office:value="24.51" calcext:value-type="float">
            <text:p>24.51</text:p>
          </table:table-cell>
          <table:table-cell office:value-type="float" office:value="23.89" calcext:value-type="float">
            <text:p>23.89</text:p>
          </table:table-cell>
          <table:table-cell office:value-type="float" office:value="23.95" calcext:value-type="float">
            <text:p>23.95</text:p>
          </table:table-cell>
          <table:table-cell office:value-type="float" office:value="52868200" calcext:value-type="float">
            <text:p>52868200</text:p>
          </table:table-cell>
          <table:table-cell office:value-type="float" office:value="23.72" calcext:value-type="float">
            <text:p>23.72</text:p>
          </table:table-cell>
        </table:table-row>
        <table:table-row table:style-name="ro1">
          <table:table-cell office:value-type="string" calcext:value-type="string">
            <text:p>2014-02-04</text:p>
          </table:table-cell>
          <table:table-cell office:value-type="float" office:value="23.99" calcext:value-type="float">
            <text:p>23.99</text:p>
          </table:table-cell>
          <table:table-cell office:value-type="float" office:value="24.04" calcext:value-type="float">
            <text:p>24.04</text:p>
          </table:table-cell>
          <table:table-cell office:value-type="float" office:value="23.58" calcext:value-type="float">
            <text:p>23.58</text:p>
          </table:table-cell>
          <table:table-cell office:value-type="float" office:value="23.82" calcext:value-type="float">
            <text:p>23.82</text:p>
          </table:table-cell>
          <table:table-cell office:value-type="float" office:value="50816300" calcext:value-type="float">
            <text:p>50816300</text:p>
          </table:table-cell>
          <table:table-cell office:value-type="float" office:value="23.59" calcext:value-type="float">
            <text:p>23.59</text:p>
          </table:table-cell>
        </table:table-row>
        <table:table-row table:style-name="ro1">
          <table:table-cell office:value-type="string" calcext:value-type="string">
            <text:p>2014-02-05</text:p>
          </table:table-cell>
          <table:table-cell office:value-type="float" office:value="23.7" calcext:value-type="float">
            <text:p>23.7</text:p>
          </table:table-cell>
          <table:table-cell office:value-type="float" office:value="23.76" calcext:value-type="float">
            <text:p>23.76</text:p>
          </table:table-cell>
          <table:table-cell office:value-type="float" office:value="23.5" calcext:value-type="float">
            <text:p>23.5</text:p>
          </table:table-cell>
          <table:table-cell office:value-type="float" office:value="23.52" calcext:value-type="float">
            <text:p>23.52</text:p>
          </table:table-cell>
          <table:table-cell office:value-type="float" office:value="32476200" calcext:value-type="float">
            <text:p>32476200</text:p>
          </table:table-cell>
          <table:table-cell office:value-type="float" office:value="23.52" calcext:value-type="float">
            <text:p>23.52</text:p>
          </table:table-cell>
        </table:table-row>
        <table:table-row table:style-name="ro1">
          <table:table-cell office:value-type="string" calcext:value-type="string">
            <text:p>2014-02-06</text:p>
          </table:table-cell>
          <table:table-cell office:value-type="float" office:value="23.6" calcext:value-type="float">
            <text:p>23.6</text:p>
          </table:table-cell>
          <table:table-cell office:value-type="float" office:value="24.08" calcext:value-type="float">
            <text:p>24.08</text:p>
          </table:table-cell>
          <table:table-cell office:value-type="float" office:value="23.55" calcext:value-type="float">
            <text:p>23.55</text:p>
          </table:table-cell>
          <table:table-cell office:value-type="float" office:value="23.99" calcext:value-type="float">
            <text:p>23.99</text:p>
          </table:table-cell>
          <table:table-cell office:value-type="float" office:value="28008400" calcext:value-type="float">
            <text:p>28008400</text:p>
          </table:table-cell>
          <table:table-cell office:value-type="float" office:value="23.99" calcext:value-type="float">
            <text:p>23.99</text:p>
          </table:table-cell>
        </table:table-row>
        <table:table-row table:style-name="ro1">
          <table:table-cell office:value-type="string" calcext:value-type="string">
            <text:p>2014-02-07</text:p>
          </table:table-cell>
          <table:table-cell office:value-type="float" office:value="24.2" calcext:value-type="float">
            <text:p>24.2</text:p>
          </table:table-cell>
          <table:table-cell office:value-type="float" office:value="24.26" calcext:value-type="float">
            <text:p>24.26</text:p>
          </table:table-cell>
          <table:table-cell office:value-type="float" office:value="23.77" calcext:value-type="float">
            <text:p>23.77</text:p>
          </table:table-cell>
          <table:table-cell office:value-type="float" office:value="24.21" calcext:value-type="float">
            <text:p>24.21</text:p>
          </table:table-cell>
          <table:table-cell office:value-type="float" office:value="30808400" calcext:value-type="float">
            <text:p>30808400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1">
          <table:table-cell office:value-type="string" calcext:value-type="string">
            <text:p>2014-02-10</text:p>
          </table:table-cell>
          <table:table-cell office:value-type="float" office:value="24.11" calcext:value-type="float">
            <text:p>24.11</text:p>
          </table:table-cell>
          <table:table-cell office:value-type="float" office:value="24.37" calcext:value-type="float">
            <text:p>24.37</text:p>
          </table:table-cell>
          <table:table-cell office:value-type="float" office:value="24.06" calcext:value-type="float">
            <text:p>24.06</text:p>
          </table:table-cell>
          <table:table-cell office:value-type="float" office:value="24.29" calcext:value-type="float">
            <text:p>24.29</text:p>
          </table:table-cell>
          <table:table-cell office:value-type="float" office:value="24571300" calcext:value-type="float">
            <text:p>24571300</text:p>
          </table:table-cell>
          <table:table-cell office:value-type="float" office:value="24.29" calcext:value-type="float">
            <text:p>24.29</text:p>
          </table:table-cell>
        </table:table-row>
        <table:table-row table:style-name="ro1">
          <table:table-cell office:value-type="string" calcext:value-type="string">
            <text:p>2014-02-11</text:p>
          </table:table-cell>
          <table:table-cell office:value-type="float" office:value="24.35" calcext:value-type="float">
            <text:p>24.35</text:p>
          </table:table-cell>
          <table:table-cell office:value-type="float" office:value="24.52" calcext:value-type="float">
            <text:p>24.52</text:p>
          </table:table-cell>
          <table:table-cell office:value-type="float" office:value="24.33" calcext:value-type="float">
            <text:p>24.33</text:p>
          </table:table-cell>
          <table:table-cell office:value-type="float" office:value="24.47" calcext:value-type="float">
            <text:p>24.47</text:p>
          </table:table-cell>
          <table:table-cell office:value-type="float" office:value="17911700" calcext:value-type="float">
            <text:p>17911700</text:p>
          </table:table-cell>
          <table:table-cell office:value-type="float" office:value="24.47" calcext:value-type="float">
            <text:p>24.47</text:p>
          </table:table-cell>
        </table:table-row>
        <table:table-row table:style-name="ro1">
          <table:table-cell office:value-type="string" calcext:value-type="string">
            <text:p>2014-02-12</text:p>
          </table:table-cell>
          <table:table-cell office:value-type="float" office:value="24.51" calcext:value-type="float">
            <text:p>24.51</text:p>
          </table:table-cell>
          <table:table-cell office:value-type="float" office:value="24.69" calcext:value-type="float">
            <text:p>24.69</text:p>
          </table:table-cell>
          <table:table-cell office:value-type="float" office:value="24.37" calcext:value-type="float">
            <text:p>24.37</text:p>
          </table:table-cell>
          <table:table-cell office:value-type="float" office:value="24.55" calcext:value-type="float">
            <text:p>24.55</text:p>
          </table:table-cell>
          <table:table-cell office:value-type="float" office:value="25874100" calcext:value-type="float">
            <text:p>25874100</text:p>
          </table:table-cell>
          <table:table-cell office:value-type="float" office:value="24.55" calcext:value-type="float">
            <text:p>24.55</text:p>
          </table:table-cell>
        </table:table-row>
        <table:table-row table:style-name="ro1">
          <table:table-cell office:value-type="string" calcext:value-type="string">
            <text:p>2014-02-13</text:p>
          </table:table-cell>
          <table:table-cell office:value-type="float" office:value="24.43" calcext:value-type="float">
            <text:p>24.43</text:p>
          </table:table-cell>
          <table:table-cell office:value-type="float" office:value="24.74" calcext:value-type="float">
            <text:p>24.74</text:p>
          </table:table-cell>
          <table:table-cell office:value-type="float" office:value="24.31" calcext:value-type="float">
            <text:p>24.31</text:p>
          </table:table-cell>
          <table:table-cell office:value-type="float" office:value="24.7" calcext:value-type="float">
            <text:p>24.7</text:p>
          </table:table-cell>
          <table:table-cell office:value-type="float" office:value="22922000" calcext:value-type="float">
            <text:p>22922000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string" calcext:value-type="string">
            <text:p>2014-02-14</text:p>
          </table:table-cell>
          <table:table-cell office:value-type="float" office:value="24.58" calcext:value-type="float">
            <text:p>24.58</text:p>
          </table:table-cell>
          <table:table-cell office:value-type="float" office:value="24.76" calcext:value-type="float">
            <text:p>24.76</text:p>
          </table:table-cell>
          <table:table-cell office:value-type="float" office:value="24.41" calcext:value-type="float">
            <text:p>24.41</text:p>
          </table:table-cell>
          <table:table-cell office:value-type="float" office:value="24.76" calcext:value-type="float">
            <text:p>24.76</text:p>
          </table:table-cell>
          <table:table-cell office:value-type="float" office:value="20539700" calcext:value-type="float">
            <text:p>20539700</text:p>
          </table:table-cell>
          <table:table-cell office:value-type="float" office:value="24.76" calcext:value-type="float">
            <text:p>24.76</text:p>
          </table:table-cell>
        </table:table-row>
        <table:table-row table:style-name="ro1">
          <table:table-cell office:value-type="string" calcext:value-type="string">
            <text:p>2014-02-18</text:p>
          </table:table-cell>
          <table:table-cell office:value-type="float" office:value="24.67" calcext:value-type="float">
            <text:p>24.67</text:p>
          </table:table-cell>
          <table:table-cell office:value-type="float" office:value="24.78" calcext:value-type="float">
            <text:p>24.78</text:p>
          </table:table-cell>
          <table:table-cell office:value-type="float" office:value="24.55" calcext:value-type="float">
            <text:p>24.55</text:p>
          </table:table-cell>
          <table:table-cell office:value-type="float" office:value="24.76" calcext:value-type="float">
            <text:p>24.76</text:p>
          </table:table-cell>
          <table:table-cell office:value-type="float" office:value="17738100" calcext:value-type="float">
            <text:p>17738100</text:p>
          </table:table-cell>
          <table:table-cell office:value-type="float" office:value="24.76" calcext:value-type="float">
            <text:p>24.76</text:p>
          </table:table-cell>
        </table:table-row>
        <table:table-row table:style-name="ro1">
          <table:table-cell office:value-type="string" calcext:value-type="string">
            <text:p>2014-02-19</text:p>
          </table:table-cell>
          <table:table-cell office:value-type="float" office:value="24.65" calcext:value-type="float">
            <text:p>24.65</text:p>
          </table:table-cell>
          <table:table-cell office:value-type="float" office:value="24.72" calcext:value-type="float">
            <text:p>24.72</text:p>
          </table:table-cell>
          <table:table-cell office:value-type="float" office:value="24.42" calcext:value-type="float">
            <text:p>24.42</text:p>
          </table:table-cell>
          <table:table-cell office:value-type="float" office:value="24.5" calcext:value-type="float">
            <text:p>24.5</text:p>
          </table:table-cell>
          <table:table-cell office:value-type="float" office:value="25686000" calcext:value-type="float">
            <text:p>25686000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string" calcext:value-type="string">
            <text:p>2014-02-20</text:p>
          </table:table-cell>
          <table:table-cell office:value-type="float" office:value="24.54" calcext:value-type="float">
            <text:p>24.54</text:p>
          </table:table-cell>
          <table:table-cell office:value-type="float" office:value="24.85" calcext:value-type="float">
            <text:p>24.85</text:p>
          </table:table-cell>
          <table:table-cell office:value-type="float" office:value="24.5" calcext:value-type="float">
            <text:p>24.5</text:p>
          </table:table-cell>
          <table:table-cell office:value-type="float" office:value="24.74" calcext:value-type="float">
            <text:p>24.74</text:p>
          </table:table-cell>
          <table:table-cell office:value-type="float" office:value="20193800" calcext:value-type="float">
            <text:p>20193800</text:p>
          </table:table-cell>
          <table:table-cell office:value-type="float" office:value="24.74" calcext:value-type="float">
            <text:p>24.74</text:p>
          </table:table-cell>
        </table:table-row>
        <table:table-row table:style-name="ro1">
          <table:table-cell office:value-type="string" calcext:value-type="string">
            <text:p>2014-02-21</text:p>
          </table:table-cell>
          <table:table-cell office:value-type="float" office:value="24.95" calcext:value-type="float">
            <text:p>24.95</text:p>
          </table:table-cell>
          <table:table-cell office:value-type="float" office:value="24.96" calcext:value-type="float">
            <text:p>24.96</text:p>
          </table:table-cell>
          <table:table-cell office:value-type="float" office:value="24.35" calcext:value-type="float">
            <text:p>24.35</text:p>
          </table:table-cell>
          <table:table-cell office:value-type="float" office:value="24.42" calcext:value-type="float">
            <text:p>24.42</text:p>
          </table:table-cell>
          <table:table-cell office:value-type="float" office:value="30579800" calcext:value-type="float">
            <text:p>30579800</text:p>
          </table:table-cell>
          <table:table-cell office:value-type="float" office:value="24.42" calcext:value-type="float">
            <text:p>24.42</text:p>
          </table:table-cell>
        </table:table-row>
        <table:table-row table:style-name="ro1">
          <table:table-cell office:value-type="string" calcext:value-type="string">
            <text:p>2014-02-24</text:p>
          </table:table-cell>
          <table:table-cell office:value-type="float" office:value="24.51" calcext:value-type="float">
            <text:p>24.51</text:p>
          </table:table-cell>
          <table:table-cell office:value-type="float" office:value="24.88" calcext:value-type="float">
            <text:p>24.88</text:p>
          </table:table-cell>
          <table:table-cell office:value-type="float" office:value="24.41" calcext:value-type="float">
            <text:p>24.41</text:p>
          </table:table-cell>
          <table:table-cell office:value-type="float" office:value="24.63" calcext:value-type="float">
            <text:p>24.63</text:p>
          </table:table-cell>
          <table:table-cell office:value-type="float" office:value="24145500" calcext:value-type="float">
            <text:p>24145500</text:p>
          </table:table-cell>
          <table:table-cell office:value-type="float" office:value="24.63" calcext:value-type="float">
            <text:p>24.63</text:p>
          </table:table-cell>
        </table:table-row>
        <table:table-row table:style-name="ro1">
          <table:table-cell office:value-type="string" calcext:value-type="string">
            <text:p>2014-02-25</text:p>
          </table:table-cell>
          <table:table-cell office:value-type="float" office:value="24.67" calcext:value-type="float">
            <text:p>24.67</text:p>
          </table:table-cell>
          <table:table-cell office:value-type="float" office:value="24.71" calcext:value-type="float">
            <text:p>24.71</text:p>
          </table:table-cell>
          <table:table-cell office:value-type="float" office:value="24.46" calcext:value-type="float">
            <text:p>24.46</text:p>
          </table:table-cell>
          <table:table-cell office:value-type="float" office:value="24.62" calcext:value-type="float">
            <text:p>24.62</text:p>
          </table:table-cell>
          <table:table-cell office:value-type="float" office:value="21539100" calcext:value-type="float">
            <text:p>21539100</text:p>
          </table:table-cell>
          <table:table-cell office:value-type="float" office:value="24.62" calcext:value-type="float">
            <text:p>24.62</text:p>
          </table:table-cell>
        </table:table-row>
        <table:table-row table:style-name="ro1">
          <table:table-cell office:value-type="string" calcext:value-type="string">
            <text:p>2014-02-26</text:p>
          </table:table-cell>
          <table:table-cell office:value-type="float" office:value="24.74" calcext:value-type="float">
            <text:p>24.74</text:p>
          </table:table-cell>
          <table:table-cell office:value-type="float" office:value="24.98" calcext:value-type="float">
            <text:p>24.98</text:p>
          </table:table-cell>
          <table:table-cell office:value-type="float" office:value="24.61" calcext:value-type="float">
            <text:p>24.61</text:p>
          </table:table-cell>
          <table:table-cell office:value-type="float" office:value="24.8" calcext:value-type="float">
            <text:p>24.8</text:p>
          </table:table-cell>
          <table:table-cell office:value-type="float" office:value="19820200" calcext:value-type="float">
            <text:p>19820200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string" calcext:value-type="string">
            <text:p>2014-02-27</text:p>
          </table:table-cell>
          <table:table-cell table:number-columns-repeated="2" office:value-type="float" office:value="24.8" calcext:value-type="float">
            <text:p>24.8</text:p>
          </table:table-cell>
          <table:table-cell office:value-type="float" office:value="24.51" calcext:value-type="float">
            <text:p>24.51</text:p>
          </table:table-cell>
          <table:table-cell office:value-type="float" office:value="24.76" calcext:value-type="float">
            <text:p>24.76</text:p>
          </table:table-cell>
          <table:table-cell office:value-type="float" office:value="20863900" calcext:value-type="float">
            <text:p>20863900</text:p>
          </table:table-cell>
          <table:table-cell office:value-type="float" office:value="24.76" calcext:value-type="float">
            <text:p>24.76</text:p>
          </table:table-cell>
        </table:table-row>
        <table:table-row table:style-name="ro1">
          <table:table-cell office:value-type="string" calcext:value-type="string">
            <text:p>2014-02-28</text:p>
          </table:table-cell>
          <table:table-cell office:value-type="float" office:value="24.79" calcext:value-type="float">
            <text:p>24.79</text:p>
          </table:table-cell>
          <table:table-cell office:value-type="float" office:value="24.85" calcext:value-type="float">
            <text:p>24.85</text:p>
          </table:table-cell>
          <table:table-cell office:value-type="float" office:value="24.57" calcext:value-type="float">
            <text:p>24.57</text:p>
          </table:table-cell>
          <table:table-cell office:value-type="float" office:value="24.76" calcext:value-type="float">
            <text:p>24.76</text:p>
          </table:table-cell>
          <table:table-cell office:value-type="float" office:value="23482700" calcext:value-type="float">
            <text:p>23482700</text:p>
          </table:table-cell>
          <table:table-cell office:value-type="float" office:value="24.76" calcext:value-type="float">
            <text:p>24.76</text:p>
          </table:table-cell>
        </table:table-row>
        <table:table-row table:style-name="ro1">
          <table:table-cell office:value-type="string" calcext:value-type="string">
            <text:p>2014-03-03</text:p>
          </table:table-cell>
          <table:table-cell office:value-type="float" office:value="24.55" calcext:value-type="float">
            <text:p>24.55</text:p>
          </table:table-cell>
          <table:table-cell office:value-type="float" office:value="24.59" calcext:value-type="float">
            <text:p>24.59</text:p>
          </table:table-cell>
          <table:table-cell office:value-type="float" office:value="24.3" calcext:value-type="float">
            <text:p>24.3</text:p>
          </table:table-cell>
          <table:table-cell office:value-type="float" office:value="24.5" calcext:value-type="float">
            <text:p>24.5</text:p>
          </table:table-cell>
          <table:table-cell office:value-type="float" office:value="25728500" calcext:value-type="float">
            <text:p>25728500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string" calcext:value-type="string">
            <text:p>2014-03-04</text:p>
          </table:table-cell>
          <table:table-cell office:value-type="float" office:value="24.72" calcext:value-type="float">
            <text:p>24.72</text:p>
          </table:table-cell>
          <table:table-cell office:value-type="float" office:value="24.78" calcext:value-type="float">
            <text:p>24.78</text:p>
          </table:table-cell>
          <table:table-cell office:value-type="float" office:value="24.5" calcext:value-type="float">
            <text:p>24.5</text:p>
          </table:table-cell>
          <table:table-cell office:value-type="float" office:value="24.61" calcext:value-type="float">
            <text:p>24.61</text:p>
          </table:table-cell>
          <table:table-cell office:value-type="float" office:value="23661200" calcext:value-type="float">
            <text:p>23661200</text:p>
          </table:table-cell>
          <table:table-cell office:value-type="float" office:value="24.61" calcext:value-type="float">
            <text:p>24.61</text:p>
          </table:table-cell>
        </table:table-row>
        <table:table-row table:style-name="ro1">
          <table:table-cell office:value-type="string" calcext:value-type="string">
            <text:p>2014-03-05</text:p>
          </table:table-cell>
          <table:table-cell office:value-type="float" office:value="24.7" calcext:value-type="float">
            <text:p>24.7</text:p>
          </table:table-cell>
          <table:table-cell office:value-type="float" office:value="24.71" calcext:value-type="float">
            <text:p>24.71</text:p>
          </table:table-cell>
          <table:table-cell office:value-type="float" office:value="24.4" calcext:value-type="float">
            <text:p>24.4</text:p>
          </table:table-cell>
          <table:table-cell office:value-type="float" office:value="24.5" calcext:value-type="float">
            <text:p>24.5</text:p>
          </table:table-cell>
          <table:table-cell office:value-type="float" office:value="21036200" calcext:value-type="float">
            <text:p>21036200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string" calcext:value-type="string">
            <text:p>2014-03-06</text:p>
          </table:table-cell>
          <table:table-cell office:value-type="float" office:value="24.57" calcext:value-type="float">
            <text:p>24.57</text:p>
          </table:table-cell>
          <table:table-cell office:value-type="float" office:value="24.65" calcext:value-type="float">
            <text:p>24.65</text:p>
          </table:table-cell>
          <table:table-cell office:value-type="float" office:value="24.38" calcext:value-type="float">
            <text:p>24.38</text:p>
          </table:table-cell>
          <table:table-cell office:value-type="float" office:value="24.63" calcext:value-type="float">
            <text:p>24.63</text:p>
          </table:table-cell>
          <table:table-cell office:value-type="float" office:value="22371700" calcext:value-type="float">
            <text:p>22371700</text:p>
          </table:table-cell>
          <table:table-cell office:value-type="float" office:value="24.63" calcext:value-type="float">
            <text:p>24.63</text:p>
          </table:table-cell>
        </table:table-row>
        <table:table-row table:style-name="ro1">
          <table:table-cell office:value-type="string" calcext:value-type="string">
            <text:p>2014-03-07</text:p>
          </table:table-cell>
          <table:table-cell office:value-type="float" office:value="24.7" calcext:value-type="float">
            <text:p>24.7</text:p>
          </table:table-cell>
          <table:table-cell office:value-type="float" office:value="24.85" calcext:value-type="float">
            <text:p>24.85</text:p>
          </table:table-cell>
          <table:table-cell office:value-type="float" office:value="24.57" calcext:value-type="float">
            <text:p>24.57</text:p>
          </table:table-cell>
          <table:table-cell office:value-type="float" office:value="24.64" calcext:value-type="float">
            <text:p>24.64</text:p>
          </table:table-cell>
          <table:table-cell office:value-type="float" office:value="25373400" calcext:value-type="float">
            <text:p>25373400</text:p>
          </table:table-cell>
          <table:table-cell office:value-type="float" office:value="24.64" calcext:value-type="float">
            <text:p>24.64</text:p>
          </table:table-cell>
        </table:table-row>
        <table:table-row table:style-name="ro1">
          <table:table-cell office:value-type="string" calcext:value-type="string">
            <text:p>2014-03-10</text:p>
          </table:table-cell>
          <table:table-cell office:value-type="float" office:value="24.61" calcext:value-type="float">
            <text:p>24.61</text:p>
          </table:table-cell>
          <table:table-cell office:value-type="float" office:value="24.89" calcext:value-type="float">
            <text:p>24.89</text:p>
          </table:table-cell>
          <table:table-cell office:value-type="float" office:value="24.58" calcext:value-type="float">
            <text:p>24.58</text:p>
          </table:table-cell>
          <table:table-cell office:value-type="float" office:value="24.84" calcext:value-type="float">
            <text:p>24.84</text:p>
          </table:table-cell>
          <table:table-cell office:value-type="float" office:value="24908100" calcext:value-type="float">
            <text:p>24908100</text:p>
          </table:table-cell>
          <table:table-cell office:value-type="float" office:value="24.84" calcext:value-type="float">
            <text:p>24.84</text:p>
          </table:table-cell>
        </table:table-row>
        <table:table-row table:style-name="ro1">
          <table:table-cell office:value-type="string" calcext:value-type="string">
            <text:p>2014-03-11</text:p>
          </table:table-cell>
          <table:table-cell office:value-type="float" office:value="24.78" calcext:value-type="float">
            <text:p>24.78</text:p>
          </table:table-cell>
          <table:table-cell office:value-type="float" office:value="24.85" calcext:value-type="float">
            <text:p>24.85</text:p>
          </table:table-cell>
          <table:table-cell office:value-type="float" office:value="24.61" calcext:value-type="float">
            <text:p>24.61</text:p>
          </table:table-cell>
          <table:table-cell office:value-type="float" office:value="24.73" calcext:value-type="float">
            <text:p>24.73</text:p>
          </table:table-cell>
          <table:table-cell office:value-type="float" office:value="26656800" calcext:value-type="float">
            <text:p>26656800</text:p>
          </table:table-cell>
          <table:table-cell office:value-type="float" office:value="24.73" calcext:value-type="float">
            <text:p>24.73</text:p>
          </table:table-cell>
        </table:table-row>
        <table:table-row table:style-name="ro1">
          <table:table-cell office:value-type="string" calcext:value-type="string">
            <text:p>2014-03-12</text:p>
          </table:table-cell>
          <table:table-cell office:value-type="float" office:value="24.65" calcext:value-type="float">
            <text:p>24.65</text:p>
          </table:table-cell>
          <table:table-cell office:value-type="float" office:value="24.88" calcext:value-type="float">
            <text:p>24.88</text:p>
          </table:table-cell>
          <table:table-cell office:value-type="float" office:value="24.61" calcext:value-type="float">
            <text:p>24.61</text:p>
          </table:table-cell>
          <table:table-cell office:value-type="float" office:value="24.76" calcext:value-type="float">
            <text:p>24.76</text:p>
          </table:table-cell>
          <table:table-cell office:value-type="float" office:value="21244800" calcext:value-type="float">
            <text:p>21244800</text:p>
          </table:table-cell>
          <table:table-cell office:value-type="float" office:value="24.76" calcext:value-type="float">
            <text:p>24.76</text:p>
          </table:table-cell>
        </table:table-row>
        <table:table-row table:style-name="ro1">
          <table:table-cell office:value-type="string" calcext:value-type="string">
            <text:p>2014-03-13</text:p>
          </table:table-cell>
          <table:table-cell office:value-type="float" office:value="24.8" calcext:value-type="float">
            <text:p>24.8</text:p>
          </table:table-cell>
          <table:table-cell office:value-type="float" office:value="25" calcext:value-type="float">
            <text:p>25</text:p>
          </table:table-cell>
          <table:table-cell office:value-type="float" office:value="24.43" calcext:value-type="float">
            <text:p>24.43</text:p>
          </table:table-cell>
          <table:table-cell office:value-type="float" office:value="24.57" calcext:value-type="float">
            <text:p>24.57</text:p>
          </table:table-cell>
          <table:table-cell office:value-type="float" office:value="26240100" calcext:value-type="float">
            <text:p>26240100</text:p>
          </table:table-cell>
          <table:table-cell office:value-type="float" office:value="24.57" calcext:value-type="float">
            <text:p>24.57</text:p>
          </table:table-cell>
        </table:table-row>
        <table:table-row table:style-name="ro1">
          <table:table-cell office:value-type="string" calcext:value-type="string">
            <text:p>2014-03-14</text:p>
          </table:table-cell>
          <table:table-cell office:value-type="float" office:value="24.48" calcext:value-type="float">
            <text:p>24.48</text:p>
          </table:table-cell>
          <table:table-cell office:value-type="float" office:value="24.65" calcext:value-type="float">
            <text:p>24.65</text:p>
          </table:table-cell>
          <table:table-cell office:value-type="float" office:value="24.4" calcext:value-type="float">
            <text:p>24.4</text:p>
          </table:table-cell>
          <table:table-cell office:value-type="float" office:value="24.5" calcext:value-type="float">
            <text:p>24.5</text:p>
          </table:table-cell>
          <table:table-cell office:value-type="float" office:value="21564600" calcext:value-type="float">
            <text:p>21564600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string" calcext:value-type="string">
            <text:p>2014-03-17</text:p>
          </table:table-cell>
          <table:table-cell office:value-type="float" office:value="24.64" calcext:value-type="float">
            <text:p>24.64</text:p>
          </table:table-cell>
          <table:table-cell office:value-type="float" office:value="24.82" calcext:value-type="float">
            <text:p>24.82</text:p>
          </table:table-cell>
          <table:table-cell office:value-type="float" office:value="24.49" calcext:value-type="float">
            <text:p>24.49</text:p>
          </table:table-cell>
          <table:table-cell office:value-type="float" office:value="24.7" calcext:value-type="float">
            <text:p>24.7</text:p>
          </table:table-cell>
          <table:table-cell office:value-type="float" office:value="18499100" calcext:value-type="float">
            <text:p>18499100</text:p>
          </table:table-cell>
          <table:table-cell office:value-type="float" office:value="24.7" calcext:value-type="float">
            <text:p>24.7</text:p>
          </table:table-cell>
        </table:table-row>
      </table:table>
      <table:named-expressions/>
      <table:database-ranges>
        <table:database-range table:name="__Anonymous_Sheet_DB__0" table:target-range-address="Combined.A2:Combined.G4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8T20:07:22.144000000</dc:date>
    <meta:generator>LibreOffice/4.2.1.1$Windows_x86 LibreOffice_project/d7dbbd7842e6a58b0f521599204e827654e1fb8b</meta:generator>
    <meta:editing-duration>PT1H12M55S</meta:editing-duration>
    <meta:editing-cycles>8</meta:editing-cycles>
    <meta:document-statistic meta:table-count="4" meta:cell-count="17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148cm" svg:height="8.648cm" xlink:href=".." xlink:type="simple" chart:class="chart:line" chart:style-name="ch1">
        <chart:legend chart:legend-position="end" svg:x="12.476cm" svg:y="3.527cm" style:legend-expansion="high" chart:style-name="ch2"/>
        <chart:plot-area chart:style-name="ch3" table:cell-range-address="Combined.A2:Combined.A46 Combined.F2:Combined.F46 Combined.L2:Combined.L46 Combined.R2:Combined.R46" chart:data-source-has-labels="both" svg:x="1.333cm" svg:y="0.823cm" svg:width="10.499cm" svg:height="6.672cm">
          <chartooo:coordinate-region svg:x="3.251cm" svg:y="1.022cm" svg:width="8.581cm" svg:height="4.745cm"/>
          <chart:axis chart:dimension="x" chart:name="primary-x" chart:style-name="ch4" chartooo:axis-type="auto">
            <chartooo:date-scale/>
            <chart:title svg:x="6.088cm" svg:y="7.667cm" chart:style-name="ch5">
              <text:p>Dates</text:p>
            </chart:title>
            <chart:categories table:cell-range-address="Combined.A3:Combined.A46"/>
          </chart:axis>
          <chart:axis chart:dimension="y" chart:name="primary-y" chart:style-name="ch6">
            <chart:title svg:x="0.451cm" svg:y="4.772cm" chart:style-name="ch7">
              <text:p>Volume</text:p>
            </chart:title>
            <chart:grid chart:style-name="ch8" chart:class="major"/>
          </chart:axis>
          <chart:series chart:style-name="ch9" chart:values-cell-range-address="Combined.F3:Combined.F46" chart:label-cell-address="Combined.F2:Combined.F2" chart:class="chart:line">
            <chart:data-point chart:repeated="44"/>
          </chart:series>
          <chart:series chart:style-name="ch10" chart:values-cell-range-address="Combined.L3:Combined.L46" chart:label-cell-address="Combined.L2:Combined.L2" chart:class="chart:line">
            <chart:data-point chart:repeated="44"/>
          </chart:series>
          <chart:series chart:style-name="ch11" chart:values-cell-range-address="Combined.R3:Combined.R46" chart:label-cell-address="Combined.R2:Combined.R2" chart:class="chart:line">
            <chart:data-point chart:repeated="4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ke Volume</text:p>
                <draw:g>
                  <svg:desc>Combined.F2:Combined.F2</svg:desc>
                </draw:g>
              </table:table-cell>
              <table:table-cell office:value-type="string">
                <text:p>Boeing Volume</text:p>
                <draw:g>
                  <svg:desc>Combined.L2:Combined.L2</svg:desc>
                </draw:g>
              </table:table-cell>
              <table:table-cell office:value-type="string">
                <text:p>Intel Volume</text:p>
                <draw:g>
                  <svg:desc>Combined.R2:Combined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4-01-13</text:p>
                <draw:g>
                  <svg:desc>Combined.A3:Combined.A46</svg:desc>
                </draw:g>
              </table:table-cell>
              <table:table-cell office:value-type="float" office:value="NaN">
                <text:p>NaN</text:p>
                <draw:g>
                  <svg:desc>Combined.F3:Combined.F46</svg:desc>
                </draw:g>
              </table:table-cell>
              <table:table-cell office:value-type="float" office:value="4462400">
                <text:p>4462400</text:p>
                <draw:g>
                  <svg:desc>Combined.L3:Combined.L46</svg:desc>
                </draw:g>
              </table:table-cell>
              <table:table-cell office:value-type="float" office:value="40274500">
                <text:p>40274500</text:p>
                <draw:g>
                  <svg:desc>Combined.R3:Combined.R46</svg:desc>
                </draw:g>
              </table:table-cell>
            </table:table-row>
            <table:table-row>
              <table:table-cell office:value-type="string">
                <text:p>2014-01-14</text:p>
              </table:table-cell>
              <table:table-cell office:value-type="float" office:value="12801100">
                <text:p>12801100</text:p>
              </table:table-cell>
              <table:table-cell office:value-type="float" office:value="8441600">
                <text:p>8441600</text:p>
              </table:table-cell>
              <table:table-cell office:value-type="float" office:value="74142900">
                <text:p>74142900</text:p>
              </table:table-cell>
            </table:table-row>
            <table:table-row>
              <table:table-cell office:value-type="string">
                <text:p>2014-01-15</text:p>
              </table:table-cell>
              <table:table-cell office:value-type="float" office:value="12844900">
                <text:p>12844900</text:p>
              </table:table-cell>
              <table:table-cell office:value-type="float" office:value="3030800">
                <text:p>3030800</text:p>
              </table:table-cell>
              <table:table-cell office:value-type="float" office:value="58277700">
                <text:p>58277700</text:p>
              </table:table-cell>
            </table:table-row>
            <table:table-row>
              <table:table-cell office:value-type="string">
                <text:p>2014-01-16</text:p>
              </table:table-cell>
              <table:table-cell office:value-type="float" office:value="11063100">
                <text:p>11063100</text:p>
              </table:table-cell>
              <table:table-cell office:value-type="float" office:value="3062900">
                <text:p>3062900</text:p>
              </table:table-cell>
              <table:table-cell office:value-type="float" office:value="48960800">
                <text:p>48960800</text:p>
              </table:table-cell>
            </table:table-row>
            <table:table-row>
              <table:table-cell office:value-type="string">
                <text:p>2014-01-17</text:p>
              </table:table-cell>
              <table:table-cell office:value-type="float" office:value="13992700">
                <text:p>13992700</text:p>
              </table:table-cell>
              <table:table-cell office:value-type="float" office:value="3382700">
                <text:p>3382700</text:p>
              </table:table-cell>
              <table:table-cell office:value-type="float" office:value="111758900">
                <text:p>111758900</text:p>
              </table:table-cell>
            </table:table-row>
            <table:table-row>
              <table:table-cell office:value-type="string">
                <text:p>2014-01-21</text:p>
              </table:table-cell>
              <table:table-cell office:value-type="float" office:value="17579000">
                <text:p>17579000</text:p>
              </table:table-cell>
              <table:table-cell office:value-type="float" office:value="3240600">
                <text:p>3240600</text:p>
              </table:table-cell>
              <table:table-cell office:value-type="float" office:value="42286400">
                <text:p>42286400</text:p>
              </table:table-cell>
            </table:table-row>
            <table:table-row>
              <table:table-cell office:value-type="string">
                <text:p>2014-01-22</text:p>
              </table:table-cell>
              <table:table-cell office:value-type="float" office:value="9841700">
                <text:p>9841700</text:p>
              </table:table-cell>
              <table:table-cell office:value-type="float" office:value="4388700">
                <text:p>4388700</text:p>
              </table:table-cell>
              <table:table-cell office:value-type="float" office:value="48749900">
                <text:p>48749900</text:p>
              </table:table-cell>
            </table:table-row>
            <table:table-row>
              <table:table-cell office:value-type="string">
                <text:p>2014-01-23</text:p>
              </table:table-cell>
              <table:table-cell office:value-type="float" office:value="14828100">
                <text:p>14828100</text:p>
              </table:table-cell>
              <table:table-cell office:value-type="float" office:value="4491400">
                <text:p>4491400</text:p>
              </table:table-cell>
              <table:table-cell office:value-type="float" office:value="40241000">
                <text:p>40241000</text:p>
              </table:table-cell>
            </table:table-row>
            <table:table-row>
              <table:table-cell office:value-type="string">
                <text:p>2014-01-24</text:p>
              </table:table-cell>
              <table:table-cell office:value-type="float" office:value="16507500">
                <text:p>16507500</text:p>
              </table:table-cell>
              <table:table-cell office:value-type="float" office:value="5856800">
                <text:p>5856800</text:p>
              </table:table-cell>
              <table:table-cell office:value-type="float" office:value="34838700">
                <text:p>34838700</text:p>
              </table:table-cell>
            </table:table-row>
            <table:table-row>
              <table:table-cell office:value-type="string">
                <text:p>2014-01-27</text:p>
              </table:table-cell>
              <table:table-cell office:value-type="float" office:value="14601900">
                <text:p>14601900</text:p>
              </table:table-cell>
              <table:table-cell office:value-type="float" office:value="5057800">
                <text:p>5057800</text:p>
              </table:table-cell>
              <table:table-cell office:value-type="float" office:value="32564900">
                <text:p>32564900</text:p>
              </table:table-cell>
            </table:table-row>
            <table:table-row>
              <table:table-cell office:value-type="string">
                <text:p>2014-01-28</text:p>
              </table:table-cell>
              <table:table-cell office:value-type="float" office:value="8915500">
                <text:p>8915500</text:p>
              </table:table-cell>
              <table:table-cell office:value-type="float" office:value="4606200">
                <text:p>4606200</text:p>
              </table:table-cell>
              <table:table-cell office:value-type="float" office:value="32453800">
                <text:p>32453800</text:p>
              </table:table-cell>
            </table:table-row>
            <table:table-row>
              <table:table-cell office:value-type="string">
                <text:p>2014-01-29</text:p>
              </table:table-cell>
              <table:table-cell office:value-type="float" office:value="23776100">
                <text:p>23776100</text:p>
              </table:table-cell>
              <table:table-cell office:value-type="float" office:value="15993400">
                <text:p>15993400</text:p>
              </table:table-cell>
              <table:table-cell office:value-type="float" office:value="27145700">
                <text:p>27145700</text:p>
              </table:table-cell>
            </table:table-row>
            <table:table-row>
              <table:table-cell office:value-type="string">
                <text:p>2014-01-30</text:p>
              </table:table-cell>
              <table:table-cell office:value-type="float" office:value="13662000">
                <text:p>13662000</text:p>
              </table:table-cell>
              <table:table-cell office:value-type="float" office:value="10406200">
                <text:p>10406200</text:p>
              </table:table-cell>
              <table:table-cell office:value-type="float" office:value="24610100">
                <text:p>24610100</text:p>
              </table:table-cell>
            </table:table-row>
            <table:table-row>
              <table:table-cell office:value-type="string">
                <text:p>2014-01-31</text:p>
              </table:table-cell>
              <table:table-cell office:value-type="float" office:value="16185000">
                <text:p>16185000</text:p>
              </table:table-cell>
              <table:table-cell office:value-type="float" office:value="9732700">
                <text:p>9732700</text:p>
              </table:table-cell>
              <table:table-cell office:value-type="float" office:value="28623300">
                <text:p>28623300</text:p>
              </table:table-cell>
            </table:table-row>
            <table:table-row>
              <table:table-cell office:value-type="string">
                <text:p>2014-02-03</text:p>
              </table:table-cell>
              <table:table-cell office:value-type="float" office:value="23164900">
                <text:p>23164900</text:p>
              </table:table-cell>
              <table:table-cell office:value-type="float" office:value="9309600">
                <text:p>9309600</text:p>
              </table:table-cell>
              <table:table-cell office:value-type="float" office:value="52868200">
                <text:p>52868200</text:p>
              </table:table-cell>
            </table:table-row>
            <table:table-row>
              <table:table-cell office:value-type="string">
                <text:p>2014-02-04</text:p>
              </table:table-cell>
              <table:table-cell office:value-type="float" office:value="17759700">
                <text:p>17759700</text:p>
              </table:table-cell>
              <table:table-cell office:value-type="float" office:value="9304100">
                <text:p>9304100</text:p>
              </table:table-cell>
              <table:table-cell office:value-type="float" office:value="50816300">
                <text:p>50816300</text:p>
              </table:table-cell>
            </table:table-row>
            <table:table-row>
              <table:table-cell office:value-type="string">
                <text:p>2014-02-05</text:p>
              </table:table-cell>
              <table:table-cell office:value-type="float" office:value="13665200">
                <text:p>13665200</text:p>
              </table:table-cell>
              <table:table-cell office:value-type="float" office:value="9689100">
                <text:p>9689100</text:p>
              </table:table-cell>
              <table:table-cell office:value-type="float" office:value="32476200">
                <text:p>32476200</text:p>
              </table:table-cell>
            </table:table-row>
            <table:table-row>
              <table:table-cell office:value-type="string">
                <text:p>2014-02-06</text:p>
              </table:table-cell>
              <table:table-cell office:value-type="float" office:value="22661500">
                <text:p>22661500</text:p>
              </table:table-cell>
              <table:table-cell office:value-type="float" office:value="6738800">
                <text:p>6738800</text:p>
              </table:table-cell>
              <table:table-cell office:value-type="float" office:value="28008400">
                <text:p>28008400</text:p>
              </table:table-cell>
            </table:table-row>
            <table:table-row>
              <table:table-cell office:value-type="string">
                <text:p>2014-02-07</text:p>
              </table:table-cell>
              <table:table-cell office:value-type="float" office:value="20389000">
                <text:p>20389000</text:p>
              </table:table-cell>
              <table:table-cell office:value-type="float" office:value="8906300">
                <text:p>8906300</text:p>
              </table:table-cell>
              <table:table-cell office:value-type="float" office:value="30808400">
                <text:p>30808400</text:p>
              </table:table-cell>
            </table:table-row>
            <table:table-row>
              <table:table-cell office:value-type="string">
                <text:p>2014-02-10</text:p>
              </table:table-cell>
              <table:table-cell office:value-type="float" office:value="20877200">
                <text:p>20877200</text:p>
              </table:table-cell>
              <table:table-cell office:value-type="float" office:value="8173500">
                <text:p>8173500</text:p>
              </table:table-cell>
              <table:table-cell office:value-type="float" office:value="24571300">
                <text:p>24571300</text:p>
              </table:table-cell>
            </table:table-row>
            <table:table-row>
              <table:table-cell office:value-type="string">
                <text:p>2014-02-11</text:p>
              </table:table-cell>
              <table:table-cell office:value-type="float" office:value="15361300">
                <text:p>15361300</text:p>
              </table:table-cell>
              <table:table-cell office:value-type="float" office:value="7874000">
                <text:p>7874000</text:p>
              </table:table-cell>
              <table:table-cell office:value-type="float" office:value="17911700">
                <text:p>17911700</text:p>
              </table:table-cell>
            </table:table-row>
            <table:table-row>
              <table:table-cell office:value-type="string">
                <text:p>2014-02-12</text:p>
              </table:table-cell>
              <table:table-cell office:value-type="float" office:value="10633400">
                <text:p>10633400</text:p>
              </table:table-cell>
              <table:table-cell office:value-type="float" office:value="5798800">
                <text:p>5798800</text:p>
              </table:table-cell>
              <table:table-cell office:value-type="float" office:value="25874100">
                <text:p>25874100</text:p>
              </table:table-cell>
            </table:table-row>
            <table:table-row>
              <table:table-cell office:value-type="string">
                <text:p>2014-02-13</text:p>
              </table:table-cell>
              <table:table-cell office:value-type="float" office:value="10435600">
                <text:p>10435600</text:p>
              </table:table-cell>
              <table:table-cell office:value-type="float" office:value="4203400">
                <text:p>4203400</text:p>
              </table:table-cell>
              <table:table-cell office:value-type="float" office:value="22922000">
                <text:p>22922000</text:p>
              </table:table-cell>
            </table:table-row>
            <table:table-row>
              <table:table-cell office:value-type="string">
                <text:p>2014-02-14</text:p>
              </table:table-cell>
              <table:table-cell office:value-type="float" office:value="16030100">
                <text:p>16030100</text:p>
              </table:table-cell>
              <table:table-cell office:value-type="float" office:value="4807700">
                <text:p>4807700</text:p>
              </table:table-cell>
              <table:table-cell office:value-type="float" office:value="20539700">
                <text:p>20539700</text:p>
              </table:table-cell>
            </table:table-row>
            <table:table-row>
              <table:table-cell office:value-type="string">
                <text:p>2014-02-18</text:p>
              </table:table-cell>
              <table:table-cell office:value-type="float" office:value="46098500">
                <text:p>46098500</text:p>
              </table:table-cell>
              <table:table-cell office:value-type="float" office:value="4645300">
                <text:p>4645300</text:p>
              </table:table-cell>
              <table:table-cell office:value-type="float" office:value="17738100">
                <text:p>17738100</text:p>
              </table:table-cell>
            </table:table-row>
            <table:table-row>
              <table:table-cell office:value-type="string">
                <text:p>2014-02-19</text:p>
              </table:table-cell>
              <table:table-cell office:value-type="float" office:value="26645100">
                <text:p>26645100</text:p>
              </table:table-cell>
              <table:table-cell office:value-type="float" office:value="5146600">
                <text:p>5146600</text:p>
              </table:table-cell>
              <table:table-cell office:value-type="float" office:value="25686000">
                <text:p>25686000</text:p>
              </table:table-cell>
            </table:table-row>
            <table:table-row>
              <table:table-cell office:value-type="string">
                <text:p>2014-02-20</text:p>
              </table:table-cell>
              <table:table-cell office:value-type="float" office:value="22639900">
                <text:p>22639900</text:p>
              </table:table-cell>
              <table:table-cell office:value-type="float" office:value="4466400">
                <text:p>4466400</text:p>
              </table:table-cell>
              <table:table-cell office:value-type="float" office:value="20193800">
                <text:p>20193800</text:p>
              </table:table-cell>
            </table:table-row>
            <table:table-row>
              <table:table-cell office:value-type="string">
                <text:p>2014-02-21</text:p>
              </table:table-cell>
              <table:table-cell office:value-type="float" office:value="19419800">
                <text:p>19419800</text:p>
              </table:table-cell>
              <table:table-cell office:value-type="float" office:value="5164000">
                <text:p>5164000</text:p>
              </table:table-cell>
              <table:table-cell office:value-type="float" office:value="30579800">
                <text:p>30579800</text:p>
              </table:table-cell>
            </table:table-row>
            <table:table-row>
              <table:table-cell office:value-type="string">
                <text:p>2014-02-24</text:p>
              </table:table-cell>
              <table:table-cell office:value-type="float" office:value="24223500">
                <text:p>24223500</text:p>
              </table:table-cell>
              <table:table-cell office:value-type="float" office:value="4635700">
                <text:p>4635700</text:p>
              </table:table-cell>
              <table:table-cell office:value-type="float" office:value="24145500">
                <text:p>24145500</text:p>
              </table:table-cell>
            </table:table-row>
            <table:table-row>
              <table:table-cell office:value-type="string">
                <text:p>2014-02-25</text:p>
              </table:table-cell>
              <table:table-cell office:value-type="float" office:value="22845500">
                <text:p>22845500</text:p>
              </table:table-cell>
              <table:table-cell office:value-type="float" office:value="7308800">
                <text:p>7308800</text:p>
              </table:table-cell>
              <table:table-cell office:value-type="float" office:value="21539100">
                <text:p>21539100</text:p>
              </table:table-cell>
            </table:table-row>
            <table:table-row>
              <table:table-cell office:value-type="string">
                <text:p>2014-02-26</text:p>
              </table:table-cell>
              <table:table-cell office:value-type="float" office:value="18195100">
                <text:p>18195100</text:p>
              </table:table-cell>
              <table:table-cell office:value-type="float" office:value="4803600">
                <text:p>4803600</text:p>
              </table:table-cell>
              <table:table-cell office:value-type="float" office:value="19820200">
                <text:p>19820200</text:p>
              </table:table-cell>
            </table:table-row>
            <table:table-row>
              <table:table-cell office:value-type="string">
                <text:p>2014-02-27</text:p>
              </table:table-cell>
              <table:table-cell office:value-type="float" office:value="18423400">
                <text:p>18423400</text:p>
              </table:table-cell>
              <table:table-cell office:value-type="float" office:value="4649700">
                <text:p>4649700</text:p>
              </table:table-cell>
              <table:table-cell office:value-type="float" office:value="20863900">
                <text:p>20863900</text:p>
              </table:table-cell>
            </table:table-row>
            <table:table-row>
              <table:table-cell office:value-type="string">
                <text:p>2014-02-28</text:p>
              </table:table-cell>
              <table:table-cell office:value-type="float" office:value="15763200">
                <text:p>15763200</text:p>
              </table:table-cell>
              <table:table-cell office:value-type="float" office:value="4361400">
                <text:p>4361400</text:p>
              </table:table-cell>
              <table:table-cell office:value-type="float" office:value="23482700">
                <text:p>23482700</text:p>
              </table:table-cell>
            </table:table-row>
            <table:table-row>
              <table:table-cell office:value-type="string">
                <text:p>2014-03-03</text:p>
              </table:table-cell>
              <table:table-cell office:value-type="float" office:value="18683400">
                <text:p>18683400</text:p>
              </table:table-cell>
              <table:table-cell office:value-type="float" office:value="4847100">
                <text:p>4847100</text:p>
              </table:table-cell>
              <table:table-cell office:value-type="float" office:value="25728500">
                <text:p>25728500</text:p>
              </table:table-cell>
            </table:table-row>
            <table:table-row>
              <table:table-cell office:value-type="string">
                <text:p>2014-03-04</text:p>
              </table:table-cell>
              <table:table-cell office:value-type="float" office:value="20425200">
                <text:p>20425200</text:p>
              </table:table-cell>
              <table:table-cell office:value-type="float" office:value="5422800">
                <text:p>5422800</text:p>
              </table:table-cell>
              <table:table-cell office:value-type="float" office:value="23661200">
                <text:p>23661200</text:p>
              </table:table-cell>
            </table:table-row>
            <table:table-row>
              <table:table-cell office:value-type="string">
                <text:p>2014-03-05</text:p>
              </table:table-cell>
              <table:table-cell office:value-type="float" office:value="14367400">
                <text:p>14367400</text:p>
              </table:table-cell>
              <table:table-cell office:value-type="float" office:value="4095200">
                <text:p>4095200</text:p>
              </table:table-cell>
              <table:table-cell office:value-type="float" office:value="21036200">
                <text:p>21036200</text:p>
              </table:table-cell>
            </table:table-row>
            <table:table-row>
              <table:table-cell office:value-type="string">
                <text:p>2014-03-06</text:p>
              </table:table-cell>
              <table:table-cell office:value-type="float" office:value="14700000">
                <text:p>14700000</text:p>
              </table:table-cell>
              <table:table-cell office:value-type="float" office:value="3595900">
                <text:p>3595900</text:p>
              </table:table-cell>
              <table:table-cell office:value-type="float" office:value="22371700">
                <text:p>22371700</text:p>
              </table:table-cell>
            </table:table-row>
            <table:table-row>
              <table:table-cell office:value-type="string">
                <text:p>2014-03-07</text:p>
              </table:table-cell>
              <table:table-cell office:value-type="float" office:value="17047600">
                <text:p>17047600</text:p>
              </table:table-cell>
              <table:table-cell office:value-type="float" office:value="4297800">
                <text:p>4297800</text:p>
              </table:table-cell>
              <table:table-cell office:value-type="float" office:value="25373400">
                <text:p>25373400</text:p>
              </table:table-cell>
            </table:table-row>
            <table:table-row>
              <table:table-cell office:value-type="string">
                <text:p>2014-03-10</text:p>
              </table:table-cell>
              <table:table-cell office:value-type="float" office:value="14540800">
                <text:p>14540800</text:p>
              </table:table-cell>
              <table:table-cell office:value-type="float" office:value="7039200">
                <text:p>7039200</text:p>
              </table:table-cell>
              <table:table-cell office:value-type="float" office:value="24908100">
                <text:p>24908100</text:p>
              </table:table-cell>
            </table:table-row>
            <table:table-row>
              <table:table-cell office:value-type="string">
                <text:p>2014-03-11</text:p>
              </table:table-cell>
              <table:table-cell office:value-type="float" office:value="13845700">
                <text:p>13845700</text:p>
              </table:table-cell>
              <table:table-cell office:value-type="float" office:value="4190000">
                <text:p>4190000</text:p>
              </table:table-cell>
              <table:table-cell office:value-type="float" office:value="26656800">
                <text:p>26656800</text:p>
              </table:table-cell>
            </table:table-row>
            <table:table-row>
              <table:table-cell office:value-type="string">
                <text:p>2014-03-12</text:p>
              </table:table-cell>
              <table:table-cell office:value-type="float" office:value="15692300">
                <text:p>15692300</text:p>
              </table:table-cell>
              <table:table-cell office:value-type="float" office:value="5040100">
                <text:p>5040100</text:p>
              </table:table-cell>
              <table:table-cell office:value-type="float" office:value="21244800">
                <text:p>21244800</text:p>
              </table:table-cell>
            </table:table-row>
            <table:table-row>
              <table:table-cell office:value-type="string">
                <text:p>2014-03-13</text:p>
              </table:table-cell>
              <table:table-cell office:value-type="float" office:value="18285000">
                <text:p>18285000</text:p>
              </table:table-cell>
              <table:table-cell office:value-type="float" office:value="6067800">
                <text:p>6067800</text:p>
              </table:table-cell>
              <table:table-cell office:value-type="float" office:value="26240100">
                <text:p>26240100</text:p>
              </table:table-cell>
            </table:table-row>
            <table:table-row>
              <table:table-cell office:value-type="string">
                <text:p>2014-03-14</text:p>
              </table:table-cell>
              <table:table-cell office:value-type="float" office:value="14493900">
                <text:p>14493900</text:p>
              </table:table-cell>
              <table:table-cell office:value-type="float" office:value="5698400">
                <text:p>5698400</text:p>
              </table:table-cell>
              <table:table-cell office:value-type="float" office:value="21564600">
                <text:p>21564600</text:p>
              </table:table-cell>
            </table:table-row>
            <table:table-row>
              <table:table-cell office:value-type="string">
                <text:p>2014-03-17</text:p>
              </table:table-cell>
              <table:table-cell office:value-type="float" office:value="19186000">
                <text:p>19186000</text:p>
              </table:table-cell>
              <table:table-cell office:value-type="float" office:value="4380500">
                <text:p>4380500</text:p>
              </table:table-cell>
              <table:table-cell office:value-type="float" office:value="18499100">
                <text:p>18499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53cm" svg:height="10.973cm" xlink:href=".." xlink:type="simple" chart:class="chart:line" chart:style-name="ch1">
        <chart:legend chart:legend-position="end" svg:x="11.051cm" svg:y="4.689cm" style:legend-expansion="high" chart:style-name="ch2"/>
        <chart:plot-area chart:style-name="ch3" table:cell-range-address="Combined.A2:Combined.A46 Combined.E2:Combined.E46 Combined.K2:Combined.K46 Combined.Q2:Combined.Q46" chart:data-source-has-labels="both" svg:x="1.28cm" svg:y="1.011cm" svg:width="9.233cm" svg:height="8.762cm">
          <chartooo:coordinate-region svg:x="2.619cm" svg:y="1.21cm" svg:width="7.894cm" svg:height="6.834cm"/>
          <chart:axis chart:dimension="x" chart:name="primary-x" chart:style-name="ch4" chartooo:axis-type="auto">
            <chartooo:date-scale/>
            <chart:title svg:x="5.402cm" svg:y="9.992cm" chart:style-name="ch5">
              <text:p>Dates</text:p>
            </chart:title>
            <chart:categories table:cell-range-address="Combined.A3:Combined.A46"/>
          </chart:axis>
          <chart:axis chart:dimension="y" chart:name="primary-y" chart:style-name="ch6">
            <chart:title svg:x="0.451cm" svg:y="6.428cm" chart:style-name="ch7">
              <text:p>Closing Price</text:p>
            </chart:title>
            <chart:grid chart:style-name="ch8" chart:class="major"/>
          </chart:axis>
          <chart:series chart:style-name="ch9" chart:values-cell-range-address="Combined.E3:Combined.E46" chart:label-cell-address="Combined.E2:Combined.E2" chart:class="chart:line">
            <chart:data-point chart:repeated="44"/>
          </chart:series>
          <chart:series chart:style-name="ch10" chart:values-cell-range-address="Combined.K3:Combined.K46" chart:label-cell-address="Combined.K2:Combined.K2" chart:class="chart:line">
            <chart:data-point chart:repeated="44"/>
          </chart:series>
          <chart:series chart:style-name="ch11" chart:values-cell-range-address="Combined.Q3:Combined.Q46" chart:label-cell-address="Combined.Q2:Combined.Q2" chart:class="chart:line">
            <chart:data-point chart:repeated="4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ke</text:p>
                <draw:g>
                  <svg:desc>Combined.E2:Combined.E2</svg:desc>
                </draw:g>
              </table:table-cell>
              <table:table-cell office:value-type="string">
                <text:p>Boeing</text:p>
                <draw:g>
                  <svg:desc>Combined.K2:Combined.K2</svg:desc>
                </draw:g>
              </table:table-cell>
              <table:table-cell office:value-type="string">
                <text:p>Intel</text:p>
                <draw:g>
                  <svg:desc>Combined.Q2:Combined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4-01-13</text:p>
                <draw:g>
                  <svg:desc>Combined.A3:Combined.A46</svg:desc>
                </draw:g>
              </table:table-cell>
              <table:table-cell office:value-type="float" office:value="NaN">
                <text:p>NaN</text:p>
                <draw:g>
                  <svg:desc>Combined.E3:Combined.E46</svg:desc>
                </draw:g>
              </table:table-cell>
              <table:table-cell office:value-type="float" office:value="140.7">
                <text:p>140.7</text:p>
                <draw:g>
                  <svg:desc>Combined.K3:Combined.K46</svg:desc>
                </draw:g>
              </table:table-cell>
              <table:table-cell office:value-type="float" office:value="25.5">
                <text:p>25.5</text:p>
                <draw:g>
                  <svg:desc>Combined.Q3:Combined.Q46</svg:desc>
                </draw:g>
              </table:table-cell>
            </table:table-row>
            <table:table-row>
              <table:table-cell office:value-type="string">
                <text:p>2014-01-14</text:p>
              </table:table-cell>
              <table:table-cell office:value-type="float" office:value="39.69">
                <text:p>39.69</text:p>
              </table:table-cell>
              <table:table-cell office:value-type="float" office:value="140.01">
                <text:p>140.01</text:p>
              </table:table-cell>
              <table:table-cell office:value-type="float" office:value="26.51">
                <text:p>26.51</text:p>
              </table:table-cell>
            </table:table-row>
            <table:table-row>
              <table:table-cell office:value-type="string">
                <text:p>2014-01-15</text:p>
              </table:table-cell>
              <table:table-cell office:value-type="float" office:value="39.76">
                <text:p>39.76</text:p>
              </table:table-cell>
              <table:table-cell office:value-type="float" office:value="140.62">
                <text:p>140.62</text:p>
              </table:table-cell>
              <table:table-cell office:value-type="float" office:value="26.67">
                <text:p>26.67</text:p>
              </table:table-cell>
            </table:table-row>
            <table:table-row>
              <table:table-cell office:value-type="string">
                <text:p>2014-01-16</text:p>
              </table:table-cell>
              <table:table-cell office:value-type="float" office:value="39.71">
                <text:p>39.71</text:p>
              </table:table-cell>
              <table:table-cell office:value-type="float" office:value="140.21">
                <text:p>140.21</text:p>
              </table:table-cell>
              <table:table-cell office:value-type="float" office:value="26.54">
                <text:p>26.54</text:p>
              </table:table-cell>
            </table:table-row>
            <table:table-row>
              <table:table-cell office:value-type="string">
                <text:p>2014-01-17</text:p>
              </table:table-cell>
              <table:table-cell office:value-type="float" office:value="39.28">
                <text:p>39.28</text:p>
              </table:table-cell>
              <table:table-cell office:value-type="float" office:value="140.46">
                <text:p>140.46</text:p>
              </table:table-cell>
              <table:table-cell office:value-type="float" office:value="25.85">
                <text:p>25.85</text:p>
              </table:table-cell>
            </table:table-row>
            <table:table-row>
              <table:table-cell office:value-type="string">
                <text:p>2014-01-21</text:p>
              </table:table-cell>
              <table:table-cell office:value-type="float" office:value="39.92">
                <text:p>39.92</text:p>
              </table:table-cell>
              <table:table-cell office:value-type="float" office:value="141.67">
                <text:p>141.67</text:p>
              </table:table-cell>
              <table:table-cell office:value-type="float" office:value="25.59">
                <text:p>25.59</text:p>
              </table:table-cell>
            </table:table-row>
            <table:table-row>
              <table:table-cell office:value-type="string">
                <text:p>2014-01-22</text:p>
              </table:table-cell>
              <table:table-cell office:value-type="float" office:value="39.9">
                <text:p>39.9</text:p>
              </table:table-cell>
              <table:table-cell office:value-type="float" office:value="144.37">
                <text:p>144.37</text:p>
              </table:table-cell>
              <table:table-cell office:value-type="float" office:value="25.31">
                <text:p>25.31</text:p>
              </table:table-cell>
            </table:table-row>
            <table:table-row>
              <table:table-cell office:value-type="string">
                <text:p>2014-01-23</text:p>
              </table:table-cell>
              <table:table-cell office:value-type="float" office:value="39.24">
                <text:p>39.24</text:p>
              </table:table-cell>
              <table:table-cell office:value-type="float" office:value="141.31">
                <text:p>141.31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2014-01-24</text:p>
              </table:table-cell>
              <table:table-cell office:value-type="float" office:value="38.84">
                <text:p>38.84</text:p>
              </table:table-cell>
              <table:table-cell office:value-type="float" office:value="136.65">
                <text:p>136.65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string">
                <text:p>2014-01-27</text:p>
              </table:table-cell>
              <table:table-cell office:value-type="float" office:value="38.73">
                <text:p>38.73</text:p>
              </table:table-cell>
              <table:table-cell office:value-type="float" office:value="137.36">
                <text:p>137.36</text:p>
              </table:table-cell>
              <table:table-cell office:value-type="float" office:value="24.72">
                <text:p>24.72</text:p>
              </table:table-cell>
            </table:table-row>
            <table:table-row>
              <table:table-cell office:value-type="string">
                <text:p>2014-01-28</text:p>
              </table:table-cell>
              <table:table-cell office:value-type="float" office:value="38.87">
                <text:p>38.87</text:p>
              </table:table-cell>
              <table:table-cell office:value-type="float" office:value="137.09">
                <text:p>137.09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2014-01-29</text:p>
              </table:table-cell>
              <table:table-cell office:value-type="float" office:value="37.9">
                <text:p>37.9</text:p>
              </table:table-cell>
              <table:table-cell office:value-type="float" office:value="129.78">
                <text:p>129.78</text:p>
              </table:table-cell>
              <table:table-cell office:value-type="float" office:value="24.68">
                <text:p>24.68</text:p>
              </table:table-cell>
            </table:table-row>
            <table:table-row>
              <table:table-cell office:value-type="string">
                <text:p>2014-01-30</text:p>
              </table:table-cell>
              <table:table-cell office:value-type="float" office:value="38.17">
                <text:p>38.17</text:p>
              </table:table-cell>
              <table:table-cell office:value-type="float" office:value="126.53">
                <text:p>126.53</text:p>
              </table:table-cell>
              <table:table-cell office:value-type="float" office:value="24.74">
                <text:p>24.74</text:p>
              </table:table-cell>
            </table:table-row>
            <table:table-row>
              <table:table-cell office:value-type="string">
                <text:p>2014-01-31</text:p>
              </table:table-cell>
              <table:table-cell office:value-type="float" office:value="37.82">
                <text:p>37.82</text:p>
              </table:table-cell>
              <table:table-cell office:value-type="float" office:value="125.26">
                <text:p>125.26</text:p>
              </table:table-cell>
              <table:table-cell office:value-type="float" office:value="24.54">
                <text:p>24.54</text:p>
              </table:table-cell>
            </table:table-row>
            <table:table-row>
              <table:table-cell office:value-type="string">
                <text:p>2014-02-03</text:p>
              </table:table-cell>
              <table:table-cell office:value-type="float" office:value="37.2">
                <text:p>37.2</text:p>
              </table:table-cell>
              <table:table-cell office:value-type="float" office:value="123.08">
                <text:p>123.08</text:p>
              </table:table-cell>
              <table:table-cell office:value-type="float" office:value="23.95">
                <text:p>23.95</text:p>
              </table:table-cell>
            </table:table-row>
            <table:table-row>
              <table:table-cell office:value-type="string">
                <text:p>2014-02-04</text:p>
              </table:table-cell>
              <table:table-cell office:value-type="float" office:value="37.48">
                <text:p>37.48</text:p>
              </table:table-cell>
              <table:table-cell office:value-type="float" office:value="122.04">
                <text:p>122.04</text:p>
              </table:table-cell>
              <table:table-cell office:value-type="float" office:value="23.82">
                <text:p>23.82</text:p>
              </table:table-cell>
            </table:table-row>
            <table:table-row>
              <table:table-cell office:value-type="string">
                <text:p>2014-02-05</text:p>
              </table:table-cell>
              <table:table-cell office:value-type="float" office:value="37.61">
                <text:p>37.61</text:p>
              </table:table-cell>
              <table:table-cell office:value-type="float" office:value="121.4">
                <text:p>121.4</text:p>
              </table:table-cell>
              <table:table-cell office:value-type="float" office:value="23.52">
                <text:p>23.52</text:p>
              </table:table-cell>
            </table:table-row>
            <table:table-row>
              <table:table-cell office:value-type="string">
                <text:p>2014-02-06</text:p>
              </table:table-cell>
              <table:table-cell office:value-type="float" office:value="38.03">
                <text:p>38.03</text:p>
              </table:table-cell>
              <table:table-cell office:value-type="float" office:value="122.67">
                <text:p>122.67</text:p>
              </table:table-cell>
              <table:table-cell office:value-type="float" office:value="23.99">
                <text:p>23.99</text:p>
              </table:table-cell>
            </table:table-row>
            <table:table-row>
              <table:table-cell office:value-type="string">
                <text:p>2014-02-07</text:p>
              </table:table-cell>
              <table:table-cell office:value-type="float" office:value="37.95">
                <text:p>37.95</text:p>
              </table:table-cell>
              <table:table-cell office:value-type="float" office:value="127.02">
                <text:p>127.02</text:p>
              </table:table-cell>
              <table:table-cell office:value-type="float" office:value="24.21">
                <text:p>24.21</text:p>
              </table:table-cell>
            </table:table-row>
            <table:table-row>
              <table:table-cell office:value-type="string">
                <text:p>2014-02-10</text:p>
              </table:table-cell>
              <table:table-cell office:value-type="float" office:value="38.57">
                <text:p>38.57</text:p>
              </table:table-cell>
              <table:table-cell office:value-type="float" office:value="127.16">
                <text:p>127.16</text:p>
              </table:table-cell>
              <table:table-cell office:value-type="float" office:value="24.29">
                <text:p>24.29</text:p>
              </table:table-cell>
            </table:table-row>
            <table:table-row>
              <table:table-cell office:value-type="string">
                <text:p>2014-02-11</text:p>
              </table:table-cell>
              <table:table-cell office:value-type="float" office:value="38.64">
                <text:p>38.64</text:p>
              </table:table-cell>
              <table:table-cell office:value-type="float" office:value="130.16">
                <text:p>130.16</text:p>
              </table:table-cell>
              <table:table-cell office:value-type="float" office:value="24.47">
                <text:p>24.47</text:p>
              </table:table-cell>
            </table:table-row>
            <table:table-row>
              <table:table-cell office:value-type="string">
                <text:p>2014-02-12</text:p>
              </table:table-cell>
              <table:table-cell office:value-type="float" office:value="38.51">
                <text:p>38.51</text:p>
              </table:table-cell>
              <table:table-cell office:value-type="float" office:value="128.13">
                <text:p>128.13</text:p>
              </table:table-cell>
              <table:table-cell office:value-type="float" office:value="24.55">
                <text:p>24.55</text:p>
              </table:table-cell>
            </table:table-row>
            <table:table-row>
              <table:table-cell office:value-type="string">
                <text:p>2014-02-13</text:p>
              </table:table-cell>
              <table:table-cell office:value-type="float" office:value="38.65">
                <text:p>38.65</text:p>
              </table:table-cell>
              <table:table-cell office:value-type="float" office:value="129.5">
                <text:p>129.5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2014-02-14</text:p>
              </table:table-cell>
              <table:table-cell office:value-type="float" office:value="38.93">
                <text:p>38.93</text:p>
              </table:table-cell>
              <table:table-cell office:value-type="float" office:value="130.16">
                <text:p>130.16</text:p>
              </table:table-cell>
              <table:table-cell office:value-type="float" office:value="24.76">
                <text:p>24.76</text:p>
              </table:table-cell>
            </table:table-row>
            <table:table-row>
              <table:table-cell office:value-type="string">
                <text:p>2014-02-18</text:p>
              </table:table-cell>
              <table:table-cell office:value-type="float" office:value="37.47">
                <text:p>37.47</text:p>
              </table:table-cell>
              <table:table-cell office:value-type="float" office:value="130.63">
                <text:p>130.63</text:p>
              </table:table-cell>
              <table:table-cell office:value-type="float" office:value="24.76">
                <text:p>24.76</text:p>
              </table:table-cell>
            </table:table-row>
            <table:table-row>
              <table:table-cell office:value-type="string">
                <text:p>2014-02-19</text:p>
              </table:table-cell>
              <table:table-cell office:value-type="float" office:value="37.1">
                <text:p>37.1</text:p>
              </table:table-cell>
              <table:table-cell office:value-type="float" office:value="128.39">
                <text:p>128.3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014-02-20</text:p>
              </table:table-cell>
              <table:table-cell office:value-type="float" office:value="37.3">
                <text:p>37.3</text:p>
              </table:table-cell>
              <table:table-cell office:value-type="float" office:value="129.56">
                <text:p>129.56</text:p>
              </table:table-cell>
              <table:table-cell office:value-type="float" office:value="24.74">
                <text:p>24.74</text:p>
              </table:table-cell>
            </table:table-row>
            <table:table-row>
              <table:table-cell office:value-type="string">
                <text:p>2014-02-21</text:p>
              </table:table-cell>
              <table:table-cell office:value-type="float" office:value="37.18">
                <text:p>37.18</text:p>
              </table:table-cell>
              <table:table-cell office:value-type="float" office:value="128.28">
                <text:p>128.28</text:p>
              </table:table-cell>
              <table:table-cell office:value-type="float" office:value="24.42">
                <text:p>24.42</text:p>
              </table:table-cell>
            </table:table-row>
            <table:table-row>
              <table:table-cell office:value-type="string">
                <text:p>2014-02-24</text:p>
              </table:table-cell>
              <table:table-cell office:value-type="float" office:value="37.5">
                <text:p>37.5</text:p>
              </table:table-cell>
              <table:table-cell office:value-type="float" office:value="129.59">
                <text:p>129.59</text:p>
              </table:table-cell>
              <table:table-cell office:value-type="float" office:value="24.63">
                <text:p>24.63</text:p>
              </table:table-cell>
            </table:table-row>
            <table:table-row>
              <table:table-cell office:value-type="string">
                <text:p>2014-02-25</text:p>
              </table:table-cell>
              <table:table-cell office:value-type="float" office:value="37.77">
                <text:p>37.77</text:p>
              </table:table-cell>
              <table:table-cell office:value-type="float" office:value="126.78">
                <text:p>126.78</text:p>
              </table:table-cell>
              <table:table-cell office:value-type="float" office:value="24.62">
                <text:p>24.62</text:p>
              </table:table-cell>
            </table:table-row>
            <table:table-row>
              <table:table-cell office:value-type="string">
                <text:p>2014-02-26</text:p>
              </table:table-cell>
              <table:table-cell office:value-type="float" office:value="37.87">
                <text:p>37.87</text:p>
              </table:table-cell>
              <table:table-cell office:value-type="float" office:value="126.61">
                <text:p>126.61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2014-02-27</text:p>
              </table:table-cell>
              <table:table-cell office:value-type="float" office:value="38.07">
                <text:p>38.07</text:p>
              </table:table-cell>
              <table:table-cell office:value-type="float" office:value="128.56">
                <text:p>128.56</text:p>
              </table:table-cell>
              <table:table-cell office:value-type="float" office:value="24.76">
                <text:p>24.76</text:p>
              </table:table-cell>
            </table:table-row>
            <table:table-row>
              <table:table-cell office:value-type="string">
                <text:p>2014-02-28</text:p>
              </table:table-cell>
              <table:table-cell office:value-type="float" office:value="38.2">
                <text:p>38.2</text:p>
              </table:table-cell>
              <table:table-cell office:value-type="float" office:value="128.92">
                <text:p>128.92</text:p>
              </table:table-cell>
              <table:table-cell office:value-type="float" office:value="24.76">
                <text:p>24.76</text:p>
              </table:table-cell>
            </table:table-row>
            <table:table-row>
              <table:table-cell office:value-type="string">
                <text:p>2014-03-03</text:p>
              </table:table-cell>
              <table:table-cell office:value-type="float" office:value="38.12">
                <text:p>38.12</text:p>
              </table:table-cell>
              <table:table-cell office:value-type="float" office:value="128.22">
                <text:p>128.22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014-03-04</text:p>
              </table:table-cell>
              <table:table-cell office:value-type="float" office:value="38.31">
                <text:p>38.31</text:p>
              </table:table-cell>
              <table:table-cell office:value-type="float" office:value="130.23">
                <text:p>130.23</text:p>
              </table:table-cell>
              <table:table-cell office:value-type="float" office:value="24.61">
                <text:p>24.61</text:p>
              </table:table-cell>
            </table:table-row>
            <table:table-row>
              <table:table-cell office:value-type="string">
                <text:p>2014-03-05</text:p>
              </table:table-cell>
              <table:table-cell office:value-type="float" office:value="38.35">
                <text:p>38.35</text:p>
              </table:table-cell>
              <table:table-cell office:value-type="float" office:value="128.79">
                <text:p>128.7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014-03-06</text:p>
              </table:table-cell>
              <table:table-cell office:value-type="float" office:value="38.47">
                <text:p>38.47</text:p>
              </table:table-cell>
              <table:table-cell office:value-type="float" office:value="128.86">
                <text:p>128.86</text:p>
              </table:table-cell>
              <table:table-cell office:value-type="float" office:value="24.63">
                <text:p>24.63</text:p>
              </table:table-cell>
            </table:table-row>
            <table:table-row>
              <table:table-cell office:value-type="string">
                <text:p>2014-03-07</text:p>
              </table:table-cell>
              <table:table-cell office:value-type="float" office:value="38.55">
                <text:p>38.55</text:p>
              </table:table-cell>
              <table:table-cell office:value-type="float" office:value="128.54">
                <text:p>128.54</text:p>
              </table:table-cell>
              <table:table-cell office:value-type="float" office:value="24.64">
                <text:p>24.64</text:p>
              </table:table-cell>
            </table:table-row>
            <table:table-row>
              <table:table-cell office:value-type="string">
                <text:p>2014-03-10</text:p>
              </table:table-cell>
              <table:table-cell office:value-type="float" office:value="38.65">
                <text:p>38.65</text:p>
              </table:table-cell>
              <table:table-cell office:value-type="float" office:value="126.89">
                <text:p>126.89</text:p>
              </table:table-cell>
              <table:table-cell office:value-type="float" office:value="24.84">
                <text:p>24.84</text:p>
              </table:table-cell>
            </table:table-row>
            <table:table-row>
              <table:table-cell office:value-type="string">
                <text:p>2014-03-11</text:p>
              </table:table-cell>
              <table:table-cell office:value-type="float" office:value="38.8">
                <text:p>38.8</text:p>
              </table:table-cell>
              <table:table-cell office:value-type="float" office:value="125.67">
                <text:p>125.67</text:p>
              </table:table-cell>
              <table:table-cell office:value-type="float" office:value="24.73">
                <text:p>24.73</text:p>
              </table:table-cell>
            </table:table-row>
            <table:table-row>
              <table:table-cell office:value-type="string">
                <text:p>2014-03-12</text:p>
              </table:table-cell>
              <table:table-cell office:value-type="float" office:value="38.47">
                <text:p>38.47</text:p>
              </table:table-cell>
              <table:table-cell office:value-type="float" office:value="124.43">
                <text:p>124.43</text:p>
              </table:table-cell>
              <table:table-cell office:value-type="float" office:value="24.76">
                <text:p>24.76</text:p>
              </table:table-cell>
            </table:table-row>
            <table:table-row>
              <table:table-cell office:value-type="string">
                <text:p>2014-03-13</text:p>
              </table:table-cell>
              <table:table-cell office:value-type="float" office:value="37.97">
                <text:p>37.97</text:p>
              </table:table-cell>
              <table:table-cell office:value-type="float" office:value="121.89">
                <text:p>121.89</text:p>
              </table:table-cell>
              <table:table-cell office:value-type="float" office:value="24.57">
                <text:p>24.57</text:p>
              </table:table-cell>
            </table:table-row>
            <table:table-row>
              <table:table-cell office:value-type="string">
                <text:p>2014-03-14</text:p>
              </table:table-cell>
              <table:table-cell office:value-type="float" office:value="38.17">
                <text:p>38.17</text:p>
              </table:table-cell>
              <table:table-cell office:value-type="float" office:value="123.11">
                <text:p>123.11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014-03-17</text:p>
              </table:table-cell>
              <table:table-cell office:value-type="float" office:value="38.27">
                <text:p>38.27</text:p>
              </table:table-cell>
              <table:table-cell office:value-type="float" office:value="125.42">
                <text:p>125.42</text:p>
              </table:table-cell>
              <table:table-cell office:value-type="float" office:value="24.7">
                <text:p>24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